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ru@alexandru-HP-ProBook-430-G4:~$ apt list --installed</text:p>
      <text:p text:style-name="Standard">Listing... Done</text:p>
      <text:p text:style-name="Standard">accountsservice/bionic,now 0.6.45-1ubuntu1 amd64 [installed,automatic]</text:p>
      <text:p text:style-name="Standard">acl/bionic,now 2.2.52-3build1 amd64 [installed,automatic]</text:p>
      <text:p text:style-name="Standard">acpi-support/bionic,now 0.142 amd64 [installed]</text:p>
      <text:p text:style-name="Standard">acpid/bionic,now 1:2.0.28-1ubuntu1 amd64 [installed,automatic]</text:p>
      <text:p text:style-name="Standard">adduser/bionic,bionic,now 3.116ubuntu1 all [installed,automatic]</text:p>
      <text:p text:style-name="Standard">adium-theme-ubuntu/bionic,bionic,now 0.3.4-0ubuntu4 all [installed,automatic]</text:p>
      <text:p text:style-name="Standard">adwaita-icon-theme/bionic,bionic,now 3.28.0-1ubuntu1 all [installed,automatic]</text:p>
      <text:p text:style-name="Standard">aisleriot/bionic,now 1:3.22.5-1 amd64 [installed]</text:p>
      <text:p text:style-name="Standard">alsa-base/bionic,bionic,now 1.0.25+dfsg-0ubuntu5 all [installed]</text:p>
      <text:p text:style-name="Standard">alsa-utils/bionic,now 1.1.3-1ubuntu1 amd64 [installed]</text:p>
      <text:p text:style-name="Standard">amd64-microcode/bionic-updates,bionic-security,now 3.20191021.1+really3.20181128.1~ubuntu0.18.04.1 amd64 [installed,automatic]</text:p>
      <text:p text:style-name="Standard">anacron/bionic,now 2.3-24 amd64 [installed]</text:p>
      <text:p text:style-name="Standard">apg/bionic,now 2.2.3.dfsg.1-5 amd64 [installed,automatic]</text:p>
      <text:p text:style-name="Standard">app-install-data-partner/bionic,bionic,now 16.04 all [installed]</text:p>
      <text:p text:style-name="Standard">apparmor/bionic-updates,bionic-security,now 2.12-4ubuntu5.1 amd64 [installed,automatic]</text:p>
      <text:p text:style-name="Standard">apport/bionic-updates,bionic-updates,bionic-security,bionic-security,now 2.20.9-0ubuntu7.9 all [installed,automatic]</text:p>
      <text:p text:style-name="Standard">apport-gtk/bionic-updates,bionic-updates,bionic-security,bionic-security,now 2.20.9-0ubuntu7.9 all [installed]</text:p>
      <text:p text:style-name="Standard">apport-symptoms/bionic,bionic,now 0.20 all [installed,automatic]</text:p>
      <text:p text:style-name="Standard">appstream/bionic-updates,now 0.12.0-3ubuntu1 amd64 [installed,automatic]</text:p>
      <text:p text:style-name="Standard">apt/bionic-updates,now 1.6.12 amd64 [installed,automatic]</text:p>
      <text:p text:style-name="Standard">apt-config-icons/bionic-updates,bionic-updates,now 0.12.0-3ubuntu1 all [installed,automatic]</text:p>
      <text:p text:style-name="Standard">apt-utils/bionic-updates,now 1.6.12 amd64 [installed,automatic]</text:p>
      <text:p text:style-name="Standard">aptdaemon/bionic-updates,bionic-updates,now 1.1.1+bzr982-0ubuntu19.1 all [installed,automatic]</text:p>
      <text:p text:style-name="Standard">aptdaemon-data/bionic-updates,bionic-updates,now 1.1.1+bzr982-0ubuntu19.1 all [installed,automatic]</text:p>
      <text:p text:style-name="Standard">apturl/bionic-updates,now 0.5.2ubuntu14.2 amd64 [installed,automatic]</text:p>
      <text:p text:style-name="Standard">apturl-common/bionic-updates,now 0.5.2ubuntu14.2 amd64 [installed,automatic]</text:p>
      <text:p text:style-name="Standard">aspell/bionic-updates,bionic-security,now 0.60.7~20110707-4ubuntu0.1 amd64 [installed,automatic]</text:p>
      <text:p text:style-name="Standard">aspell-en/bionic,bionic,now 2017.08.24-0-0.1 all [installed,automatic]</text:p>
      <text:p text:style-name="Standard">at-spi2-core/bionic,now 2.28.0-1 amd64 [installed]</text:p>
      <text:p text:style-name="Standard">avahi-autoipd/bionic-updates,bionic-security,now 0.7-3.1ubuntu1.2 amd64 [installed]</text:p>
      <text:p text:style-name="Standard">avahi-daemon/bionic-updates,bionic-security,now 0.7-3.1ubuntu1.2 amd64 [installed]</text:p>
      <text:p text:style-name="Standard">avahi-utils/bionic-updates,bionic-security,now 0.7-3.1ubuntu1.2 amd64 [installed,automatic]</text:p>
      <text:p text:style-name="Standard">baobab/bionic,now 3.28.0-1 amd64 [installed]</text:p>
      <text:p text:style-name="Standard">base-files/bionic-updates,now 10.1ubuntu2.7 amd64 [installed,automatic]</text:p>
      <text:p text:style-name="Standard">base-passwd/bionic,now 3.5.44 amd64 [installed,automatic]</text:p>
      <text:p text:style-name="Standard">bash/bionic-updates,now 4.4.18-2ubuntu1.2 amd64 [installed,automatic]</text:p>
      <text:p text:style-name="Standard">bash-completion/bionic,bionic,now 1:2.8-1ubuntu1 all [installed,automatic]</text:p>
      <text:p text:style-name="Standard">bc/bionic,now 1.07.1-2 amd64 [installed]</text:p>
      <text:p text:style-name="Standard">bind9-host/bionic-updates,bionic-security,now 1:9.11.3+dfsg-1ubuntu1.11 amd64 [installed,automatic]</text:p>
      <text:p text:style-name="Standard">binfmt-support/bionic,now 2.1.8-2 amd64 [installed,automatic]</text:p>
      <text:p text:style-name="Standard">binutils/bionic-updates,bionic-security,now 2.30-21ubuntu1~18.04.2 amd64 [installed,automatic]</text:p>
      <text:p text:style-name="Standard">binutils-common/bionic-updates,bionic-security,now 2.30-21ubuntu1~18.04.2 amd64 [installed,automatic]</text:p>
      <text:p text:style-name="Standard"><text:soft-page-break/>binutils-x86-64-linux-gnu/bionic-updates,bionic-security,now 2.30-21ubuntu1~18.04.2 amd64 [installed,automatic]</text:p>
      <text:p text:style-name="Standard">bluez/bionic-updates,now 5.48-0ubuntu3.2 amd64 [installed]</text:p>
      <text:p text:style-name="Standard">bluez-cups/bionic-updates,now 5.48-0ubuntu3.2 amd64 [installed]</text:p>
      <text:p text:style-name="Standard">bluez-obexd/bionic-updates,now 5.48-0ubuntu3.2 amd64 [installed,automatic]</text:p>
      <text:p text:style-name="Standard">bolt/bionic-updates,now 0.5-0ubuntu0.18.04.1 amd64 [installed,automatic]</text:p>
      <text:p text:style-name="Standard">branding-ubuntu/bionic,bionic,now 0.10 all [installed]</text:p>
      <text:p text:style-name="Standard">brltty/bionic-updates,now 5.5-4ubuntu2.0.1 amd64 [installed]</text:p>
      <text:p text:style-name="Standard">bsdmainutils/bionic,now 11.1.2ubuntu1 amd64 [installed,automatic]</text:p>
      <text:p text:style-name="Standard">bsdutils/bionic-updates,now 1:2.31.1-0.4ubuntu3.4 amd64 [installed,automatic]</text:p>
      <text:p text:style-name="Standard">bubblewrap/bionic-updates,bionic-security,now 0.2.1-1ubuntu0.1 amd64 [installed,automatic]</text:p>
      <text:p text:style-name="Standard">busybox-initramfs/bionic-updates,bionic-security,now 1:1.27.2-2ubuntu3.2 amd64 [installed,automatic]</text:p>
      <text:p text:style-name="Standard">busybox-static/bionic-updates,bionic-security,now 1:1.27.2-2ubuntu3.2 amd64 [installed,automatic]</text:p>
      <text:p text:style-name="Standard">bzip2/bionic-updates,bionic-security,now 1.0.6-8.1ubuntu0.2 amd64 [installed,automatic]</text:p>
      <text:p text:style-name="Standard">ca-certificates/bionic,bionic,bionic-updates,bionic-updates,now 20180409 all [installed]</text:p>
      <text:p text:style-name="Standard">ca-certificates-mono/bionic,bionic,now 4.6.2.7+dfsg-1ubuntu1 all [installed,automatic]</text:p>
      <text:p text:style-name="Standard">cheese-common/bionic,bionic,now 3.28.0-1ubuntu1 all [installed,automatic]</text:p>
      <text:p text:style-name="Standard">cli-common/bionic,bionic,now 0.9+nmu1 all [installed,automatic]</text:p>
      <text:p text:style-name="Standard">colord/bionic,now 1.3.3-2build1 amd64 [installed,automatic]</text:p>
      <text:p text:style-name="Standard">colord-data/bionic,bionic,now 1.3.3-2build1 all [installed,automatic]</text:p>
      <text:p text:style-name="Standard">command-not-found/bionic-updates,bionic-updates,now 18.04.5 all [installed,automatic]</text:p>
      <text:p text:style-name="Standard">command-not-found-data/bionic-updates,now 18.04.5 amd64 [installed,automatic]</text:p>
      <text:p text:style-name="Standard">console-setup/bionic-updates,bionic-updates,now 1.178ubuntu2.9 all [installed,automatic]</text:p>
      <text:p text:style-name="Standard">console-setup-linux/bionic-updates,bionic-updates,now 1.178ubuntu2.9 all [installed,automatic]</text:p>
      <text:p text:style-name="Standard">coreutils/bionic,now 8.28-1ubuntu1 amd64 [installed,automatic]</text:p>
      <text:p text:style-name="Standard">cpio/bionic-updates,bionic-security,now 2.12+dfsg-6ubuntu0.18.04.1 amd64 [installed,automatic]</text:p>
      <text:p text:style-name="Standard">cpp/bionic-updates,bionic-security,now 4:7.4.0-1ubuntu2.3 amd64 [installed,automatic]</text:p>
      <text:p text:style-name="Standard">cpp-7/bionic-updates,bionic-security,now 7.4.0-1ubuntu1~18.04.1 amd64 [installed,automatic]</text:p>
      <text:p text:style-name="Standard">cracklib-runtime/bionic,now 2.9.2-5build1 amd64 [installed,automatic]</text:p>
      <text:p text:style-name="Standard">crda/bionic,now 3.18-1build1 amd64 [installed,automatic]</text:p>
      <text:p text:style-name="Standard">cron/bionic,now 3.0pl1-128.1ubuntu1 amd64 [installed,automatic]</text:p>
      <text:p text:style-name="Standard">cups/bionic-updates,bionic-security,now 2.2.7-1ubuntu2.7 amd64 [installed]</text:p>
      <text:p text:style-name="Standard">cups-browsed/bionic-updates,bionic-security,now 1.20.2-0ubuntu3.1 amd64 [installed,automatic]</text:p>
      <text:p text:style-name="Standard">cups-bsd/bionic-updates,bionic-security,now 2.2.7-1ubuntu2.7 amd64 [installed]</text:p>
      <text:p text:style-name="Standard">cups-client/bionic-updates,bionic-security,now 2.2.7-1ubuntu2.7 amd64 [installed]</text:p>
      <text:p text:style-name="Standard">cups-common/bionic-updates,bionic-updates,bionic-security,bionic-security,now 2.2.7-1ubuntu2.7 all [installed,automatic]</text:p>
      <text:p text:style-name="Standard">cups-core-drivers/bionic-updates,bionic-security,now 2.2.7-1ubuntu2.7 amd64 [installed,automatic]</text:p>
      <text:p text:style-name="Standard">cups-daemon/bionic-updates,bionic-security,now 2.2.7-1ubuntu2.7 amd64 [installed,automatic]</text:p>
      <text:p text:style-name="Standard">cups-filters/bionic-updates,bionic-security,now 1.20.2-0ubuntu3.1 amd64 [installed]</text:p>
      <text:p text:style-name="Standard">cups-filters-core-drivers/bionic-updates,bionic-security,now 1.20.2-0ubuntu3.1 amd64 [installed,automatic]</text:p>
      <text:p text:style-name="Standard">cups-ipp-utils/bionic-updates,bionic-security,now 2.2.7-1ubuntu2.7 amd64 [installed,automatic]</text:p>
      <text:p text:style-name="Standard">cups-pk-helper/bionic-updates,now 0.2.6-1ubuntu1.2 amd64 [installed,automatic]</text:p>
      <text:p text:style-name="Standard">cups-ppdc/bionic-updates,bionic-security,now 2.2.7-1ubuntu2.7 amd64 [installed,automatic]</text:p>
      <text:p text:style-name="Standard">cups-server-common/bionic-updates,bionic-updates,bionic-security,bionic-security,now 2.2.7-1ubuntu2.7 all [installed,automatic]</text:p>
      <text:p text:style-name="Standard">dash/bionic,now 0.5.8-2.10 amd64 [installed]</text:p>
      <text:p text:style-name="Standard">dbus/bionic-updates,bionic-security,now 1.12.2-1ubuntu1.1 amd64 [installed,automatic]</text:p>
      <text:p text:style-name="Standard">dbus-user-session/bionic-updates,bionic-security,now 1.12.2-1ubuntu1.1 amd64 [installed,automatic]</text:p>
      <text:p text:style-name="Standard"><text:soft-page-break/>dbus-x11/bionic-updates,bionic-security,now 1.12.2-1ubuntu1.1 amd64 [installed,automatic]</text:p>
      <text:p text:style-name="Standard">dc/bionic,now 1.07.1-2 amd64 [installed,automatic]</text:p>
      <text:p text:style-name="Standard">dconf-cli/bionic,now 0.26.0-2ubuntu3 amd64 [installed,automatic]</text:p>
      <text:p text:style-name="Standard">dconf-gsettings-backend/bionic,now 0.26.0-2ubuntu3 amd64 [installed,automatic]</text:p>
      <text:p text:style-name="Standard">dconf-service/bionic,now 0.26.0-2ubuntu3 amd64 [installed,automatic]</text:p>
      <text:p text:style-name="Standard">debconf/bionic-updates,bionic-updates,now 1.5.66ubuntu1 all [installed,automatic]</text:p>
      <text:p text:style-name="Standard">debconf-i18n/bionic-updates,bionic-updates,now 1.5.66ubuntu1 all [installed,automatic]</text:p>
      <text:p text:style-name="Standard">debianutils/bionic,now 4.8.4 amd64 [installed,automatic]</text:p>
      <text:p text:style-name="Standard">deja-dup/bionic-updates,now 37.1-2fakesync1ubuntu0.1 amd64 [installed]</text:p>
      <text:p text:style-name="Standard">desktop-file-utils/bionic-updates,now 0.23-1ubuntu3.18.04.2 amd64 [installed,automatic]</text:p>
      <text:p text:style-name="Standard">dictionaries-common/bionic,bionic,now 1.27.2 all [installed,automatic]</text:p>
      <text:p text:style-name="Standard">diffstat/bionic,now 1.61-1build1 amd64 [installed,automatic]</text:p>
      <text:p text:style-name="Standard">diffutils/bionic,now 1:3.6-1 amd64 [installed]</text:p>
      <text:p text:style-name="Standard">dirmngr/bionic-updates,bionic-security,now 2.2.4-1ubuntu1.2 amd64 [installed]</text:p>
      <text:p text:style-name="Standard">distro-info-data/bionic-updates,bionic-updates,bionic-security,bionic-security,now 0.37ubuntu0.6 all [installed,automatic]</text:p>
      <text:p text:style-name="Standard">dmidecode/bionic,now 3.1-1 amd64 [installed,automatic]</text:p>
      <text:p text:style-name="Standard">dmsetup/bionic-updates,now 2:1.02.145-4.1ubuntu3.18.04.1 amd64 [installed,automatic]</text:p>
      <text:p text:style-name="Standard">dmz-cursor-theme/bionic,bionic,now 0.4.5ubuntu1 all [installed]</text:p>
      <text:p text:style-name="Standard">dns-root-data/bionic,bionic,now 2018013001 all [installed,automatic]</text:p>
      <text:p text:style-name="Standard">dnsmasq-base/bionic,now 2.79-1 amd64 [installed,automatic]</text:p>
      <text:p text:style-name="Standard">dnsutils/bionic-updates,bionic-security,now 1:9.11.3+dfsg-1ubuntu1.11 amd64 [installed,automatic]</text:p>
      <text:p text:style-name="Standard">dosfstools/bionic,now 4.1-1 amd64 [installed,automatic]</text:p>
      <text:p text:style-name="Standard">dpkg/bionic-updates,now 1.19.0.5ubuntu2.3 amd64 [installed,automatic]</text:p>
      <text:p text:style-name="Standard">e2fsprogs/bionic-updates,bionic-security,now 1.44.1-1ubuntu1.2 amd64 [installed,automatic]</text:p>
      <text:p text:style-name="Standard">ed/bionic,now 1.10-2.1 amd64 [installed,automatic]</text:p>
      <text:p text:style-name="Standard">efibootmgr/bionic,now 15-1 amd64 [installed,automatic]</text:p>
      <text:p text:style-name="Standard">eject/bionic,now 2.1.5+deb1+cvs20081104-13.2 amd64 [installed,automatic]</text:p>
      <text:p text:style-name="Standard">emacsen-common/bionic,bionic,now 2.0.8 all [installed,automatic]</text:p>
      <text:p text:style-name="Standard">enchant/bionic,now 1.6.0-11.1 amd64 [installed,automatic]</text:p>
      <text:p text:style-name="Standard">eog/bionic,now 3.28.1-1 amd64 [installed]</text:p>
      <text:p text:style-name="Standard">espeak-ng-data/bionic,now 1.49.2+dfsg-1 amd64 [installed,automatic]</text:p>
      <text:p text:style-name="Standard">evince/bionic-updates,bionic-security,now 3.28.4-0ubuntu1.2 amd64 [installed]</text:p>
      <text:p text:style-name="Standard">evince-common/bionic-updates,bionic-updates,bionic-security,bionic-security,now 3.28.4-0ubuntu1.2 all [installed,automatic]</text:p>
      <text:p text:style-name="Standard">evolution-data-server/bionic-updates,bionic-security,now 3.28.5-0ubuntu0.18.04.2 amd64 [installed,automatic]</text:p>
      <text:p text:style-name="Standard">evolution-data-server-common/bionic-updates,bionic-updates,bionic-security,bionic-security,now 3.28.5-0ubuntu0.18.04.2 all [installed,automatic]</text:p>
      <text:p text:style-name="Standard">example-content/bionic,bionic,now 50 all [installed]</text:p>
      <text:p text:style-name="Standard">fdisk/bionic-updates,now 2.31.1-0.4ubuntu3.4 amd64 [installed,automatic]</text:p>
      <text:p text:style-name="Standard">file/bionic-updates,bionic-security,now 1:5.32-2ubuntu0.3 amd64 [installed,automatic]</text:p>
      <text:p text:style-name="Standard">file-roller/bionic-updates,bionic-security,now 3.28.0-1ubuntu1.1 amd64 [installed]</text:p>
      <text:p text:style-name="Standard">findutils/bionic,now 4.6.0+git+20170828-2 amd64 [installed]</text:p>
      <text:p text:style-name="Standard">firefox-locale-en/bionic-updates,bionic-security,now 70.0.1+build1-0ubuntu0.18.04.1 amd64 [installed]</text:p>
      <text:p text:style-name="Standard">fontconfig/bionic,now 2.12.6-0ubuntu2 amd64 [installed,automatic]</text:p>
      <text:p text:style-name="Standard">fontconfig-config/bionic,bionic,now 2.12.6-0ubuntu2 all [installed,automatic]</text:p>
      <text:p text:style-name="Standard">fonts-beng/bionic,bionic,now 2:1.2 all [installed,automatic]</text:p>
      <text:p text:style-name="Standard">fonts-beng-extra/bionic-updates,bionic-updates,now 1.0-6ubuntu0.1 all [installed,automatic]</text:p>
      <text:p text:style-name="Standard">fonts-dejavu-core/bionic,bionic,now 2.37-1 all [installed]</text:p>
      <text:p text:style-name="Standard">fonts-deva/bionic,bionic,now 2:1.2 all [installed,automatic]</text:p>
      <text:p text:style-name="Standard"><text:soft-page-break/>fonts-deva-extra/bionic-updates,bionic-updates,now 3.0-4ubuntu0.1 all [installed,automatic]</text:p>
      <text:p text:style-name="Standard">fonts-droid-fallback/bionic,bionic,now 1:6.0.1r16-1.1 all [installed,automatic]</text:p>
      <text:p text:style-name="Standard">fonts-freefont-ttf/bionic,bionic,now 20120503-7 all [installed]</text:p>
      <text:p text:style-name="Standard">fonts-gargi/bionic,bionic,now 2.0-4 all [installed,automatic]</text:p>
      <text:p text:style-name="Standard">fonts-gubbi/bionic,bionic,now 1.3-3 all [installed,automatic]</text:p>
      <text:p text:style-name="Standard">fonts-gujr/bionic,bionic,now 2:1.2 all [installed,automatic]</text:p>
      <text:p text:style-name="Standard">fonts-gujr-extra/bionic-updates,bionic-updates,now 1.0-6ubuntu0.1 all [installed,automatic]</text:p>
      <text:p text:style-name="Standard">fonts-guru/bionic,bionic,now 2:1.2 all [installed,automatic]</text:p>
      <text:p text:style-name="Standard">fonts-guru-extra/bionic-updates,bionic-updates,now 2.0-4ubuntu0.1 all [installed,automatic]</text:p>
      <text:p text:style-name="Standard">fonts-indic/bionic,bionic,now 2:1.2 all [installed]</text:p>
      <text:p text:style-name="Standard">fonts-kacst/bionic,bionic,now 2.01+mry-14 all [installed,automatic]</text:p>
      <text:p text:style-name="Standard">fonts-kacst-one/bionic,bionic,now 5.0+svn11846-9 all [installed]</text:p>
      <text:p text:style-name="Standard">fonts-kalapi/bionic,bionic,now 1.0-2 all [installed,automatic]</text:p>
      <text:p text:style-name="Standard">fonts-khmeros-core/bionic,bionic,now 5.0-7ubuntu1 all [installed]</text:p>
      <text:p text:style-name="Standard">fonts-knda/bionic,bionic,now 2:1.2 all [installed,automatic]</text:p>
      <text:p text:style-name="Standard">fonts-lao/bionic,bionic,now 0.0.20060226-9ubuntu1 all [installed]</text:p>
      <text:p text:style-name="Standard">fonts-liberation/bionic-updates,bionic-updates,now 1:1.07.4-7~18.04.1 all [installed]</text:p>
      <text:p text:style-name="Standard">fonts-liberation2/bionic-updates,bionic-updates,bionic-security,bionic-security,now 2.00.1-7~18.04.2 all [installed,automatic]</text:p>
      <text:p text:style-name="Standard">fonts-lklug-sinhala/bionic,bionic,now 0.6-3 all [installed]</text:p>
      <text:p text:style-name="Standard">fonts-lohit-beng-assamese/bionic,bionic,now 2.91.5-1 all [installed,automatic]</text:p>
      <text:p text:style-name="Standard">fonts-lohit-beng-bengali/bionic,bionic,now 2.91.5-1 all [installed,automatic]</text:p>
      <text:p text:style-name="Standard">fonts-lohit-deva/bionic,bionic,now 2.95.4-2 all [installed,automatic]</text:p>
      <text:p text:style-name="Standard">fonts-lohit-gujr/bionic,bionic,now 2.92.4-2 all [installed,automatic]</text:p>
      <text:p text:style-name="Standard">fonts-lohit-guru/bionic,bionic,now 2.91.2-1 all [installed,automatic]</text:p>
      <text:p text:style-name="Standard">fonts-lohit-knda/bionic,bionic,now 2.5.4-1 all [installed,automatic]</text:p>
      <text:p text:style-name="Standard">fonts-lohit-mlym/bionic,bionic,now 2.92.2-1 all [installed,automatic]</text:p>
      <text:p text:style-name="Standard">fonts-lohit-orya/bionic,bionic,now 2.91.2-1 all [installed,automatic]</text:p>
      <text:p text:style-name="Standard">fonts-lohit-taml/bionic,bionic,now 2.91.3-1 all [installed,automatic]</text:p>
      <text:p text:style-name="Standard">fonts-lohit-taml-classical/bionic,bionic,now 2.5.4-1 all [installed,automatic]</text:p>
      <text:p text:style-name="Standard">fonts-lohit-telu/bionic,bionic,now 2.5.5-1 all [installed,automatic]</text:p>
      <text:p text:style-name="Standard">fonts-mlym/bionic,bionic,now 2:1.2 all [installed,automatic]</text:p>
      <text:p text:style-name="Standard">fonts-nakula/bionic,bionic,now 1.0-3 all [installed,automatic]</text:p>
      <text:p text:style-name="Standard">fonts-navilu/bionic,bionic,now 1.2-2 all [installed,automatic]</text:p>
      <text:p text:style-name="Standard">fonts-noto-cjk/bionic-updates,bionic-updates,now 1:20190409+repack1-0ubuntu0.18.04 all [installed]</text:p>
      <text:p text:style-name="Standard">fonts-noto-color-emoji/bionic-updates,bionic-updates,now 0~20180810-0ubuntu1 all [installed]</text:p>
      <text:p text:style-name="Standard">fonts-noto-mono/bionic,bionic,now 20171026-2 all [installed,automatic]</text:p>
      <text:p text:style-name="Standard">fonts-opensymbol/bionic-updates,bionic-updates,bionic-security,bionic-security,now 2:102.10+LibO6.0.7-0ubuntu0.18.04.10 all [installed,automatic]</text:p>
      <text:p text:style-name="Standard">fonts-orya/bionic,bionic,now 2:1.2 all [installed,automatic]</text:p>
      <text:p text:style-name="Standard">fonts-orya-extra/bionic-updates,bionic-updates,now 2.0-5ubuntu0.1 all [installed,automatic]</text:p>
      <text:p text:style-name="Standard">fonts-pagul/bionic,bionic,now 1.0-7 all [installed,automatic]</text:p>
      <text:p text:style-name="Standard">fonts-sahadeva/bionic,bionic,now 1.0-4 all [installed,automatic]</text:p>
      <text:p text:style-name="Standard">fonts-samyak-deva/bionic,bionic,now 1.2.2-4 all [installed,automatic]</text:p>
      <text:p text:style-name="Standard">fonts-samyak-gujr/bionic,bionic,now 1.2.2-4 all [installed,automatic]</text:p>
      <text:p text:style-name="Standard">fonts-samyak-mlym/bionic,bionic,now 1.2.2-4 all [installed,automatic]</text:p>
      <text:p text:style-name="Standard">fonts-samyak-taml/bionic,bionic,now 1.2.2-4 all [installed,automatic]</text:p>
      <text:p text:style-name="Standard">fonts-sarai/bionic,bionic,now 1.0-2 all [installed,automatic]</text:p>
      <text:p text:style-name="Standard">fonts-sil-abyssinica/bionic,bionic,now 1.500-1 all [installed]</text:p>
      <text:p text:style-name="Standard">fonts-sil-padauk/bionic,bionic,now 3.003-1 all [installed]</text:p>
      <text:p text:style-name="Standard">fonts-smc/bionic,bionic,now 1:7.0 all [installed,automatic]</text:p>
      <text:p text:style-name="Standard"><text:soft-page-break/>fonts-smc-anjalioldlipi/bionic,bionic,now 7.0-2 all [installed,automatic]</text:p>
      <text:p text:style-name="Standard">fonts-smc-chilanka/bionic,bionic,now 1.2.0-2 all [installed,automatic]</text:p>
      <text:p text:style-name="Standard">fonts-smc-dyuthi/bionic,bionic,now 2.0-1 all [installed,automatic]</text:p>
      <text:p text:style-name="Standard">fonts-smc-karumbi/bionic,bionic,now 1.0-1 all [installed,automatic]</text:p>
      <text:p text:style-name="Standard">fonts-smc-keraleeyam/bionic,bionic,now 2.0-1 all [installed,automatic]</text:p>
      <text:p text:style-name="Standard">fonts-smc-manjari/bionic,bionic,now 1.5.1-1 all [installed,automatic]</text:p>
      <text:p text:style-name="Standard">fonts-smc-meera/bionic,bionic,now 7.0-2 all [installed,automatic]</text:p>
      <text:p text:style-name="Standard">fonts-smc-rachana/bionic,bionic,now 7.0-2 all [installed,automatic]</text:p>
      <text:p text:style-name="Standard">fonts-smc-raghumalayalamsans/bionic,bionic,now 2.1.1-2 all [installed,automatic]</text:p>
      <text:p text:style-name="Standard">fonts-smc-suruma/bionic,bionic,now 3.2.1-1 all [installed,automatic]</text:p>
      <text:p text:style-name="Standard">fonts-smc-uroob/bionic,bionic,now 2.0-1 all [installed,automatic]</text:p>
      <text:p text:style-name="Standard">fonts-taml/bionic,bionic,now 2:1.3 all [installed,automatic]</text:p>
      <text:p text:style-name="Standard">fonts-telu/bionic,bionic,now 2:1.2 all [installed,automatic]</text:p>
      <text:p text:style-name="Standard">fonts-telu-extra/bionic,bionic,now 2.0-4 all [installed,automatic]</text:p>
      <text:p text:style-name="Standard">fonts-thai-tlwg/bionic,bionic,now 1:0.6.4-2 all [installed]</text:p>
      <text:p text:style-name="Standard">fonts-tibetan-machine/bionic,bionic,now 1.901b-5 all [installed]</text:p>
      <text:p text:style-name="Standard">fonts-tlwg-garuda/bionic,bionic,now 1:0.6.4-2 all [installed,automatic]</text:p>
      <text:p text:style-name="Standard">fonts-tlwg-garuda-ttf/bionic,bionic,now 1:0.6.4-2 all [installed,automatic]</text:p>
      <text:p text:style-name="Standard">fonts-tlwg-kinnari/bionic,bionic,now 1:0.6.4-2 all [installed,automatic]</text:p>
      <text:p text:style-name="Standard">fonts-tlwg-kinnari-ttf/bionic,bionic,now 1:0.6.4-2 all [installed,automatic]</text:p>
      <text:p text:style-name="Standard">fonts-tlwg-laksaman/bionic,bionic,now 1:0.6.4-2 all [installed,automatic]</text:p>
      <text:p text:style-name="Standard">fonts-tlwg-laksaman-ttf/bionic,bionic,now 1:0.6.4-2 all [installed,automatic]</text:p>
      <text:p text:style-name="Standard">fonts-tlwg-loma/bionic,bionic,now 1:0.6.4-2 all [installed,automatic]</text:p>
      <text:p text:style-name="Standard">fonts-tlwg-loma-ttf/bionic,bionic,now 1:0.6.4-2 all [installed,automatic]</text:p>
      <text:p text:style-name="Standard">fonts-tlwg-mono/bionic,bionic,now 1:0.6.4-2 all [installed,automatic]</text:p>
      <text:p text:style-name="Standard">fonts-tlwg-mono-ttf/bionic,bionic,now 1:0.6.4-2 all [installed,automatic]</text:p>
      <text:p text:style-name="Standard">fonts-tlwg-norasi/bionic,bionic,now 1:0.6.4-2 all [installed,automatic]</text:p>
      <text:p text:style-name="Standard">fonts-tlwg-norasi-ttf/bionic,bionic,now 1:0.6.4-2 all [installed,automatic]</text:p>
      <text:p text:style-name="Standard">fonts-tlwg-purisa/bionic,bionic,now 1:0.6.4-2 all [installed,automatic]</text:p>
      <text:p text:style-name="Standard">fonts-tlwg-purisa-ttf/bionic,bionic,now 1:0.6.4-2 all [installed,automatic]</text:p>
      <text:p text:style-name="Standard">fonts-tlwg-sawasdee/bionic,bionic,now 1:0.6.4-2 all [installed,automatic]</text:p>
      <text:p text:style-name="Standard">fonts-tlwg-sawasdee-ttf/bionic,bionic,now 1:0.6.4-2 all [installed,automatic]</text:p>
      <text:p text:style-name="Standard">fonts-tlwg-typewriter/bionic,bionic,now 1:0.6.4-2 all [installed,automatic]</text:p>
      <text:p text:style-name="Standard">fonts-tlwg-typewriter-ttf/bionic,bionic,now 1:0.6.4-2 all [installed,automatic]</text:p>
      <text:p text:style-name="Standard">fonts-tlwg-typist/bionic,bionic,now 1:0.6.4-2 all [installed,automatic]</text:p>
      <text:p text:style-name="Standard">fonts-tlwg-typist-ttf/bionic,bionic,now 1:0.6.4-2 all [installed,automatic]</text:p>
      <text:p text:style-name="Standard">fonts-tlwg-typo/bionic,bionic,now 1:0.6.4-2 all [installed,automatic]</text:p>
      <text:p text:style-name="Standard">fonts-tlwg-typo-ttf/bionic,bionic,now 1:0.6.4-2 all [installed,automatic]</text:p>
      <text:p text:style-name="Standard">fonts-tlwg-umpush/bionic,bionic,now 1:0.6.4-2 all [installed,automatic]</text:p>
      <text:p text:style-name="Standard">fonts-tlwg-umpush-ttf/bionic,bionic,now 1:0.6.4-2 all [installed,automatic]</text:p>
      <text:p text:style-name="Standard">fonts-tlwg-waree/bionic,bionic,now 1:0.6.4-2 all [installed,automatic]</text:p>
      <text:p text:style-name="Standard">fonts-tlwg-waree-ttf/bionic,bionic,now 1:0.6.4-2 all [installed,automatic]</text:p>
      <text:p text:style-name="Standard">fonts-ubuntu/bionic,bionic,now 0.83-2 all [installed]</text:p>
      <text:p text:style-name="Standard">foomatic-db-compressed-ppds/bionic,bionic,now 20180306-1 all [installed]</text:p>
      <text:p text:style-name="Standard">friendly-recovery/bionic-updates,bionic-updates,now 0.2.38ubuntu1.1 all [installed,automatic]</text:p>
      <text:p text:style-name="Standard">ftp/bionic,now 0.17-34 amd64 [installed,automatic]</text:p>
      <text:p text:style-name="Standard">fuse/bionic,now 2.9.7-1ubuntu1 amd64 [installed,automatic]</text:p>
      <text:p text:style-name="Standard">fwupd/bionic-updates,now 1.0.9-0ubuntu2 amd64 [installed]</text:p>
      <text:p text:style-name="Standard">fwupdate/bionic-updates,now 12-3bionic2 amd64 [installed]</text:p>
      <text:p text:style-name="Standard">fwupdate-signed/bionic-updates,now 1.19bionic2+12-3bionic2 amd64 [installed]</text:p>
      <text:p text:style-name="Standard">gcc-7-base/bionic-updates,bionic-security,now 7.4.0-1ubuntu1~18.04.1 amd64 [installed,automatic]</text:p>
      <text:p text:style-name="Standard">gcc-8-base/bionic-updates,bionic-security,now 8.3.0-6ubuntu1~18.04.1 amd64 [installed,automatic]</text:p>
      <text:p text:style-name="Standard"><text:soft-page-break/>gcr/bionic,now 3.28.0-1 amd64 [installed,automatic]</text:p>
      <text:p text:style-name="Standard">gdb/bionic-updates,now 8.1-0ubuntu3.2 amd64 [installed,automatic]</text:p>
      <text:p text:style-name="Standard">gdbserver/bionic-updates,now 8.1-0ubuntu3.2 amd64 [installed,automatic]</text:p>
      <text:p text:style-name="Standard">gdisk/bionic,now 1.0.3-1 amd64 [installed,automatic]</text:p>
      <text:p text:style-name="Standard">gdm3/bionic-updates,bionic-security,now 3.28.3-0ubuntu18.04.4 amd64 [installed]</text:p>
      <text:p text:style-name="Standard">gedit/bionic-updates,now 3.28.1-1ubuntu1.2 amd64 [installed]</text:p>
      <text:p text:style-name="Standard">gedit-common/bionic-updates,bionic-updates,now 3.28.1-1ubuntu1.2 all [installed,automatic]</text:p>
      <text:p text:style-name="Standard">genisoimage/bionic,now 9:1.1.11-3ubuntu2 amd64 [installed]</text:p>
      <text:p text:style-name="Standard">geoclue-2.0/bionic,now 2.4.7-1ubuntu1 amd64 [installed,automatic]</text:p>
      <text:p text:style-name="Standard">geoip-database/bionic,bionic,now 20180315-1 all [installed,automatic]</text:p>
      <text:p text:style-name="Standard">gettext/bionic-updates,bionic-security,now 0.19.8.1-6ubuntu0.3 amd64 [installed,automatic]</text:p>
      <text:p text:style-name="Standard">gettext-base/bionic-updates,bionic-security,now 0.19.8.1-6ubuntu0.3 amd64 [installed,automatic]</text:p>
      <text:p text:style-name="Standard">ghostscript/bionic-updates,bionic-security,now 9.26~dfsg+0-0ubuntu0.18.04.12 amd64 [installed,automatic]</text:p>
      <text:p text:style-name="Standard">ghostscript-x/bionic-updates,bionic-security,now 9.26~dfsg+0-0ubuntu0.18.04.12 amd64 [installed]</text:p>
      <text:p text:style-name="Standard">gir1.2-accountsservice-1.0/bionic,now 0.6.45-1ubuntu1 amd64 [installed,automatic]</text:p>
      <text:p text:style-name="Standard">gir1.2-atk-1.0/bionic,now 2.28.1-1 amd64 [installed,automatic]</text:p>
      <text:p text:style-name="Standard">gir1.2-atspi-2.0/bionic,now 2.28.0-1 amd64 [installed,automatic]</text:p>
      <text:p text:style-name="Standard">gir1.2-dbusmenu-glib-0.4/bionic-updates,now 16.04.1+18.04.20171206-0ubuntu2 amd64 [installed,automatic]</text:p>
      <text:p text:style-name="Standard">gir1.2-dee-1.0/bionic,now 1.2.7+17.10.20170616-0ubuntu4 amd64 [installed,automatic]</text:p>
      <text:p text:style-name="Standard">gir1.2-freedesktop/bionic,now 1.56.1-1 amd64 [installed,automatic]</text:p>
      <text:p text:style-name="Standard">gir1.2-gck-1/bionic,now 3.28.0-1 amd64 [installed,automatic]</text:p>
      <text:p text:style-name="Standard">gir1.2-gcr-3/bionic,now 3.28.0-1 amd64 [installed,automatic]</text:p>
      <text:p text:style-name="Standard">gir1.2-gdesktopenums-3.0/bionic,now 3.28.0-1ubuntu1 amd64 [installed,automatic]</text:p>
      <text:p text:style-name="Standard">gir1.2-gdkpixbuf-2.0/bionic,now 2.36.11-2 amd64 [installed,automatic]</text:p>
      <text:p text:style-name="Standard">gir1.2-gdm-1.0/bionic-updates,bionic-security,now 3.28.3-0ubuntu18.04.4 amd64 [installed,automatic]</text:p>
      <text:p text:style-name="Standard">gir1.2-geoclue-2.0/bionic,now 2.4.7-1ubuntu1 amd64 [installed,automatic]</text:p>
      <text:p text:style-name="Standard">gir1.2-geocodeglib-1.0/bionic-updates,now 3.25.4.1-4ubuntu0.18.04.1 amd64 [installed,automatic]</text:p>
      <text:p text:style-name="Standard">gir1.2-glib-2.0/bionic,now 1.56.1-1 amd64 [installed,automatic]</text:p>
      <text:p text:style-name="Standard">gir1.2-gmenu-3.0/bionic-updates,now 3.13.3-11ubuntu1.1 amd64 [installed]</text:p>
      <text:p text:style-name="Standard">gir1.2-gnomebluetooth-1.0/bionic-updates,now 3.28.0-2ubuntu0.2 amd64 [installed,automatic]</text:p>
      <text:p text:style-name="Standard">gir1.2-gnomedesktop-3.0/bionic-updates,now 3.28.2-0ubuntu1.5 amd64 [installed,automatic]</text:p>
      <text:p text:style-name="Standard">gir1.2-goa-1.0/bionic-updates,now 3.28.0-0ubuntu2.1 amd64 [installed,automatic]</text:p>
      <text:p text:style-name="Standard">gir1.2-gst-plugins-base-1.0/bionic-updates,now 1.14.5-0ubuntu1~18.04.1 amd64 [installed,automatic]</text:p>
      <text:p text:style-name="Standard">gir1.2-gstreamer-1.0/bionic-updates,now 1.14.5-0ubuntu1~18.04.1 amd64 [installed,automatic]</text:p>
      <text:p text:style-name="Standard">gir1.2-gtk-3.0/bionic-updates,now 3.22.30-1ubuntu4 amd64 [installed,automatic]</text:p>
      <text:p text:style-name="Standard">gir1.2-gtksource-3.0/bionic,now 3.24.7-1 amd64 [installed,automatic]</text:p>
      <text:p text:style-name="Standard">gir1.2-gudev-1.0/bionic,now 1:232-2 amd64 [installed,automatic]</text:p>
      <text:p text:style-name="Standard">gir1.2-gweather-3.0/bionic-updates,now 3.28.2-1~ubuntu18.04.1 amd64 [installed,automatic]</text:p>
      <text:p text:style-name="Standard">gir1.2-ibus-1.0/bionic-updates,bionic-security,now 1.5.17-3ubuntu5.2 amd64 [installed,automatic]</text:p>
      <text:p text:style-name="Standard">gir1.2-javascriptcoregtk-4.0/bionic-updates,bionic-security,now 2.26.2-0ubuntu0.18.04.1 amd64 [installed,automatic]</text:p>
      <text:p text:style-name="Standard">gir1.2-json-1.0/bionic,now 1.4.2-3 amd64 [installed,automatic]</text:p>
      <text:p text:style-name="Standard">gir1.2-mutter-2/bionic-updates,now 3.28.4-0ubuntu18.04.2 amd64 [installed,automatic]</text:p>
      <text:p text:style-name="Standard">gir1.2-nm-1.0/bionic-updates,now 1.10.6-2ubuntu1.2 amd64 [installed,automatic]</text:p>
      <text:p text:style-name="Standard">gir1.2-nma-1.0/bionic-updates,now 1.8.10-2ubuntu3 amd64 [installed,automatic]</text:p>
      <text:p text:style-name="Standard">gir1.2-notify-0.7/bionic,now 0.7.7-3 amd64 [installed,automatic]</text:p>
      <text:p text:style-name="Standard">gir1.2-packagekitglib-1.0/bionic-updates,now 1.1.9-1ubuntu2.18.04.5 amd64 [installed,automatic]</text:p>
      <text:p text:style-name="Standard"><text:soft-page-break/>gir1.2-pango-1.0/bionic-updates,bionic-security,now 1.40.14-1ubuntu0.1 amd64 [installed,automatic]</text:p>
      <text:p text:style-name="Standard">gir1.2-peas-1.0/bionic,now 1.22.0-2 amd64 [installed,automatic]</text:p>
      <text:p text:style-name="Standard">gir1.2-polkit-1.0/bionic-updates,bionic-security,now 0.105-20ubuntu0.18.04.5 amd64 [installed,automatic]</text:p>
      <text:p text:style-name="Standard">gir1.2-rb-3.0/bionic,now 3.4.2-4ubuntu1 amd64 [installed,automatic]</text:p>
      <text:p text:style-name="Standard">gir1.2-rsvg-2.0/bionic,now 2.40.20-2 amd64 [installed,automatic]</text:p>
      <text:p text:style-name="Standard">gir1.2-secret-1/bionic,now 0.18.6-1 amd64 [installed,automatic]</text:p>
      <text:p text:style-name="Standard">gir1.2-snapd-1/bionic-updates,now 1.49-0ubuntu0.18.04.0 amd64 [installed,automatic]</text:p>
      <text:p text:style-name="Standard">gir1.2-soup-2.4/bionic-updates,bionic-security,now 2.62.1-1ubuntu0.4 amd64 [installed,automatic]</text:p>
      <text:p text:style-name="Standard">gir1.2-totem-1.0/bionic-updates,now 3.26.0-0ubuntu6.2 amd64 [installed,automatic]</text:p>
      <text:p text:style-name="Standard">gir1.2-totemplparser-1.0/bionic,now 3.26.0-1ubuntu2 amd64 [installed,automatic]</text:p>
      <text:p text:style-name="Standard">gir1.2-udisks-2.0/bionic-updates,bionic-security,now 2.7.6-3ubuntu0.2 amd64 [installed,automatic]</text:p>
      <text:p text:style-name="Standard">gir1.2-unity-5.0/bionic,now 7.1.4+18.04.20180209.1-0ubuntu2 amd64 [installed,automatic]</text:p>
      <text:p text:style-name="Standard">gir1.2-upowerglib-1.0/bionic-updates,now 0.99.7-2ubuntu0.18.04.1 amd64 [installed,automatic]</text:p>
      <text:p text:style-name="Standard">gir1.2-vte-2.91/bionic-updates,now 0.52.2-1ubuntu1~18.04.2 amd64 [installed,automatic]</text:p>
      <text:p text:style-name="Standard">gir1.2-webkit2-4.0/bionic-updates,bionic-security,now 2.26.2-0ubuntu0.18.04.1 amd64 [installed,automatic]</text:p>
      <text:p text:style-name="Standard">gir1.2-wnck-3.0/bionic,now 3.24.1-2 amd64 [installed,automatic]</text:p>
      <text:p text:style-name="Standard">gjs/bionic-updates,now 1.52.5-0ubuntu18.04.1 amd64 [installed,automatic]</text:p>
      <text:p text:style-name="Standard">gkbd-capplet/bionic-updates,now 3.26.0-3ubuntu0.18.04.1 amd64 [installed,automatic]</text:p>
      <text:p text:style-name="Standard">glib-networking/bionic,now 2.56.0-1 amd64 [installed,automatic]</text:p>
      <text:p text:style-name="Standard">glib-networking-common/bionic,bionic,now 2.56.0-1 all [installed,automatic]</text:p>
      <text:p text:style-name="Standard">glib-networking-services/bionic,now 2.56.0-1 amd64 [installed,automatic]</text:p>
      <text:p text:style-name="Standard">gnome-accessibility-themes/bionic,bionic,now 3.28-1ubuntu1 all [installed]</text:p>
      <text:p text:style-name="Standard">gnome-bluetooth/bionic-updates,now 3.28.0-2ubuntu0.2 amd64 [installed]</text:p>
      <text:p text:style-name="Standard">gnome-calendar/bionic-updates,now 3.28.2-0ubuntu0.18.04.1 amd64 [installed]</text:p>
      <text:p text:style-name="Standard">gnome-control-center/bionic-updates,now 1:3.28.2-0ubuntu0.18.04.5 amd64 [installed]</text:p>
      <text:p text:style-name="Standard">gnome-control-center-data/bionic-updates,bionic-updates,now 1:3.28.2-0ubuntu0.18.04.5 all [installed,automatic]</text:p>
      <text:p text:style-name="Standard">gnome-control-center-faces/bionic-updates,bionic-updates,now 1:3.28.2-0ubuntu0.18.04.5 all [installed,automatic]</text:p>
      <text:p text:style-name="Standard">gnome-desktop3-data/bionic-updates,bionic-updates,now 3.28.2-0ubuntu1.5 all [installed,automatic]</text:p>
      <text:p text:style-name="Standard">gnome-disk-utility/bionic-updates,now 3.28.3-0ubuntu1~18.04.1 amd64 [installed]</text:p>
      <text:p text:style-name="Standard">gnome-font-viewer/bionic,now 3.28.0-1 amd64 [installed]</text:p>
      <text:p text:style-name="Standard">gnome-getting-started-docs/bionic-updates,bionic-updates,now 3.28.2-0ubuntu0.1 all [installed]</text:p>
      <text:p text:style-name="Standard">gnome-icon-theme/bionic,bionic,now 3.12.0-3 all [installed,automatic]</text:p>
      <text:p text:style-name="Standard">gnome-initial-setup/bionic-updates,now 3.28.0-2ubuntu6.16.04.6 amd64 [installed]</text:p>
      <text:p text:style-name="Standard">gnome-keyring/bionic-updates,now 3.28.0.2-1ubuntu1.18.04.1 amd64 [installed]</text:p>
      <text:p text:style-name="Standard">gnome-keyring-pkcs11/bionic-updates,now 3.28.0.2-1ubuntu1.18.04.1 amd64 [installed,automatic]</text:p>
      <text:p text:style-name="Standard">gnome-mahjongg/bionic,now 1:3.22.0-3 amd64 [installed]</text:p>
      <text:p text:style-name="Standard">gnome-menus/bionic-updates,now 3.13.3-11ubuntu1.1 amd64 [installed]</text:p>
      <text:p text:style-name="Standard">gnome-mines/bionic-updates,now 1:3.28.0-1ubuntu1 amd64 [installed]</text:p>
      <text:p text:style-name="Standard">gnome-online-accounts/bionic-updates,now 3.28.0-0ubuntu2.1 amd64 [installed,automatic]</text:p>
      <text:p text:style-name="Standard">gnome-power-manager/bionic,now 3.26.0-1 amd64 [installed]</text:p>
      <text:p text:style-name="Standard">gnome-screenshot/bionic,now 3.25.0-0ubuntu2 amd64 [installed]</text:p>
      <text:p text:style-name="Standard">gnome-session-bin/bionic-updates,now 3.28.1-0ubuntu3 amd64 [installed,automatic]</text:p>
      <text:p text:style-name="Standard">gnome-session-canberra/bionic,now 0.30-5ubuntu1 amd64 [installed]</text:p>
      <text:p text:style-name="Standard">gnome-session-common/bionic-updates,bionic-updates,now 3.28.1-0ubuntu3 all [installed,automatic]</text:p>
      <text:p text:style-name="Standard">gnome-settings-daemon/bionic-updates,now 3.28.1-0ubuntu1.3 amd64 [installed]</text:p>
      <text:p text:style-name="Standard"><text:soft-page-break/>gnome-settings-daemon-schemas/bionic-updates,bionic-updates,now 3.28.1-0ubuntu1.3 all [installed,automatic]</text:p>
      <text:p text:style-name="Standard">gnome-shell/bionic-updates,now 3.28.4-0ubuntu18.04.2 amd64 [installed]</text:p>
      <text:p text:style-name="Standard">gnome-shell-common/bionic-updates,bionic-updates,now 3.28.4-0ubuntu18.04.2 all [installed,automatic]</text:p>
      <text:p text:style-name="Standard">gnome-shell-extension-appindicator/bionic,bionic,now 18.04.1 all [installed]</text:p>
      <text:p text:style-name="Standard">gnome-shell-extension-ubuntu-dock/bionic-updates,bionic-updates,now 0.9.1ubuntu18.04.3 all [installed]</text:p>
      <text:p text:style-name="Standard">gnome-software/bionic-updates,now 3.28.1-0ubuntu4.18.04.12 amd64 [installed,automatic]</text:p>
      <text:p text:style-name="Standard">gnome-software-common/bionic-updates,bionic-updates,now 3.28.1-0ubuntu4.18.04.12 all [installed,automatic]</text:p>
      <text:p text:style-name="Standard">gnome-software-plugin-snap/bionic-updates,now 3.28.1-0ubuntu4.18.04.12 amd64 [installed]</text:p>
      <text:p text:style-name="Standard">gnome-startup-applications/bionic-updates,now 3.28.1-0ubuntu3 amd64 [installed,automatic]</text:p>
      <text:p text:style-name="Standard">gnome-sudoku/bionic,now 1:3.28.0-1 amd64 [installed]</text:p>
      <text:p text:style-name="Standard">gnome-terminal/bionic-updates,now 3.28.2-1ubuntu1~18.04.1 amd64 [installed]</text:p>
      <text:p text:style-name="Standard">gnome-terminal-data/bionic-updates,bionic-updates,now 3.28.2-1ubuntu1~18.04.1 all [installed,automatic]</text:p>
      <text:p text:style-name="Standard">gnome-themes-extra/bionic,now 3.28-1ubuntu1 amd64 [installed,automatic]</text:p>
      <text:p text:style-name="Standard">gnome-themes-extra-data/bionic,bionic,now 3.28-1ubuntu1 all [installed,automatic]</text:p>
      <text:p text:style-name="Standard">gnome-todo/bionic,now 3.28.1-1 amd64 [installed]</text:p>
      <text:p text:style-name="Standard">gnome-todo-common/bionic,bionic,now 3.28.1-1 all [installed,automatic]</text:p>
      <text:p text:style-name="Standard">gnome-user-docs/bionic-updates,bionic-updates,now 3.28.2+git20180715-0ubuntu0.1 all [installed,automatic]</text:p>
      <text:p text:style-name="Standard">gnome-user-guide/bionic-updates,bionic-updates,now 3.28.2+git20180715-0ubuntu0.1 all [installed,automatic]</text:p>
      <text:p text:style-name="Standard">gnome-video-effects/bionic,bionic,now 0.4.3-1ubuntu1 all [installed,auto-removable]</text:p>
      <text:p text:style-name="Standard">gnupg/bionic-updates,bionic-security,now 2.2.4-1ubuntu1.2 amd64 [installed,automatic]</text:p>
      <text:p text:style-name="Standard">gnupg-l10n/bionic-updates,bionic-updates,bionic-security,bionic-security,now 2.2.4-1ubuntu1.2 all [installed,automatic]</text:p>
      <text:p text:style-name="Standard">gnupg-utils/bionic-updates,bionic-security,now 2.2.4-1ubuntu1.2 amd64 [installed,automatic]</text:p>
      <text:p text:style-name="Standard">google-chrome-stable/stable,now 78.0.3904.108-1 amd64 [installed]</text:p>
      <text:p text:style-name="Standard">gpg/bionic-updates,bionic-security,now 2.2.4-1ubuntu1.2 amd64 [installed,automatic]</text:p>
      <text:p text:style-name="Standard">gpg-agent/bionic-updates,bionic-security,now 2.2.4-1ubuntu1.2 amd64 [installed]</text:p>
      <text:p text:style-name="Standard">gpg-wks-client/bionic-updates,bionic-security,now 2.2.4-1ubuntu1.2 amd64 [installed,automatic]</text:p>
      <text:p text:style-name="Standard">gpg-wks-server/bionic-updates,bionic-security,now 2.2.4-1ubuntu1.2 amd64 [installed,automatic]</text:p>
      <text:p text:style-name="Standard">gpgconf/bionic-updates,bionic-security,now 2.2.4-1ubuntu1.2 amd64 [installed,automatic]</text:p>
      <text:p text:style-name="Standard">gpgsm/bionic-updates,bionic-security,now 2.2.4-1ubuntu1.2 amd64 [installed,automatic]</text:p>
      <text:p text:style-name="Standard">gpgv/bionic-updates,bionic-security,now 2.2.4-1ubuntu1.2 amd64 [installed,automatic]</text:p>
      <text:p text:style-name="Standard">grep/bionic-updates,now 3.1-2build1 amd64 [installed]</text:p>
      <text:p text:style-name="Standard">grilo-plugins-0.3-base/bionic,now 0.3.5-1ubuntu1 amd64 [installed,automatic]</text:p>
      <text:p text:style-name="Standard">groff-base/bionic,now 1.22.3-10 amd64 [installed,automatic]</text:p>
      <text:p text:style-name="Standard">grub-common/bionic-updates,now 2.02-2ubuntu8.13 amd64 [installed,automatic]</text:p>
      <text:p text:style-name="Standard">grub-efi-amd64-bin/bionic-updates,now 2.02-2ubuntu8.13 amd64 [installed,automatic]</text:p>
      <text:p text:style-name="Standard">grub-efi-amd64-signed/bionic-updates,now 1.93.14+2.02-2ubuntu8.13 amd64 [installed]</text:p>
      <text:p text:style-name="Standard">grub-gfxpayload-lists/bionic,now 0.7 amd64 [installed,automatic]</text:p>
      <text:p text:style-name="Standard">grub-pc/bionic-updates,now 2.02-2ubuntu8.13 amd64 [installed,automatic]</text:p>
      <text:p text:style-name="Standard">grub-pc-bin/bionic-updates,now 2.02-2ubuntu8.13 amd64 [installed,automatic]</text:p>
      <text:p text:style-name="Standard">grub2-common/bionic-updates,now 2.02-2ubuntu8.13 amd64 [installed,automatic]</text:p>
      <text:p text:style-name="Standard">gsettings-desktop-schemas/bionic,bionic,now 3.28.0-1ubuntu1 all [installed,automatic]</text:p>
      <text:p text:style-name="Standard">gsettings-ubuntu-schemas/bionic,bionic,now 0.0.7+17.10.20170922-0ubuntu1 all [installed]</text:p>
      <text:p text:style-name="Standard">gsfonts/bionic,bionic,now 1:8.11+urwcyr1.0.7~pre44-4.4 all [installed,automatic]</text:p>
      <text:p text:style-name="Standard">gstreamer1.0-alsa/bionic-updates,now 1.14.5-0ubuntu1~18.04.1 amd64 [installed]</text:p>
      <text:p text:style-name="Standard"><text:soft-page-break/>gstreamer1.0-clutter-3.0/bionic,now 3.0.26-1 amd64 [installed,automatic]</text:p>
      <text:p text:style-name="Standard">gstreamer1.0-gl/bionic-updates,now 1.14.5-0ubuntu1~18.04.1 amd64 [installed,automatic]</text:p>
      <text:p text:style-name="Standard">gstreamer1.0-gtk3/bionic-updates,now 1.14.5-0ubuntu1~18.04.1 amd64 [installed,automatic]</text:p>
      <text:p text:style-name="Standard">gstreamer1.0-packagekit/bionic-updates,now 1.1.9-1ubuntu2.18.04.5 amd64 [installed]</text:p>
      <text:p text:style-name="Standard">gstreamer1.0-plugins-base/bionic-updates,now 1.14.5-0ubuntu1~18.04.1 amd64 [installed,automatic]</text:p>
      <text:p text:style-name="Standard">gstreamer1.0-plugins-base-apps/bionic-updates,now 1.14.5-0ubuntu1~18.04.1 amd64 [installed]</text:p>
      <text:p text:style-name="Standard">gstreamer1.0-plugins-good/bionic-updates,now 1.14.5-0ubuntu1~18.04.1 amd64 [installed,automatic]</text:p>
      <text:p text:style-name="Standard">gstreamer1.0-pulseaudio/bionic-updates,now 1.14.5-0ubuntu1~18.04.1 amd64 [installed]</text:p>
      <text:p text:style-name="Standard">gstreamer1.0-tools/bionic-updates,now 1.14.5-0ubuntu1~18.04.1 amd64 [installed,automatic]</text:p>
      <text:p text:style-name="Standard">gstreamer1.0-x/bionic-updates,now 1.14.5-0ubuntu1~18.04.1 amd64 [installed,automatic]</text:p>
      <text:p text:style-name="Standard">gtk-update-icon-cache/bionic-updates,now 3.22.30-1ubuntu4 amd64 [installed,automatic]</text:p>
      <text:p text:style-name="Standard">gtk2-engines-murrine/bionic,now 0.98.2-2ubuntu1 amd64 [installed,automatic]</text:p>
      <text:p text:style-name="Standard">gtk2-engines-pixbuf/bionic,now 2.24.32-1ubuntu1 amd64 [installed,automatic]</text:p>
      <text:p text:style-name="Standard">guile-2.0-libs/bionic-updates,now 2.0.13+1-5ubuntu0.1 amd64 [installed,automatic]</text:p>
      <text:p text:style-name="Standard">gvfs/bionic-updates,bionic-security,now 1.36.1-0ubuntu1.3.3 amd64 [installed,automatic]</text:p>
      <text:p text:style-name="Standard">gvfs-backends/bionic-updates,bionic-security,now 1.36.1-0ubuntu1.3.3 amd64 [installed,automatic]</text:p>
      <text:p text:style-name="Standard">gvfs-bin/bionic-updates,bionic-security,now 1.36.1-0ubuntu1.3.3 amd64 [installed]</text:p>
      <text:p text:style-name="Standard">gvfs-common/bionic-updates,bionic-updates,bionic-security,bionic-security,now 1.36.1-0ubuntu1.3.3 all [installed,automatic]</text:p>
      <text:p text:style-name="Standard">gvfs-daemons/bionic-updates,bionic-security,now 1.36.1-0ubuntu1.3.3 amd64 [installed,automatic]</text:p>
      <text:p text:style-name="Standard">gvfs-fuse/bionic-updates,bionic-security,now 1.36.1-0ubuntu1.3.3 amd64 [installed]</text:p>
      <text:p text:style-name="Standard">gvfs-libs/bionic-updates,bionic-security,now 1.36.1-0ubuntu1.3.3 amd64 [installed,automatic]</text:p>
      <text:p text:style-name="Standard">gzip/bionic,now 1.6-5ubuntu1 amd64 [installed]</text:p>
      <text:p text:style-name="Standard">hdparm/bionic,now 9.54+ds-1 amd64 [installed,automatic]</text:p>
      <text:p text:style-name="Standard">hicolor-icon-theme/bionic,bionic,now 0.17-2 all [installed,automatic]</text:p>
      <text:p text:style-name="Standard">hostname/bionic,now 3.20 amd64 [installed]</text:p>
      <text:p text:style-name="Standard">hplip/bionic,now 3.17.10+repack0-5 amd64 [installed]</text:p>
      <text:p text:style-name="Standard">hplip-data/bionic,bionic,now 3.17.10+repack0-5 all [installed,automatic]</text:p>
      <text:p text:style-name="Standard">humanity-icon-theme/bionic,bionic,now 0.6.15 all [installed,automatic]</text:p>
      <text:p text:style-name="Standard">hunspell-en-us/bionic,bionic,now 1:2017.08.24 all [installed,automatic]</text:p>
      <text:p text:style-name="Standard">hyphen-en-us/bionic,bionic,now 2.8.8-5 all [installed]</text:p>
      <text:p text:style-name="Standard">ibus/bionic-updates,bionic-security,now 1.5.17-3ubuntu5.2 amd64 [installed]</text:p>
      <text:p text:style-name="Standard">ibus-gtk/bionic-updates,bionic-security,now 1.5.17-3ubuntu5.2 amd64 [installed]</text:p>
      <text:p text:style-name="Standard">ibus-gtk3/bionic-updates,bionic-security,now 1.5.17-3ubuntu5.2 amd64 [installed]</text:p>
      <text:p text:style-name="Standard">ibus-table/bionic,bionic,now 1.9.14-3 all [installed]</text:p>
      <text:p text:style-name="Standard">ifupdown/bionic-updates,now 0.8.17ubuntu1.1 amd64 [installed,automatic]</text:p>
      <text:p text:style-name="Standard">iio-sensor-proxy/bionic,now 2.4-2 amd64 [installed,automatic]</text:p>
      <text:p text:style-name="Standard">im-config/bionic-updates,bionic-updates,now 0.34-1ubuntu1.3 all [installed]</text:p>
      <text:p text:style-name="Standard">imagemagick/bionic-updates,bionic-security,now 8:6.9.7.4+dfsg-16ubuntu6.8 amd64 [installed,automatic]</text:p>
      <text:p text:style-name="Standard">imagemagick-6-common/bionic-updates,bionic-updates,bionic-security,bionic-security,now 8:6.9.7.4+dfsg-16ubuntu6.8 all [installed,automatic]</text:p>
      <text:p text:style-name="Standard">imagemagick-6.q16/bionic-updates,bionic-security,now 8:6.9.7.4+dfsg-16ubuntu6.8 amd64 [installed,automatic]</text:p>
      <text:p text:style-name="Standard">info/bionic,now 6.5.0.dfsg.1-2 amd64 [installed,automatic]</text:p>
      <text:p text:style-name="Standard">init/bionic,now 1.51 amd64 [installed]</text:p>
      <text:p text:style-name="Standard">init-system-helpers/bionic,bionic,now 1.51 all [installed,automatic]</text:p>
      <text:p text:style-name="Standard">initramfs-tools/bionic-updates,bionic-updates,now 0.130ubuntu3.9 all [installed,automatic]</text:p>
      <text:p text:style-name="Standard">initramfs-tools-bin/bionic-updates,now 0.130ubuntu3.9 amd64 [installed,automatic]</text:p>
      <text:p text:style-name="Standard">initramfs-tools-core/bionic-updates,bionic-updates,now 0.130ubuntu3.9 all [installed,automatic]</text:p>
      <text:p text:style-name="Standard"><text:soft-page-break/>inputattach/bionic,now 1:1.6.0-2 amd64 [installed]</text:p>
      <text:p text:style-name="Standard">install-info/bionic,now 6.5.0.dfsg.1-2 amd64 [installed,automatic]</text:p>
      <text:p text:style-name="Standard">intel-microcode/bionic-updates,bionic-security,now 3.20191115.1ubuntu0.18.04.1 amd64 [installed,automatic]</text:p>
      <text:p text:style-name="Standard">intltool-debian/bionic,bionic,now 0.35.0+20060710.4 all [installed,automatic]</text:p>
      <text:p text:style-name="Standard">ippusbxd/bionic,now 1.32-2 amd64 [installed,automatic]</text:p>
      <text:p text:style-name="Standard">iproute2/bionic,now 4.15.0-2ubuntu1 amd64 [installed,automatic]</text:p>
      <text:p text:style-name="Standard">iptables/bionic,now 1.6.1-2ubuntu2 amd64 [installed,automatic]</text:p>
      <text:p text:style-name="Standard">iputils-arping/bionic-updates,now 3:20161105-1ubuntu3 amd64 [installed,automatic]</text:p>
      <text:p text:style-name="Standard">iputils-ping/bionic-updates,now 3:20161105-1ubuntu3 amd64 [installed,automatic]</text:p>
      <text:p text:style-name="Standard">iputils-tracepath/bionic-updates,now 3:20161105-1ubuntu3 amd64 [installed,automatic]</text:p>
      <text:p text:style-name="Standard">irqbalance/bionic-updates,now 1.3.0-0.1ubuntu0.18.04.1 amd64 [installed,automatic]</text:p>
      <text:p text:style-name="Standard">isc-dhcp-client/bionic-updates,bionic-security,now 4.3.5-3ubuntu7.1 amd64 [installed,automatic]</text:p>
      <text:p text:style-name="Standard">isc-dhcp-common/bionic-updates,bionic-security,now 4.3.5-3ubuntu7.1 amd64 [installed,automatic]</text:p>
      <text:p text:style-name="Standard">iso-codes/bionic,bionic,now 3.79-1 all [installed,automatic]</text:p>
      <text:p text:style-name="Standard">iucode-tool/bionic,now 2.3.1-1 amd64 [installed,automatic]</text:p>
      <text:p text:style-name="Standard">iw/bionic,now 4.14-0.1 amd64 [installed,automatic]</text:p>
      <text:p text:style-name="Standard">kbd/bionic,now 2.0.4-2ubuntu1 amd64 [installed,automatic]</text:p>
      <text:p text:style-name="Standard">kerneloops/bionic,now 0.12+git20140509-6ubuntu2 amd64 [installed]</text:p>
      <text:p text:style-name="Standard">keyboard-configuration/bionic-updates,bionic-updates,now 1.178ubuntu2.9 all [installed,automatic]</text:p>
      <text:p text:style-name="Standard">klibc-utils/bionic,now 2.0.4-9ubuntu2 amd64 [installed,automatic]</text:p>
      <text:p text:style-name="Standard">kmod/bionic-updates,now 24-1ubuntu3.2 amd64 [installed,automatic]</text:p>
      <text:p text:style-name="Standard">krb5-locales/bionic-updates,bionic-updates,bionic-security,bionic-security,now 1.16-2ubuntu0.1 all [installed,automatic]</text:p>
      <text:p text:style-name="Standard">language-pack-en/bionic-updates,bionic-updates,now 1:18.04+20190718 all [installed]</text:p>
      <text:p text:style-name="Standard">language-pack-en-base/bionic-updates,bionic-updates,now 1:18.04+20180712 all [installed]</text:p>
      <text:p text:style-name="Standard">language-pack-gnome-en/bionic-updates,bionic-updates,now 1:18.04+20190718 all [installed]</text:p>
      <text:p text:style-name="Standard">language-pack-gnome-en-base/bionic-updates,bionic-updates,now 1:18.04+20180712 all [installed]</text:p>
      <text:p text:style-name="Standard">language-selector-common/bionic-updates,bionic-updates,now 0.188.3 all [installed,automatic]</text:p>
      <text:p text:style-name="Standard">language-selector-gnome/bionic-updates,bionic-updates,now 0.188.3 all [installed]</text:p>
      <text:p text:style-name="Standard">laptop-detect/bionic,bionic,now 0.16 all [installed]</text:p>
      <text:p text:style-name="Standard">less/bionic,now 487-0.1 amd64 [installed,automatic]</text:p>
      <text:p text:style-name="Standard">libaa1/bionic,now 1.4p5-44build2 amd64 [installed,automatic]</text:p>
      <text:p text:style-name="Standard">libabw-0.1-1/bionic,now 0.1.2-1ubuntu1 amd64 [installed,automatic]</text:p>
      <text:p text:style-name="Standard">libaccountsservice0/bionic,now 0.6.45-1ubuntu1 amd64 [installed,automatic]</text:p>
      <text:p text:style-name="Standard">libacl1/bionic,now 2.2.52-3build1 amd64 [installed,automatic]</text:p>
      <text:p text:style-name="Standard">libao-common/bionic,bionic,now 1.2.2+20180113-1ubuntu1 all [installed,automatic]</text:p>
      <text:p text:style-name="Standard">libao4/bionic,now 1.2.2+20180113-1ubuntu1 amd64 [installed,automatic]</text:p>
      <text:p text:style-name="Standard">libapparmor1/bionic-updates,bionic-security,now 2.12-4ubuntu5.1 amd64 [installed,automatic]</text:p>
      <text:p text:style-name="Standard">libappindicator3-1/bionic,now 12.10.1+18.04.20180322.1-0ubuntu1 amd64 [installed,automatic]</text:p>
      <text:p text:style-name="Standard">libappstream-glib8/bionic,now 0.7.7-2 amd64 [installed,automatic]</text:p>
      <text:p text:style-name="Standard">libappstream4/bionic-updates,now 0.12.0-3ubuntu1 amd64 [installed,automatic]</text:p>
      <text:p text:style-name="Standard">libapt-inst2.0/bionic-updates,now 1.6.12 amd64 [installed,automatic]</text:p>
      <text:p text:style-name="Standard">libapt-pkg-perl/bionic,now 0.1.33build1 amd64 [installed,automatic]</text:p>
      <text:p text:style-name="Standard">libapt-pkg5.0/bionic-updates,now 1.6.12 amd64 [installed,automatic]</text:p>
      <text:p text:style-name="Standard">libarchive-zip-perl/bionic-updates,bionic-updates,bionic-security,bionic-security,now 1.60-1ubuntu0.1 all [installed,automatic]</text:p>
      <text:p text:style-name="Standard">libarchive13/bionic-updates,bionic-security,now 3.2.2-3.1ubuntu0.5 amd64 [installed,automatic]</text:p>
      <text:p text:style-name="Standard">libargon2-0/bionic,now 0~20161029-1.1 amd64 [installed,automatic]</text:p>
      <text:p text:style-name="Standard">libart-2.0-2/bionic,now 2.3.21-3 amd64 [installed,automatic]</text:p>
      <text:p text:style-name="Standard">libasn1-8-heimdal/bionic,now 7.5.0+dfsg-1 amd64 [installed,automatic]</text:p>
      <text:p text:style-name="Standard">libasound2/bionic-updates,now 1.1.3-5ubuntu0.2 amd64 [installed,automatic]</text:p>
      <text:p text:style-name="Standard"><text:soft-page-break/>libasound2-data/bionic-updates,bionic-updates,now 1.1.3-5ubuntu0.2 all [installed,automatic]</text:p>
      <text:p text:style-name="Standard">libasound2-plugins/bionic,now 1.1.1-1ubuntu1 amd64 [installed,automatic]</text:p>
      <text:p text:style-name="Standard">libaspell15/bionic-updates,bionic-security,now 0.60.7~20110707-4ubuntu0.1 amd64 [installed,automatic]</text:p>
      <text:p text:style-name="Standard">libassuan0/bionic,now 2.5.1-2 amd64 [installed,automatic]</text:p>
      <text:p text:style-name="Standard">libasyncns0/bionic,now 0.8-6 amd64 [installed,automatic]</text:p>
      <text:p text:style-name="Standard">libatasmart4/bionic,now 0.19-4 amd64 [installed,automatic]</text:p>
      <text:p text:style-name="Standard">libatk-adaptor/bionic,now 2.26.2-1 amd64 [installed]</text:p>
      <text:p text:style-name="Standard">libatk-bridge2.0-0/bionic,now 2.26.2-1 amd64 [installed,automatic]</text:p>
      <text:p text:style-name="Standard">libatk1.0-0/bionic,now 2.28.1-1 amd64 [installed,automatic]</text:p>
      <text:p text:style-name="Standard">libatk1.0-data/bionic,bionic,now 2.28.1-1 all [installed,automatic]</text:p>
      <text:p text:style-name="Standard">libatm1/bionic,now 1:2.5.1-2build1 amd64 [installed,automatic]</text:p>
      <text:p text:style-name="Standard">libatspi2.0-0/bionic,now 2.28.0-1 amd64 [installed,automatic]</text:p>
      <text:p text:style-name="Standard">libattr1/bionic,now 1:2.4.47-2build1 amd64 [installed,automatic]</text:p>
      <text:p text:style-name="Standard">libaudio2/bionic,now 1.9.4-6 amd64 [installed,automatic]</text:p>
      <text:p text:style-name="Standard">libaudit-common/bionic,bionic,now 1:2.8.2-1ubuntu1 all [installed,automatic]</text:p>
      <text:p text:style-name="Standard">libaudit1/bionic,now 1:2.8.2-1ubuntu1 amd64 [installed,automatic]</text:p>
      <text:p text:style-name="Standard">libauthen-sasl-perl/bionic,bionic,now 2.1600-1 all [installed,automatic]</text:p>
      <text:p text:style-name="Standard">libavahi-client3/bionic-updates,bionic-security,now 0.7-3.1ubuntu1.2 amd64 [installed,automatic]</text:p>
      <text:p text:style-name="Standard">libavahi-common-data/bionic-updates,bionic-security,now 0.7-3.1ubuntu1.2 amd64 [installed,automatic]</text:p>
      <text:p text:style-name="Standard">libavahi-common3/bionic-updates,bionic-security,now 0.7-3.1ubuntu1.2 amd64 [installed,automatic]</text:p>
      <text:p text:style-name="Standard">libavahi-core7/bionic-updates,bionic-security,now 0.7-3.1ubuntu1.2 amd64 [installed,automatic]</text:p>
      <text:p text:style-name="Standard">libavahi-glib1/bionic-updates,bionic-security,now 0.7-3.1ubuntu1.2 amd64 [installed,automatic]</text:p>
      <text:p text:style-name="Standard">libavahi-ui-gtk3-0/bionic-updates,bionic-security,now 0.7-3.1ubuntu1.2 amd64 [installed,automatic]</text:p>
      <text:p text:style-name="Standard">libavc1394-0/bionic,now 0.5.4-4build1 amd64 [installed,automatic]</text:p>
      <text:p text:style-name="Standard">libbabeltrace1/bionic,now 1.5.5-1 amd64 [installed,automatic]</text:p>
      <text:p text:style-name="Standard">libbind9-160/bionic-updates,bionic-security,now 1:9.11.3+dfsg-1ubuntu1.11 amd64 [installed,automatic]</text:p>
      <text:p text:style-name="Standard">libbinutils/bionic-updates,bionic-security,now 2.30-21ubuntu1~18.04.2 amd64 [installed,automatic]</text:p>
      <text:p text:style-name="Standard">libblkid1/bionic-updates,now 2.31.1-0.4ubuntu3.4 amd64 [installed,automatic]</text:p>
      <text:p text:style-name="Standard">libblockdev-crypto2/bionic,now 2.16-2 amd64 [installed,automatic]</text:p>
      <text:p text:style-name="Standard">libblockdev-fs2/bionic,now 2.16-2 amd64 [installed,automatic]</text:p>
      <text:p text:style-name="Standard">libblockdev-loop2/bionic,now 2.16-2 amd64 [installed,automatic]</text:p>
      <text:p text:style-name="Standard">libblockdev-part-err2/bionic,now 2.16-2 amd64 [installed,automatic]</text:p>
      <text:p text:style-name="Standard">libblockdev-part2/bionic,now 2.16-2 amd64 [installed,automatic]</text:p>
      <text:p text:style-name="Standard">libblockdev-swap2/bionic,now 2.16-2 amd64 [installed,automatic]</text:p>
      <text:p text:style-name="Standard">libblockdev-utils2/bionic,now 2.16-2 amd64 [installed,automatic]</text:p>
      <text:p text:style-name="Standard">libblockdev2/bionic,now 2.16-2 amd64 [installed,automatic]</text:p>
      <text:p text:style-name="Standard">libbluetooth3/bionic-updates,now 5.48-0ubuntu3.2 amd64 [installed,automatic]</text:p>
      <text:p text:style-name="Standard">libboost-date-time1.65.1/bionic,now 1.65.1+dfsg-0ubuntu5 amd64 [installed,automatic]</text:p>
      <text:p text:style-name="Standard">libboost-filesystem1.65.1/bionic,now 1.65.1+dfsg-0ubuntu5 amd64 [installed,automatic]</text:p>
      <text:p text:style-name="Standard">libboost-iostreams1.65.1/bionic,now 1.65.1+dfsg-0ubuntu5 amd64 [installed,automatic]</text:p>
      <text:p text:style-name="Standard">libboost-locale1.65.1/bionic,now 1.65.1+dfsg-0ubuntu5 amd64 [installed,automatic]</text:p>
      <text:p text:style-name="Standard">libboost-system1.65.1/bionic,now 1.65.1+dfsg-0ubuntu5 amd64 [installed,automatic]</text:p>
      <text:p text:style-name="Standard">libboost-thread1.65.1/bionic,now 1.65.1+dfsg-0ubuntu5 amd64 [installed,automatic]</text:p>
      <text:p text:style-name="Standard">libbrlapi0.6/bionic-updates,now 5.5-4ubuntu2.0.1 amd64 [installed,automatic]</text:p>
      <text:p text:style-name="Standard">libbrotli1/bionic-updates,bionic-security,now 1.0.3-1ubuntu1.2 amd64 [installed,automatic]</text:p>
      <text:p text:style-name="Standard">libbsd0/bionic,now 0.8.7-1 amd64 [installed,automatic]</text:p>
      <text:p text:style-name="Standard">libbz2-1.0/bionic-updates,bionic-security,now 1.0.6-8.1ubuntu0.2 amd64 [installed,automatic]</text:p>
      <text:p text:style-name="Standard"><text:soft-page-break/>libc-bin/bionic,now 2.27-3ubuntu1 amd64 [installed,automatic]</text:p>
      <text:p text:style-name="Standard">libc6/bionic,now 2.27-3ubuntu1 amd64 [installed,automatic]</text:p>
      <text:p text:style-name="Standard">libc6-dbg/bionic,now 2.27-3ubuntu1 amd64 [installed,automatic]</text:p>
      <text:p text:style-name="Standard">libcaca0/bionic-updates,bionic-security,now 0.99.beta19-2ubuntu0.18.04.1 amd64 [installed,automatic]</text:p>
      <text:p text:style-name="Standard">libcairo-gobject-perl/bionic,now 1.004-2build3 amd64 [installed,automatic]</text:p>
      <text:p text:style-name="Standard">libcairo-gobject2/bionic-updates,now 1.15.10-2ubuntu0.1 amd64 [installed,automatic]</text:p>
      <text:p text:style-name="Standard">libcairo-perl/bionic,now 1.106-2build2 amd64 [installed,automatic]</text:p>
      <text:p text:style-name="Standard">libcairo2/bionic-updates,now 1.15.10-2ubuntu0.1 amd64 [installed,automatic]</text:p>
      <text:p text:style-name="Standard">libcamel-1.2-61/bionic-updates,bionic-security,now 3.28.5-0ubuntu0.18.04.2 amd64 [installed,automatic]</text:p>
      <text:p text:style-name="Standard">libcanberra-gtk3-0/bionic,now 0.30-5ubuntu1 amd64 [installed,automatic]</text:p>
      <text:p text:style-name="Standard">libcanberra-gtk3-module/bionic,now 0.30-5ubuntu1 amd64 [installed,automatic]</text:p>
      <text:p text:style-name="Standard">libcanberra-pulse/bionic,now 0.30-5ubuntu1 amd64 [installed,automatic]</text:p>
      <text:p text:style-name="Standard">libcanberra0/bionic,now 0.30-5ubuntu1 amd64 [installed,automatic]</text:p>
      <text:p text:style-name="Standard">libcap-ng0/bionic,now 0.7.7-3.1 amd64 [installed,automatic]</text:p>
      <text:p text:style-name="Standard">libcap2/bionic,now 1:2.25-1.2 amd64 [installed,automatic]</text:p>
      <text:p text:style-name="Standard">libcap2-bin/bionic,now 1:2.25-1.2 amd64 [installed,automatic]</text:p>
      <text:p text:style-name="Standard">libcc1-0/bionic-updates,bionic-security,now 8.3.0-6ubuntu1~18.04.1 amd64 [installed,automatic]</text:p>
      <text:p text:style-name="Standard">libcdio-cdda2/bionic,now 10.2+0.94+2-2build1 amd64 [installed,automatic]</text:p>
      <text:p text:style-name="Standard">libcdio-paranoia2/bionic,now 10.2+0.94+2-2build1 amd64 [installed,automatic]</text:p>
      <text:p text:style-name="Standard">libcdio17/bionic,now 1.0.0-2ubuntu2 amd64 [installed,automatic]</text:p>
      <text:p text:style-name="Standard">libcdparanoia0/bionic,now 3.10.2+debian-13 amd64 [installed,automatic]</text:p>
      <text:p text:style-name="Standard">libcdr-0.1-1/bionic,now 0.1.4-1build1 amd64 [installed,automatic]</text:p>
      <text:p text:style-name="Standard">libcgi-fast-perl/bionic,bionic,now 1:2.13-1 all [installed,automatic]</text:p>
      <text:p text:style-name="Standard">libcgi-pm-perl/bionic,bionic,now 4.38-1 all [installed,automatic]</text:p>
      <text:p text:style-name="Standard">libcheese-gtk25/bionic,now 3.28.0-1ubuntu1 amd64 [installed,automatic]</text:p>
      <text:p text:style-name="Standard">libcheese8/bionic,now 3.28.0-1ubuntu1 amd64 [installed,automatic]</text:p>
      <text:p text:style-name="Standard">libclass-accessor-perl/bionic,bionic,now 0.51-1 all [installed,automatic]</text:p>
      <text:p text:style-name="Standard">libclone-perl/bionic,now 0.39-1 amd64 [installed,automatic]</text:p>
      <text:p text:style-name="Standard">libclucene-contribs1v5/bionic,now 2.3.3.4+dfsg-1 amd64 [installed,automatic]</text:p>
      <text:p text:style-name="Standard">libclucene-core1v5/bionic,now 2.3.3.4+dfsg-1 amd64 [installed,automatic]</text:p>
      <text:p text:style-name="Standard">libclutter-1.0-0/bionic,now 1.26.2+dfsg-4 amd64 [installed,automatic]</text:p>
      <text:p text:style-name="Standard">libclutter-1.0-common/bionic,bionic,now 1.26.2+dfsg-4 all [installed,automatic]</text:p>
      <text:p text:style-name="Standard">libclutter-gst-3.0-0/bionic,now 3.0.26-1 amd64 [installed,automatic]</text:p>
      <text:p text:style-name="Standard">libclutter-gtk-1.0-0/bionic,now 1.8.4-3 amd64 [installed,automatic]</text:p>
      <text:p text:style-name="Standard">libcmis-0.5-5v5/bionic,now 0.5.1+git20160603-3build2 amd64 [installed,automatic]</text:p>
      <text:p text:style-name="Standard">libcogl-common/bionic-updates,bionic-updates,now 1.22.2-3ubuntu1 all [installed,automatic]</text:p>
      <text:p text:style-name="Standard">libcogl-pango20/bionic-updates,now 1.22.2-3ubuntu1 amd64 [installed,automatic]</text:p>
      <text:p text:style-name="Standard">libcogl-path20/bionic-updates,now 1.22.2-3ubuntu1 amd64 [installed,automatic]</text:p>
      <text:p text:style-name="Standard">libcogl20/bionic-updates,now 1.22.2-3ubuntu1 amd64 [installed,automatic]</text:p>
      <text:p text:style-name="Standard">libcolamd2/bionic,now 1:5.1.2-2 amd64 [installed,automatic]</text:p>
      <text:p text:style-name="Standard">libcolord-gtk1/bionic,now 0.1.26-2 amd64 [installed,automatic]</text:p>
      <text:p text:style-name="Standard">libcolord2/bionic,now 1.3.3-2build1 amd64 [installed,automatic]</text:p>
      <text:p text:style-name="Standard">libcolorhug2/bionic,now 1.3.3-2build1 amd64 [installed,automatic]</text:p>
      <text:p text:style-name="Standard">libcom-err2/bionic-updates,bionic-security,now 1.44.1-1ubuntu1.2 amd64 [installed,automatic]</text:p>
      <text:p text:style-name="Standard">libcrack2/bionic,now 2.9.2-5build1 amd64 [installed,automatic]</text:p>
      <text:p text:style-name="Standard">libcroco3/bionic,now 0.6.12-2 amd64 [installed,automatic]</text:p>
      <text:p text:style-name="Standard">libcryptsetup12/bionic-updates,now 2:2.0.2-1ubuntu1.1 amd64 [installed,automatic]</text:p>
      <text:p text:style-name="Standard">libcups2/bionic-updates,bionic-security,now 2.2.7-1ubuntu2.7 amd64 [installed,automatic]</text:p>
      <text:p text:style-name="Standard">libcupscgi1/bionic-updates,bionic-security,now 2.2.7-1ubuntu2.7 amd64 [installed,automatic]</text:p>
      <text:p text:style-name="Standard">libcupsfilters1/bionic-updates,bionic-security,now 1.20.2-0ubuntu3.1 amd64 [installed,automatic]</text:p>
      <text:p text:style-name="Standard"><text:soft-page-break/>libcupsimage2/bionic-updates,bionic-security,now 2.2.7-1ubuntu2.7 amd64 [installed,automatic]</text:p>
      <text:p text:style-name="Standard">libcupsmime1/bionic-updates,bionic-security,now 2.2.7-1ubuntu2.7 amd64 [installed,automatic]</text:p>
      <text:p text:style-name="Standard">libcupsppdc1/bionic-updates,bionic-security,now 2.2.7-1ubuntu2.7 amd64 [installed,automatic]</text:p>
      <text:p text:style-name="Standard">libcurl3-gnutls/bionic-updates,bionic-security,now 7.58.0-2ubuntu3.8 amd64 [installed,automatic]</text:p>
      <text:p text:style-name="Standard">libdaemon0/bionic,now 0.14-6 amd64 [installed,automatic]</text:p>
      <text:p text:style-name="Standard">libdata-dump-perl/bionic,bionic,now 1.23-1 all [installed,automatic]</text:p>
      <text:p text:style-name="Standard">libdatrie1/bionic,now 0.2.10-7 amd64 [installed,automatic]</text:p>
      <text:p text:style-name="Standard">libdazzle-1.0-0/bionic,now 3.28.1-1 amd64 [installed,automatic]</text:p>
      <text:p text:style-name="Standard">libdb5.3/bionic-updates,bionic-security,now 5.3.28-13.1ubuntu1.1 amd64 [installed,automatic]</text:p>
      <text:p text:style-name="Standard">libdbus-1-3/bionic-updates,bionic-security,now 1.12.2-1ubuntu1.1 amd64 [installed,automatic]</text:p>
      <text:p text:style-name="Standard">libdbus-glib-1-2/bionic,now 0.110-2 amd64 [installed,automatic]</text:p>
      <text:p text:style-name="Standard">libdbusmenu-glib4/bionic-updates,now 16.04.1+18.04.20171206-0ubuntu2 amd64 [installed,automatic]</text:p>
      <text:p text:style-name="Standard">libdbusmenu-gtk3-4/bionic-updates,now 16.04.1+18.04.20171206-0ubuntu2 amd64 [installed,automatic]</text:p>
      <text:p text:style-name="Standard">libdbusmenu-gtk4/bionic-updates,now 16.04.1+18.04.20171206-0ubuntu2 amd64 [installed]</text:p>
      <text:p text:style-name="Standard">libdconf1/bionic,now 0.26.0-2ubuntu3 amd64 [installed,automatic]</text:p>
      <text:p text:style-name="Standard">libdebconfclient0/bionic,now 0.213ubuntu1 amd64 [installed,automatic]</text:p>
      <text:p text:style-name="Standard">libdee-1.0-4/bionic,now 1.2.7+17.10.20170616-0ubuntu4 amd64 [installed,automatic]</text:p>
      <text:p text:style-name="Standard">libdevmapper1.02.1/bionic-updates,now 2:1.02.145-4.1ubuntu3.18.04.1 amd64 [installed,automatic]</text:p>
      <text:p text:style-name="Standard">libdigest-hmac-perl/bionic,bionic,now 1.03+dfsg-1 all [installed,automatic]</text:p>
      <text:p text:style-name="Standard">libdjvulibre-text/bionic-updates,bionic-updates,bionic-security,bionic-security,now 3.5.27.1-8ubuntu0.1 all [installed,automatic]</text:p>
      <text:p text:style-name="Standard">libdjvulibre21/bionic-updates,bionic-security,now 3.5.27.1-8ubuntu0.1 amd64 [installed,automatic]</text:p>
      <text:p text:style-name="Standard">libdmapsharing-3.0-2/bionic,now 2.9.39-2 amd64 [installed,automatic]</text:p>
      <text:p text:style-name="Standard">libdns-export1100/bionic-updates,bionic-security,now 1:9.11.3+dfsg-1ubuntu1.11 amd64 [installed,automatic]</text:p>
      <text:p text:style-name="Standard">libdns1100/bionic-updates,bionic-security,now 1:9.11.3+dfsg-1ubuntu1.11 amd64 [installed,automatic]</text:p>
      <text:p text:style-name="Standard">libdotconf0/bionic,now 1.3-0.3fakesync1 amd64 [installed,automatic]</text:p>
      <text:p text:style-name="Standard">libdpkg-perl/bionic-updates,bionic-updates,now 1.19.0.5ubuntu2.3 all [installed,automatic]</text:p>
      <text:p text:style-name="Standard">libdrm-amdgpu1/bionic-updates,now 2.4.97-1ubuntu1~18.04.1 amd64 [installed,automatic]</text:p>
      <text:p text:style-name="Standard">libdrm-common/bionic-updates,bionic-updates,now 2.4.97-1ubuntu1~18.04.1 all [installed,automatic]</text:p>
      <text:p text:style-name="Standard">libdrm-intel1/bionic-updates,now 2.4.97-1ubuntu1~18.04.1 amd64 [installed,automatic]</text:p>
      <text:p text:style-name="Standard">libdrm-nouveau2/bionic-updates,now 2.4.97-1ubuntu1~18.04.1 amd64 [installed,automatic]</text:p>
      <text:p text:style-name="Standard">libdrm-radeon1/bionic-updates,now 2.4.97-1ubuntu1~18.04.1 amd64 [installed,automatic]</text:p>
      <text:p text:style-name="Standard">libdrm2/bionic-updates,now 2.4.97-1ubuntu1~18.04.1 amd64 [installed,automatic]</text:p>
      <text:p text:style-name="Standard">libdv4/bionic,now 1.0.0-11 amd64 [installed,automatic]</text:p>
      <text:p text:style-name="Standard">libdw1/bionic-updates,bionic-security,now 0.170-0.4ubuntu0.1 amd64 [installed,automatic]</text:p>
      <text:p text:style-name="Standard">libe-book-0.1-1/bionic,now 0.1.3-1 amd64 [installed,automatic]</text:p>
      <text:p text:style-name="Standard">libebackend-1.2-10/bionic-updates,bionic-security,now 3.28.5-0ubuntu0.18.04.2 amd64 [installed,automatic]</text:p>
      <text:p text:style-name="Standard">libebook-1.2-19/bionic-updates,bionic-security,now 3.28.5-0ubuntu0.18.04.2 amd64 [installed,automatic]</text:p>
      <text:p text:style-name="Standard">libebook-contacts-1.2-2/bionic-updates,bionic-security,now 3.28.5-0ubuntu0.18.04.2 amd64 [installed,automatic]</text:p>
      <text:p text:style-name="Standard">libecal-1.2-19/bionic-updates,bionic-security,now 3.28.5-0ubuntu0.18.04.2 amd64 [installed,automatic]</text:p>
      <text:p text:style-name="Standard">libedata-book-1.2-25/bionic-updates,bionic-security,now 3.28.5-0ubuntu0.18.04.2 amd64 [installed,automatic]</text:p>
      <text:p text:style-name="Standard"><text:soft-page-break/>libedata-cal-1.2-28/bionic-updates,bionic-security,now 3.28.5-0ubuntu0.18.04.2 amd64 [installed,automatic]</text:p>
      <text:p text:style-name="Standard">libedataserver-1.2-23/bionic-updates,bionic-security,now 3.28.5-0ubuntu0.18.04.2 amd64 [installed,automatic]</text:p>
      <text:p text:style-name="Standard">libedataserverui-1.2-2/bionic-updates,bionic-security,now 3.28.5-0ubuntu0.18.04.2 amd64 [installed,automatic]</text:p>
      <text:p text:style-name="Standard">libedit2/bionic,now 3.1-20170329-1 amd64 [installed,automatic]</text:p>
      <text:p text:style-name="Standard">libefiboot1/bionic,now 34-1 amd64 [installed,automatic]</text:p>
      <text:p text:style-name="Standard">libefivar1/bionic,now 34-1 amd64 [installed,automatic]</text:p>
      <text:p text:style-name="Standard">libegl-mesa0/bionic-updates,now 19.0.8-0ubuntu0~18.04.3 amd64 [installed,automatic]</text:p>
      <text:p text:style-name="Standard">libegl1/bionic-updates,now 1.0.0-2ubuntu2.3 amd64 [installed,automatic]</text:p>
      <text:p text:style-name="Standard">libegl1-mesa/bionic-updates,now 19.0.8-0ubuntu0~18.04.3 amd64 [installed,automatic]</text:p>
      <text:p text:style-name="Standard">libelf1/bionic-updates,bionic-security,now 0.170-0.4ubuntu0.1 amd64 [installed,automatic]</text:p>
      <text:p text:style-name="Standard">libemail-valid-perl/bionic,bionic,now 1.202-1 all [installed,automatic]</text:p>
      <text:p text:style-name="Standard">libenchant1c2a/bionic,now 1.6.0-11.1 amd64 [installed,automatic]</text:p>
      <text:p text:style-name="Standard">libencode-locale-perl/bionic,bionic,now 1.05-1 all [installed,automatic]</text:p>
      <text:p text:style-name="Standard">libeot0/bionic,now 0.01-5 amd64 [installed,automatic]</text:p>
      <text:p text:style-name="Standard">libepoxy0/bionic,now 1.4.3-1 amd64 [installed,automatic]</text:p>
      <text:p text:style-name="Standard">libepubgen-0.1-1/bionic,now 0.1.0-2ubuntu1 amd64 [installed,automatic]</text:p>
      <text:p text:style-name="Standard">libespeak-ng1/bionic,now 1.49.2+dfsg-1 amd64 [installed,automatic]</text:p>
      <text:p text:style-name="Standard">libestr0/bionic,now 0.1.10-2.1 amd64 [installed,automatic]</text:p>
      <text:p text:style-name="Standard">libetonyek-0.1-1/bionic,now 0.1.7-3 amd64 [installed,automatic]</text:p>
      <text:p text:style-name="Standard">libevdev2/bionic,now 1.5.8+dfsg-1 amd64 [installed,automatic]</text:p>
      <text:p text:style-name="Standard">libevdocument3-4/bionic-updates,bionic-security,now 3.28.4-0ubuntu1.2 amd64 [installed,automatic]</text:p>
      <text:p text:style-name="Standard">libevent-2.1-6/bionic,now 2.1.8-stable-4build1 amd64 [installed,automatic]</text:p>
      <text:p text:style-name="Standard">libevview3-3/bionic-updates,bionic-security,now 3.28.4-0ubuntu1.2 amd64 [installed,automatic]</text:p>
      <text:p text:style-name="Standard">libexempi3/bionic,now 2.4.5-2 amd64 [installed,automatic]</text:p>
      <text:p text:style-name="Standard">libexif12/bionic,now 0.6.21-4 amd64 [installed,automatic]</text:p>
      <text:p text:style-name="Standard">libexiv2-14/bionic-updates,bionic-security,now 0.25-3.1ubuntu0.18.04.4 amd64 [installed,automatic]</text:p>
      <text:p text:style-name="Standard">libexpat1/bionic-updates,bionic-security,now 2.2.5-3ubuntu0.2 amd64 [installed,automatic]</text:p>
      <text:p text:style-name="Standard">libexporter-tiny-perl/bionic,bionic,now 1.000000-2 all [installed,automatic]</text:p>
      <text:p text:style-name="Standard">libext2fs2/bionic-updates,bionic-security,now 1.44.1-1ubuntu1.2 amd64 [installed,automatic]</text:p>
      <text:p text:style-name="Standard">libexttextcat-2.0-0/bionic,now 3.4.5-1 amd64 [installed,automatic]</text:p>
      <text:p text:style-name="Standard">libexttextcat-data/bionic,bionic,now 3.4.5-1 all [installed,automatic]</text:p>
      <text:p text:style-name="Standard">libfastjson4/bionic,now 0.99.8-2 amd64 [installed,automatic]</text:p>
      <text:p text:style-name="Standard">libfcgi-perl/bionic,now 0.78-2build1 amd64 [installed,automatic]</text:p>
      <text:p text:style-name="Standard">libfdisk1/bionic-updates,now 2.31.1-0.4ubuntu3.4 amd64 [installed,automatic]</text:p>
      <text:p text:style-name="Standard">libffi6/bionic,now 3.2.1-8 amd64 [installed,automatic]</text:p>
      <text:p text:style-name="Standard">libfftw3-double3/bionic,now 3.3.7-1 amd64 [installed,automatic]</text:p>
      <text:p text:style-name="Standard">libfftw3-single3/bionic,now 3.3.7-1 amd64 [installed,automatic]</text:p>
      <text:p text:style-name="Standard">libfile-basedir-perl/bionic,bionic,now 0.07-1 all [installed,automatic]</text:p>
      <text:p text:style-name="Standard">libfile-copy-recursive-perl/bionic,bionic,now 0.40-1 all [installed,automatic]</text:p>
      <text:p text:style-name="Standard">libfile-desktopentry-perl/bionic,bionic,now 0.22-1 all [installed,automatic]</text:p>
      <text:p text:style-name="Standard">libfile-fcntllock-perl/bionic,now 0.22-3build2 amd64 [installed,automatic]</text:p>
      <text:p text:style-name="Standard">libfile-listing-perl/bionic,bionic,now 6.04-1 all [installed,automatic]</text:p>
      <text:p text:style-name="Standard">libfile-mimeinfo-perl/bionic,bionic,now 0.28-1 all [installed,automatic]</text:p>
      <text:p text:style-name="Standard">libflac8/bionic,now 1.3.2-1 amd64 [installed,automatic]</text:p>
      <text:p text:style-name="Standard">libfont-afm-perl/bionic,bionic,now 1.20-2 all [installed,automatic]</text:p>
      <text:p text:style-name="Standard">libfontconfig1/bionic,now 2.12.6-0ubuntu2 amd64 [installed,automatic]</text:p>
      <text:p text:style-name="Standard">libfontembed1/bionic-updates,bionic-security,now 1.20.2-0ubuntu3.1 amd64 [installed,automatic]</text:p>
      <text:p text:style-name="Standard"><text:soft-page-break/>libfontenc1/bionic,now 1:1.1.3-1 amd64 [installed,automatic]</text:p>
      <text:p text:style-name="Standard">libfreehand-0.1-1/bionic,now 0.1.2-2 amd64 [installed,automatic]</text:p>
      <text:p text:style-name="Standard">libfreerdp-client2-2/bionic-updates,bionic-security,now 2.0.0~git20170725.1.1648deb+dfsg1-7ubuntu0.1 amd64 [installed,automatic]</text:p>
      <text:p text:style-name="Standard">libfreerdp2-2/bionic-updates,bionic-security,now 2.0.0~git20170725.1.1648deb+dfsg1-7ubuntu0.1 amd64 [installed,automatic]</text:p>
      <text:p text:style-name="Standard">libfreetype6/bionic,now 2.8.1-2ubuntu2 amd64 [installed,automatic]</text:p>
      <text:p text:style-name="Standard">libfribidi0/bionic,now 0.19.7-2 amd64 [installed,automatic]</text:p>
      <text:p text:style-name="Standard">libfuse2/bionic,now 2.9.7-1ubuntu1 amd64 [installed,automatic]</text:p>
      <text:p text:style-name="Standard">libfwup1/bionic-updates,now 12-3bionic2 amd64 [installed,automatic]</text:p>
      <text:p text:style-name="Standard">libfwupd2/bionic-updates,now 1.0.9-0ubuntu2 amd64 [installed,automatic]</text:p>
      <text:p text:style-name="Standard">libgail-3-0/bionic-updates,now 3.22.30-1ubuntu4 amd64 [installed,automatic]</text:p>
      <text:p text:style-name="Standard">libgail-common/bionic,now 2.24.32-1ubuntu1 amd64 [installed]</text:p>
      <text:p text:style-name="Standard">libgail18/bionic,now 2.24.32-1ubuntu1 amd64 [installed]</text:p>
      <text:p text:style-name="Standard">libgbm1/bionic-updates,now 19.0.8-0ubuntu0~18.04.3 amd64 [installed,automatic]</text:p>
      <text:p text:style-name="Standard">libgc1c2/bionic,now 1:7.4.2-8ubuntu1 amd64 [installed,automatic]</text:p>
      <text:p text:style-name="Standard">libgcab-1.0-0/bionic,now 1.1-2 amd64 [installed,automatic]</text:p>
      <text:p text:style-name="Standard">libgcc1/bionic-updates,bionic-security,now 1:8.3.0-6ubuntu1~18.04.1 amd64 [installed,automatic]</text:p>
      <text:p text:style-name="Standard">libgck-1-0/bionic,now 3.28.0-1 amd64 [installed,automatic]</text:p>
      <text:p text:style-name="Standard">libgcr-base-3-1/bionic,now 3.28.0-1 amd64 [installed,automatic]</text:p>
      <text:p text:style-name="Standard">libgcr-ui-3-1/bionic,now 3.28.0-1 amd64 [installed,automatic]</text:p>
      <text:p text:style-name="Standard">libgcrypt20/bionic-updates,bionic-security,now 1.8.1-4ubuntu1.1 amd64 [installed,automatic]</text:p>
      <text:p text:style-name="Standard">libgd3/bionic-updates,bionic-security,now 2.2.5-4ubuntu0.3 amd64 [installed,automatic]</text:p>
      <text:p text:style-name="Standard">libgdata-common/bionic,bionic,now 0.17.9-2 all [installed,automatic]</text:p>
      <text:p text:style-name="Standard">libgdata22/bionic,now 0.17.9-2 amd64 [installed,automatic]</text:p>
      <text:p text:style-name="Standard">libgdbm-compat4/bionic,now 1.14.1-6 amd64 [installed,automatic]</text:p>
      <text:p text:style-name="Standard">libgdbm5/bionic,now 1.14.1-6 amd64 [installed,automatic]</text:p>
      <text:p text:style-name="Standard">libgdiplus/bionic,now 4.2-2 amd64 [installed,automatic]</text:p>
      <text:p text:style-name="Standard">libgdk-pixbuf2.0-0/bionic,now 2.36.11-2 amd64 [installed,automatic]</text:p>
      <text:p text:style-name="Standard">libgdk-pixbuf2.0-bin/bionic,now 2.36.11-2 amd64 [installed,automatic]</text:p>
      <text:p text:style-name="Standard">libgdk-pixbuf2.0-common/bionic,bionic,now 2.36.11-2 all [installed,automatic]</text:p>
      <text:p text:style-name="Standard">libgdm1/bionic-updates,bionic-security,now 3.28.3-0ubuntu18.04.4 amd64 [installed,automatic]</text:p>
      <text:p text:style-name="Standard">libgee-0.8-2/bionic,now 0.20.1-1 amd64 [installed,automatic]</text:p>
      <text:p text:style-name="Standard">libgeoclue-2-0/bionic,now 2.4.7-1ubuntu1 amd64 [installed,automatic]</text:p>
      <text:p text:style-name="Standard">libgeocode-glib0/bionic-updates,now 3.25.4.1-4ubuntu0.18.04.1 amd64 [installed,automatic]</text:p>
      <text:p text:style-name="Standard">libgeoip1/bionic,now 1.6.12-1 amd64 [installed,automatic]</text:p>
      <text:p text:style-name="Standard">libgexiv2-2/bionic,now 0.10.8-1 amd64 [installed,automatic]</text:p>
      <text:p text:style-name="Standard">libgif7/bionic-updates,bionic-security,now 5.1.4-2ubuntu0.1 amd64 [installed,automatic]</text:p>
      <text:p text:style-name="Standard">libgirepository-1.0-1/bionic,now 1.56.1-1 amd64 [installed,automatic]</text:p>
      <text:p text:style-name="Standard">libgjs0g/bionic-updates,now 1.52.5-0ubuntu18.04.1 amd64 [installed,automatic]</text:p>
      <text:p text:style-name="Standard">libgl1/bionic-updates,now 1.0.0-2ubuntu2.3 amd64 [installed,automatic]</text:p>
      <text:p text:style-name="Standard">libgl1-mesa-dri/bionic-updates,now 19.0.8-0ubuntu0~18.04.3 amd64 [installed,automatic]</text:p>
      <text:p text:style-name="Standard">libgl1-mesa-glx/bionic-updates,now 19.0.8-0ubuntu0~18.04.3 amd64 [installed,automatic]</text:p>
      <text:p text:style-name="Standard">libglapi-mesa/bionic-updates,now 19.0.8-0ubuntu0~18.04.3 amd64 [installed,automatic]</text:p>
      <text:p text:style-name="Standard">libgles2/bionic-updates,now 1.0.0-2ubuntu2.3 amd64 [installed,automatic]</text:p>
      <text:p text:style-name="Standard">libglib-object-introspection-perl/bionic,now 0.044-2 amd64 [installed,automatic]</text:p>
      <text:p text:style-name="Standard">libglib-perl/bionic,now 3:1.326-1build1 amd64 [installed,automatic]</text:p>
      <text:p text:style-name="Standard">libglib2.0-0/bionic-updates,bionic-security,now 2.56.4-0ubuntu0.18.04.4 amd64 [installed,automatic]</text:p>
      <text:p text:style-name="Standard">libglib2.0-bin/bionic-updates,bionic-security,now 2.56.4-0ubuntu0.18.04.4 amd64 [installed,automatic]</text:p>
      <text:p text:style-name="Standard">libglib2.0-cil/bionic,now 2.12.40-2 amd64 [installed,automatic]</text:p>
      <text:p text:style-name="Standard"><text:soft-page-break/>libglib2.0-data/bionic-updates,bionic-updates,bionic-security,bionic-security,now 2.56.4-0ubuntu0.18.04.4 all [installed,automatic]</text:p>
      <text:p text:style-name="Standard">libglu1-mesa/bionic,now 9.0.0-2.1build1 amd64 [installed,automatic]</text:p>
      <text:p text:style-name="Standard">libglvnd0/bionic-updates,now 1.0.0-2ubuntu2.3 amd64 [installed,automatic]</text:p>
      <text:p text:style-name="Standard">libglx-mesa0/bionic-updates,now 19.0.8-0ubuntu0~18.04.3 amd64 [installed,automatic]</text:p>
      <text:p text:style-name="Standard">libglx0/bionic-updates,now 1.0.0-2ubuntu2.3 amd64 [installed,automatic]</text:p>
      <text:p text:style-name="Standard">libgmime-3.0-0/bionic,now 3.2.0-1 amd64 [installed,automatic]</text:p>
      <text:p text:style-name="Standard">libgmp10/bionic,now 2:6.1.2+dfsg-2 amd64 [installed,automatic]</text:p>
      <text:p text:style-name="Standard">libgnome-autoar-0-0/bionic,now 0.2.3-1 amd64 [installed,automatic]</text:p>
      <text:p text:style-name="Standard">libgnome-bluetooth13/bionic-updates,now 3.28.0-2ubuntu0.2 amd64 [installed,automatic]</text:p>
      <text:p text:style-name="Standard">libgnome-desktop-3-17/bionic-updates,now 3.28.2-0ubuntu1.5 amd64 [installed,automatic]</text:p>
      <text:p text:style-name="Standard">libgnome-games-support-1-3/bionic,now 1.4.1-1 amd64 [installed,automatic]</text:p>
      <text:p text:style-name="Standard">libgnome-games-support-common/bionic,bionic,now 1.4.1-1 all [installed,automatic]</text:p>
      <text:p text:style-name="Standard">libgnome-menu-3-0/bionic-updates,now 3.13.3-11ubuntu1.1 amd64 [installed,automatic]</text:p>
      <text:p text:style-name="Standard">libgnome-todo/bionic,now 3.28.1-1 amd64 [installed,automatic]</text:p>
      <text:p text:style-name="Standard">libgnomekbd-common/bionic-updates,bionic-updates,now 3.26.0-3ubuntu0.18.04.1 all [installed,automatic]</text:p>
      <text:p text:style-name="Standard">libgnomekbd8/bionic-updates,now 3.26.0-3ubuntu0.18.04.1 amd64 [installed,automatic]</text:p>
      <text:p text:style-name="Standard">libgnutls30/bionic-updates,bionic-security,now 3.5.18-1ubuntu1.1 amd64 [installed,automatic]</text:p>
      <text:p text:style-name="Standard">libgoa-1.0-0b/bionic-updates,now 3.28.0-0ubuntu2.1 amd64 [installed,automatic]</text:p>
      <text:p text:style-name="Standard">libgoa-1.0-common/bionic-updates,bionic-updates,now 3.28.0-0ubuntu2.1 all [installed,automatic]</text:p>
      <text:p text:style-name="Standard">libgoa-backend-1.0-1/bionic-updates,now 3.28.0-0ubuntu2.1 amd64 [installed,automatic]</text:p>
      <text:p text:style-name="Standard">libgom-1.0-0/bionic,now 0.3.3-4 amd64 [installed,automatic]</text:p>
      <text:p text:style-name="Standard">libgomp1/bionic-updates,bionic-security,now 8.3.0-6ubuntu1~18.04.1 amd64 [installed,automatic]</text:p>
      <text:p text:style-name="Standard">libgpg-error0/bionic,now 1.27-6 amd64 [installed,automatic]</text:p>
      <text:p text:style-name="Standard">libgpgme11/bionic-updates,now 1.10.0-1ubuntu2 amd64 [installed,automatic]</text:p>
      <text:p text:style-name="Standard">libgpgmepp6/bionic-updates,now 1.10.0-1ubuntu2 amd64 [installed,automatic]</text:p>
      <text:p text:style-name="Standard">libgphoto2-6/bionic,now 2.5.16-2 amd64 [installed,automatic]</text:p>
      <text:p text:style-name="Standard">libgphoto2-l10n/bionic,bionic,now 2.5.16-2 all [installed,automatic]</text:p>
      <text:p text:style-name="Standard">libgphoto2-port12/bionic,now 2.5.16-2 amd64 [installed,automatic]</text:p>
      <text:p text:style-name="Standard">libgpm2/bionic,now 1.20.7-5 amd64 [installed,automatic]</text:p>
      <text:p text:style-name="Standard">libgpod-common/bionic,now 0.8.3-11 amd64 [installed,automatic]</text:p>
      <text:p text:style-name="Standard">libgpod4/bionic,now 0.8.3-11 amd64 [installed,automatic]</text:p>
      <text:p text:style-name="Standard">libgraphene-1.0-0/bionic,now 1.8.0-1 amd64 [installed,automatic]</text:p>
      <text:p text:style-name="Standard">libgraphite2-3/bionic,now 1.3.11-2 amd64 [installed,automatic]</text:p>
      <text:p text:style-name="Standard">libgrilo-0.3-0/bionic,now 0.3.4-1 amd64 [installed,automatic]</text:p>
      <text:p text:style-name="Standard">libgs9/bionic-updates,bionic-security,now 9.26~dfsg+0-0ubuntu0.18.04.12 amd64 [installed,automatic]</text:p>
      <text:p text:style-name="Standard">libgs9-common/bionic-updates,bionic-updates,bionic-security,bionic-security,now 9.26~dfsg+0-0ubuntu0.18.04.12 all [installed,automatic]</text:p>
      <text:p text:style-name="Standard">libgspell-1-1/bionic,now 1.6.1-1 amd64 [installed,automatic]</text:p>
      <text:p text:style-name="Standard">libgspell-1-common/bionic,bionic,now 1.6.1-1 all [installed,automatic]</text:p>
      <text:p text:style-name="Standard">libgssapi-krb5-2/bionic-updates,bionic-security,now 1.16-2ubuntu0.1 amd64 [installed,automatic]</text:p>
      <text:p text:style-name="Standard">libgssapi3-heimdal/bionic,now 7.5.0+dfsg-1 amd64 [installed,automatic]</text:p>
      <text:p text:style-name="Standard">libgstreamer-gl1.0-0/bionic-updates,now 1.14.5-0ubuntu1~18.04.1 amd64 [installed,automatic]</text:p>
      <text:p text:style-name="Standard">libgstreamer-plugins-base1.0-0/bionic-updates,now 1.14.5-0ubuntu1~18.04.1 amd64 [installed,automatic]</text:p>
      <text:p text:style-name="Standard">libgstreamer-plugins-good1.0-0/bionic-updates,now 1.14.5-0ubuntu1~18.04.1 amd64 [installed,automatic]</text:p>
      <text:p text:style-name="Standard">libgstreamer1.0-0/bionic-updates,now 1.14.5-0ubuntu1~18.04.1 amd64 [installed,automatic]</text:p>
      <text:p text:style-name="Standard">libgtk-3-0/bionic-updates,now 3.22.30-1ubuntu4 amd64 [installed,automatic]</text:p>
      <text:p text:style-name="Standard">libgtk-3-bin/bionic-updates,now 3.22.30-1ubuntu4 amd64 [installed,automatic]</text:p>
      <text:p text:style-name="Standard"><text:soft-page-break/>libgtk-3-common/bionic-updates,bionic-updates,now 3.22.30-1ubuntu4 all [installed,automatic]</text:p>
      <text:p text:style-name="Standard">libgtk2.0-0/bionic,now 2.24.32-1ubuntu1 amd64 [installed]</text:p>
      <text:p text:style-name="Standard">libgtk2.0-bin/bionic,now 2.24.32-1ubuntu1 amd64 [installed]</text:p>
      <text:p text:style-name="Standard">libgtk2.0-cil/bionic,now 2.12.40-2 amd64 [installed,automatic]</text:p>
      <text:p text:style-name="Standard">libgtk2.0-common/bionic,bionic,now 2.24.32-1ubuntu1 all [installed]</text:p>
      <text:p text:style-name="Standard">libgtk3-perl/bionic,bionic,now 0.032-1 all [installed,automatic]</text:p>
      <text:p text:style-name="Standard">libgtksourceview-3.0-1/bionic,now 3.24.7-1 amd64 [installed,automatic]</text:p>
      <text:p text:style-name="Standard">libgtksourceview-3.0-common/bionic,bionic,now 3.24.7-1 all [installed,automatic]</text:p>
      <text:p text:style-name="Standard">libgtop-2.0-11/bionic-updates,now 2.38.0-2ubuntu0.18.04.1 amd64 [installed,automatic]</text:p>
      <text:p text:style-name="Standard">libgtop2-common/bionic-updates,bionic-updates,now 2.38.0-2ubuntu0.18.04.1 all [installed,automatic]</text:p>
      <text:p text:style-name="Standard">libgudev-1.0-0/bionic,now 1:232-2 amd64 [installed,automatic]</text:p>
      <text:p text:style-name="Standard">libgusb2/bionic,now 0.2.11-1 amd64 [installed,automatic]</text:p>
      <text:p text:style-name="Standard">libgutenprint2/bionic,now 5.2.13-2 amd64 [installed,automatic]</text:p>
      <text:p text:style-name="Standard">libgweather-3-15/bionic-updates,now 3.28.2-1~ubuntu18.04.1 amd64 [installed,automatic]</text:p>
      <text:p text:style-name="Standard">libgweather-common/bionic-updates,bionic-updates,now 3.28.2-1~ubuntu18.04.1 all [installed,automatic]</text:p>
      <text:p text:style-name="Standard">libgxps2/bionic,now 0.3.0-2 amd64 [installed,automatic]</text:p>
      <text:p text:style-name="Standard">libharfbuzz-icu0/bionic,now 1.7.2-1ubuntu1 amd64 [installed,automatic]</text:p>
      <text:p text:style-name="Standard">libharfbuzz0b/bionic,now 1.7.2-1ubuntu1 amd64 [installed,automatic]</text:p>
      <text:p text:style-name="Standard">libhcrypto4-heimdal/bionic,now 7.5.0+dfsg-1 amd64 [installed,automatic]</text:p>
      <text:p text:style-name="Standard">libheimbase1-heimdal/bionic,now 7.5.0+dfsg-1 amd64 [installed,automatic]</text:p>
      <text:p text:style-name="Standard">libheimntlm0-heimdal/bionic,now 7.5.0+dfsg-1 amd64 [installed,automatic]</text:p>
      <text:p text:style-name="Standard">libhogweed4/bionic,now 3.4-1 amd64 [installed,automatic]</text:p>
      <text:p text:style-name="Standard">libhpmud0/bionic,now 3.17.10+repack0-5 amd64 [installed,automatic]</text:p>
      <text:p text:style-name="Standard">libhtml-form-perl/bionic,bionic,now 6.03-1 all [installed,automatic]</text:p>
      <text:p text:style-name="Standard">libhtml-format-perl/bionic,bionic,now 2.12-1 all [installed,automatic]</text:p>
      <text:p text:style-name="Standard">libhtml-parser-perl/bionic,now 3.72-3build1 amd64 [installed,automatic]</text:p>
      <text:p text:style-name="Standard">libhtml-tagset-perl/bionic,bionic,now 3.20-3 all [installed,automatic]</text:p>
      <text:p text:style-name="Standard">libhtml-tree-perl/bionic,bionic,now 5.07-1 all [installed,automatic]</text:p>
      <text:p text:style-name="Standard">libhttp-cookies-perl/bionic,bionic,now 6.04-1 all [installed,automatic]</text:p>
      <text:p text:style-name="Standard">libhttp-daemon-perl/bionic,bionic,now 6.01-1 all [installed,automatic]</text:p>
      <text:p text:style-name="Standard">libhttp-date-perl/bionic,bionic,now 6.02-1 all [installed,automatic]</text:p>
      <text:p text:style-name="Standard">libhttp-message-perl/bionic,bionic,now 6.14-1 all [installed,automatic]</text:p>
      <text:p text:style-name="Standard">libhttp-negotiate-perl/bionic,bionic,now 6.00-2 all [installed,automatic]</text:p>
      <text:p text:style-name="Standard">libhunspell-1.6-0/bionic,now 1.6.2-1 amd64 [installed,automatic]</text:p>
      <text:p text:style-name="Standard">libhx509-5-heimdal/bionic,now 7.5.0+dfsg-1 amd64 [installed,automatic]</text:p>
      <text:p text:style-name="Standard">libhyphen0/bionic,now 2.8.8-5 amd64 [installed,automatic]</text:p>
      <text:p text:style-name="Standard">libibus-1.0-5/bionic-updates,bionic-security,now 1.5.17-3ubuntu5.2 amd64 [installed,automatic]</text:p>
      <text:p text:style-name="Standard">libical3/bionic,now 3.0.1-5 amd64 [installed,automatic]</text:p>
      <text:p text:style-name="Standard">libice6/bionic,now 2:1.0.9-2 amd64 [installed,automatic]</text:p>
      <text:p text:style-name="Standard">libicu60/bionic,now 60.2-3ubuntu3 amd64 [installed,automatic]</text:p>
      <text:p text:style-name="Standard">libidn11/bionic-updates,now 1.33-2.1ubuntu1.2 amd64 [installed,automatic]</text:p>
      <text:p text:style-name="Standard">libidn2-0/bionic-updates,bionic-security,now 2.0.4-1.1ubuntu0.2 amd64 [installed,automatic]</text:p>
      <text:p text:style-name="Standard">libiec61883-0/bionic,now 1.2.0-2 amd64 [installed,automatic]</text:p>
      <text:p text:style-name="Standard">libieee1284-3/bionic,now 0.2.11-13 amd64 [installed,automatic]</text:p>
      <text:p text:style-name="Standard">libijs-0.35/bionic,now 0.35-13 amd64 [installed,automatic]</text:p>
      <text:p text:style-name="Standard">libilmbase12/bionic,now 2.2.0-11ubuntu2 amd64 [installed,automatic]</text:p>
      <text:p text:style-name="Standard">libimobiledevice6/bionic,now 1.2.1~git20171128.5a854327+dfsg-0.1 amd64 [installed,automatic]</text:p>
      <text:p text:style-name="Standard">libindicator3-7/bionic,now 16.10.0+18.04.20180321.1-0ubuntu1 amd64 [installed,automatic]</text:p>
      <text:p text:style-name="Standard">libinput-bin/bionic-updates,now 1.10.4-1ubuntu0.18.04.1 amd64 [installed,automatic]</text:p>
      <text:p text:style-name="Standard">libinput10/bionic-updates,now 1.10.4-1ubuntu0.18.04.1 amd64 [installed,automatic]</text:p>
      <text:p text:style-name="Standard"><text:soft-page-break/>libio-html-perl/bionic,bionic,now 1.001-1 all [installed,automatic]</text:p>
      <text:p text:style-name="Standard">libio-pty-perl/bionic,now 1:1.08-1.1build4 amd64 [installed,automatic]</text:p>
      <text:p text:style-name="Standard">libio-socket-inet6-perl/bionic,bionic,now 2.72-2 all [installed,automatic]</text:p>
      <text:p text:style-name="Standard">libio-socket-ssl-perl/bionic-updates,bionic-updates,bionic-security,bionic-security,now 2.060-3~ubuntu18.04.1 all [installed,automatic]</text:p>
      <text:p text:style-name="Standard">libio-string-perl/bionic,bionic,now 1.08-3 all [installed,automatic]</text:p>
      <text:p text:style-name="Standard">libip4tc0/bionic,now 1.6.1-2ubuntu2 amd64 [installed,automatic]</text:p>
      <text:p text:style-name="Standard">libip6tc0/bionic,now 1.6.1-2ubuntu2 amd64 [installed,automatic]</text:p>
      <text:p text:style-name="Standard">libipc-run-perl/bionic,bionic,now 0.96-1 all [installed,automatic]</text:p>
      <text:p text:style-name="Standard">libipc-system-simple-perl/bionic,bionic,now 1.25-4 all [installed,automatic]</text:p>
      <text:p text:style-name="Standard">libiptc0/bionic,now 1.6.1-2ubuntu2 amd64 [installed,automatic]</text:p>
      <text:p text:style-name="Standard">libirs160/bionic-updates,bionic-security,now 1:9.11.3+dfsg-1ubuntu1.11 amd64 [installed,automatic]</text:p>
      <text:p text:style-name="Standard">libisc-export169/bionic-updates,bionic-security,now 1:9.11.3+dfsg-1ubuntu1.11 amd64 [installed,automatic]</text:p>
      <text:p text:style-name="Standard">libisc169/bionic-updates,bionic-security,now 1:9.11.3+dfsg-1ubuntu1.11 amd64 [installed,automatic]</text:p>
      <text:p text:style-name="Standard">libisccc160/bionic-updates,bionic-security,now 1:9.11.3+dfsg-1ubuntu1.11 amd64 [installed,automatic]</text:p>
      <text:p text:style-name="Standard">libisccfg160/bionic-updates,bionic-security,now 1:9.11.3+dfsg-1ubuntu1.11 amd64 [installed,automatic]</text:p>
      <text:p text:style-name="Standard">libisl19/bionic,now 0.19-1 amd64 [installed,automatic]</text:p>
      <text:p text:style-name="Standard">libiw30/bionic,now 30~pre9-12ubuntu1 amd64 [installed,automatic]</text:p>
      <text:p text:style-name="Standard">libjack-jackd2-0/bionic,now 1.9.12~dfsg-2 amd64 [installed,automatic]</text:p>
      <text:p text:style-name="Standard">libjansson4/bionic,now 2.11-1 amd64 [installed,automatic]</text:p>
      <text:p text:style-name="Standard">libjavascriptcoregtk-4.0-18/bionic-updates,bionic-security,now 2.26.2-0ubuntu0.18.04.1 amd64 [installed,automatic]</text:p>
      <text:p text:style-name="Standard">libjbig0/bionic,now 2.1-3.1build1 amd64 [installed,automatic]</text:p>
      <text:p text:style-name="Standard">libjbig2dec0/bionic,now 0.13-6 amd64 [installed,automatic]</text:p>
      <text:p text:style-name="Standard">libjpeg-turbo8/bionic-updates,bionic-security,now 1.5.2-0ubuntu5.18.04.3 amd64 [installed,automatic]</text:p>
      <text:p text:style-name="Standard">libjpeg8/bionic,now 8c-2ubuntu8 amd64 [installed,automatic]</text:p>
      <text:p text:style-name="Standard">libjson-c3/bionic,now 0.12.1-1.3 amd64 [installed,automatic]</text:p>
      <text:p text:style-name="Standard">libjson-glib-1.0-0/bionic,now 1.4.2-3 amd64 [installed,automatic]</text:p>
      <text:p text:style-name="Standard">libjson-glib-1.0-common/bionic,bionic,now 1.4.2-3 all [installed,automatic]</text:p>
      <text:p text:style-name="Standard">libk5crypto3/bionic-updates,bionic-security,now 1.16-2ubuntu0.1 amd64 [installed,automatic]</text:p>
      <text:p text:style-name="Standard">libkeyutils1/bionic,now 1.5.9-9.2ubuntu2 amd64 [installed,automatic]</text:p>
      <text:p text:style-name="Standard">libklibc/bionic,now 2.0.4-9ubuntu2 amd64 [installed,automatic]</text:p>
      <text:p text:style-name="Standard">libkmod2/bionic-updates,now 24-1ubuntu3.2 amd64 [installed,automatic]</text:p>
      <text:p text:style-name="Standard">libkpathsea6/bionic-updates,bionic-security,now 2017.20170613.44572-8ubuntu0.1 amd64 [installed,automatic]</text:p>
      <text:p text:style-name="Standard">libkrb5-26-heimdal/bionic,now 7.5.0+dfsg-1 amd64 [installed,automatic]</text:p>
      <text:p text:style-name="Standard">libkrb5-3/bionic-updates,bionic-security,now 1.16-2ubuntu0.1 amd64 [installed,automatic]</text:p>
      <text:p text:style-name="Standard">libkrb5support0/bionic-updates,bionic-security,now 1.16-2ubuntu0.1 amd64 [installed,automatic]</text:p>
      <text:p text:style-name="Standard">libksba8/bionic,now 1.3.5-2 amd64 [installed,automatic]</text:p>
      <text:p text:style-name="Standard">liblangtag-common/bionic,bionic,now 0.6.2-1 all [installed,automatic]</text:p>
      <text:p text:style-name="Standard">liblangtag1/bionic,now 0.6.2-1 amd64 [installed,automatic]</text:p>
      <text:p text:style-name="Standard">liblcms2-2/bionic-updates,bionic-security,now 2.9-1ubuntu0.1 amd64 [installed,automatic]</text:p>
      <text:p text:style-name="Standard">liblcms2-utils/bionic-updates,bionic-security,now 2.9-1ubuntu0.1 amd64 [installed,automatic]</text:p>
      <text:p text:style-name="Standard">libldap-2.4-2/bionic-updates,now 2.4.45+dfsg-1ubuntu1.4 amd64 [installed,automatic]</text:p>
      <text:p text:style-name="Standard">libldap-common/bionic-updates,bionic-updates,now 2.4.45+dfsg-1ubuntu1.4 all [installed,automatic]</text:p>
      <text:p text:style-name="Standard"><text:soft-page-break/>libldb1/bionic-updates,bionic-security,now 2:1.2.3-1ubuntu0.1 amd64 [installed,automatic]</text:p>
      <text:p text:style-name="Standard">liblirc-client0/bionic,now 0.10.0-2 amd64 [installed,automatic]</text:p>
      <text:p text:style-name="Standard">liblist-moreutils-perl/bionic,now 0.416-1build3 amd64 [installed,automatic]</text:p>
      <text:p text:style-name="Standard">libllvm6.0/bionic,now 1:6.0-1ubuntu2 amd64 [installed]</text:p>
      <text:p text:style-name="Standard">libllvm8/bionic-updates,now 1:8-3~ubuntu18.04.1 amd64 [installed,automatic]</text:p>
      <text:p text:style-name="Standard">liblocale-gettext-perl/bionic,now 1.07-3build2 amd64 [installed,automatic]</text:p>
      <text:p text:style-name="Standard">liblouis-data/bionic-updates,bionic-updates,bionic-security,bionic-security,now 3.5.0-1ubuntu0.3 all [installed,automatic]</text:p>
      <text:p text:style-name="Standard">liblouis14/bionic-updates,bionic-security,now 3.5.0-1ubuntu0.3 amd64 [installed,automatic]</text:p>
      <text:p text:style-name="Standard">liblouisutdml-bin/bionic,now 2.7.0-1 amd64 [installed,automatic]</text:p>
      <text:p text:style-name="Standard">liblouisutdml-data/bionic,bionic,now 2.7.0-1 all [installed,automatic]</text:p>
      <text:p text:style-name="Standard">liblouisutdml8/bionic,now 2.7.0-1 amd64 [installed,automatic]</text:p>
      <text:p text:style-name="Standard">liblqr-1-0/bionic,now 0.4.2-2.1 amd64 [installed,automatic]</text:p>
      <text:p text:style-name="Standard">libltdl7/bionic,now 2.4.6-2 amd64 [installed,automatic]</text:p>
      <text:p text:style-name="Standard">liblua5.3-0/bionic-updates,bionic-security,now 5.3.3-1ubuntu0.18.04.1 amd64 [installed,automatic]</text:p>
      <text:p text:style-name="Standard">liblwp-mediatypes-perl/bionic,bionic,now 6.02-1 all [installed,automatic]</text:p>
      <text:p text:style-name="Standard">liblwp-protocol-https-perl/bionic,bionic,now 6.07-2 all [installed,automatic]</text:p>
      <text:p text:style-name="Standard">liblwres160/bionic-updates,bionic-security,now 1:9.11.3+dfsg-1ubuntu1.11 amd64 [installed,automatic]</text:p>
      <text:p text:style-name="Standard">liblz4-1/bionic,now 0.0~r131-2ubuntu3 amd64 [installed,automatic]</text:p>
      <text:p text:style-name="Standard">liblzma5/bionic,now 5.2.2-1.3 amd64 [installed,automatic]</text:p>
      <text:p text:style-name="Standard">liblzo2-2/bionic,now 2.08-1.2 amd64 [installed,automatic]</text:p>
      <text:p text:style-name="Standard">libmagic-mgc/bionic-updates,bionic-security,now 1:5.32-2ubuntu0.3 amd64 [installed,automatic]</text:p>
      <text:p text:style-name="Standard">libmagic1/bionic-updates,bionic-security,now 1:5.32-2ubuntu0.3 amd64 [installed,automatic]</text:p>
      <text:p text:style-name="Standard">libmagickcore-6.q16-3/bionic-updates,bionic-security,now 8:6.9.7.4+dfsg-16ubuntu6.8 amd64 [installed,automatic]</text:p>
      <text:p text:style-name="Standard">libmagickcore-6.q16-3-extra/bionic-updates,bionic-security,now 8:6.9.7.4+dfsg-16ubuntu6.8 amd64 [installed,automatic]</text:p>
      <text:p text:style-name="Standard">libmagickwand-6.q16-3/bionic-updates,bionic-security,now 8:6.9.7.4+dfsg-16ubuntu6.8 amd64 [installed,automatic]</text:p>
      <text:p text:style-name="Standard">libmailtools-perl/bionic,bionic,now 2.18-1 all [installed,automatic]</text:p>
      <text:p text:style-name="Standard">libmbim-glib4/bionic-updates,now 1.18.0-1~ubuntu18.04.1 amd64 [installed,automatic]</text:p>
      <text:p text:style-name="Standard">libmbim-proxy/bionic-updates,now 1.18.0-1~ubuntu18.04.1 amd64 [installed,automatic]</text:p>
      <text:p text:style-name="Standard">libmediaart-2.0-0/bionic,now 1.9.4-1 amd64 [installed,automatic]</text:p>
      <text:p text:style-name="Standard">libmessaging-menu0/bionic,now 13.10.1+17.04.20170120-0ubuntu2 amd64 [installed,auto-removable]</text:p>
      <text:p text:style-name="Standard">libmhash2/bionic,now 0.9.9.9-7 amd64 [installed,automatic]</text:p>
      <text:p text:style-name="Standard">libminiupnpc10/bionic,now 1.9.20140610-4ubuntu2 amd64 [installed,automatic]</text:p>
      <text:p text:style-name="Standard">libmm-glib0/bionic-updates,now 1.10.0-1~ubuntu18.04.2 amd64 [installed,automatic]</text:p>
      <text:p text:style-name="Standard">libmnl0/bionic,now 1.0.4-2 amd64 [installed,automatic]</text:p>
      <text:p text:style-name="Standard">libmono-addins-gui0.2-cil/bionic,bionic,now 1.0+git20130406.adcd75b-4 all [installed,automatic]</text:p>
      <text:p text:style-name="Standard">libmono-addins0.2-cil/bionic,bionic,now 1.0+git20130406.adcd75b-4 all [installed,automatic]</text:p>
      <text:p text:style-name="Standard">libmono-cairo4.0-cil/bionic,bionic,now 4.6.2.7+dfsg-1ubuntu1 all [installed,automatic]</text:p>
      <text:p text:style-name="Standard">libmono-corlib4.5-cil/bionic,bionic,now 4.6.2.7+dfsg-1ubuntu1 all [installed,automatic]</text:p>
      <text:p text:style-name="Standard">libmono-i18n-west4.0-cil/bionic,bionic,now 4.6.2.7+dfsg-1ubuntu1 all [installed,automatic]</text:p>
      <text:p text:style-name="Standard">libmono-i18n4.0-cil/bionic,bionic,now 4.6.2.7+dfsg-1ubuntu1 all [installed,automatic]</text:p>
      <text:p text:style-name="Standard">libmono-posix4.0-cil/bionic,bionic,now 4.6.2.7+dfsg-1ubuntu1 all [installed,automatic]</text:p>
      <text:p text:style-name="Standard">libmono-security4.0-cil/bionic,bionic,now 4.6.2.7+dfsg-1ubuntu1 all [installed,automatic]</text:p>
      <text:p text:style-name="Standard">libmono-sharpzip4.84-cil/bionic,bionic,now 4.6.2.7+dfsg-1ubuntu1 all [installed,automatic]</text:p>
      <text:p text:style-name="Standard">libmono-system-configuration4.0-cil/bionic,bionic,now 4.6.2.7+dfsg-1ubuntu1 all [installed,automatic]</text:p>
      <text:p text:style-name="Standard">libmono-system-core4.0-cil/bionic,bionic,now 4.6.2.7+dfsg-1ubuntu1 all [installed,automatic]</text:p>
      <text:p text:style-name="Standard"><text:soft-page-break/>libmono-system-drawing4.0-cil/bionic,bionic,now 4.6.2.7+dfsg-1ubuntu1 all [installed,automatic]</text:p>
      <text:p text:style-name="Standard">libmono-system-security4.0-cil/bionic,bionic,now 4.6.2.7+dfsg-1ubuntu1 all [installed,automatic]</text:p>
      <text:p text:style-name="Standard">libmono-system-xml4.0-cil/bionic,bionic,now 4.6.2.7+dfsg-1ubuntu1 all [installed,automatic]</text:p>
      <text:p text:style-name="Standard">libmono-system4.0-cil/bionic,bionic,now 4.6.2.7+dfsg-1ubuntu1 all [installed,automatic]</text:p>
      <text:p text:style-name="Standard">libmount1/bionic-updates,now 2.31.1-0.4ubuntu3.4 amd64 [installed,automatic]</text:p>
      <text:p text:style-name="Standard">libmozjs-52-0/bionic-updates,bionic-security,now 52.9.1-0ubuntu0.18.04.1 amd64 [installed,automatic]</text:p>
      <text:p text:style-name="Standard">libmp3lame0/bionic,now 3.100-2 amd64 [installed,automatic]</text:p>
      <text:p text:style-name="Standard">libmpc3/bionic,now 1.1.0-1 amd64 [installed,automatic]</text:p>
      <text:p text:style-name="Standard">libmpdec2/bionic,now 2.4.2-1ubuntu1 amd64 [installed,automatic]</text:p>
      <text:p text:style-name="Standard">libmpfr6/bionic,now 4.0.1-1 amd64 [installed,automatic]</text:p>
      <text:p text:style-name="Standard">libmpg123-0/bionic,now 1.25.10-1 amd64 [installed,automatic]</text:p>
      <text:p text:style-name="Standard">libmspub-0.1-1/bionic,now 0.1.4-1 amd64 [installed,automatic]</text:p>
      <text:p text:style-name="Standard">libmtdev1/bionic,now 1.1.5-1ubuntu3 amd64 [installed,automatic]</text:p>
      <text:p text:style-name="Standard">libmtp-common/bionic,bionic,now 1.1.13-1 all [installed,automatic]</text:p>
      <text:p text:style-name="Standard">libmtp-runtime/bionic,now 1.1.13-1 amd64 [installed,automatic]</text:p>
      <text:p text:style-name="Standard">libmtp9/bionic,now 1.1.13-1 amd64 [installed,automatic]</text:p>
      <text:p text:style-name="Standard">libmutter-2-0/bionic-updates,now 3.28.4-0ubuntu18.04.2 amd64 [installed,automatic]</text:p>
      <text:p text:style-name="Standard">libmwaw-0.3-3/bionic,now 0.3.13-1 amd64 [installed,automatic]</text:p>
      <text:p text:style-name="Standard">libmythes-1.2-0/bionic,now 2:1.2.4-3 amd64 [installed,automatic]</text:p>
      <text:p text:style-name="Standard">libnatpmp1/bionic,now 20150609-2 amd64 [installed,automatic]</text:p>
      <text:p text:style-name="Standard">libnautilus-extension1a/bionic-updates,now 1:3.26.4-0~ubuntu18.04.4 amd64 [installed,automatic]</text:p>
      <text:p text:style-name="Standard">libncurses5/bionic-updates,now 6.1-1ubuntu1.18.04 amd64 [installed,automatic]</text:p>
      <text:p text:style-name="Standard">libncursesw5/bionic-updates,now 6.1-1ubuntu1.18.04 amd64 [installed,automatic]</text:p>
      <text:p text:style-name="Standard">libndp0/bionic,now 1.6-1 amd64 [installed,automatic]</text:p>
      <text:p text:style-name="Standard">libneon27-gnutls/bionic-updates,now 0.30.2-3~ubuntu18.04.1 amd64 [installed,automatic]</text:p>
      <text:p text:style-name="Standard">libnet-dbus-perl/bionic,now 1.1.0-4build2 amd64 [installed,automatic]</text:p>
      <text:p text:style-name="Standard">libnet-dns-perl/bionic,bionic,now 1.10-2 all [installed,automatic]</text:p>
      <text:p text:style-name="Standard">libnet-domain-tld-perl/bionic,bionic,now 1.75-1 all [installed,automatic]</text:p>
      <text:p text:style-name="Standard">libnet-http-perl/bionic,bionic,now 6.17-1 all [installed,automatic]</text:p>
      <text:p text:style-name="Standard">libnet-ip-perl/bionic,bionic,now 1.26-1 all [installed,automatic]</text:p>
      <text:p text:style-name="Standard">libnet-libidn-perl/bionic,now 0.12.ds-2build4 amd64 [installed,automatic]</text:p>
      <text:p text:style-name="Standard">libnet-smtp-ssl-perl/bionic,bionic,now 1.04-1 all [installed,automatic]</text:p>
      <text:p text:style-name="Standard">libnet-ssleay-perl/bionic-updates,bionic-security,now 1.84-1ubuntu0.2 amd64 [installed,automatic]</text:p>
      <text:p text:style-name="Standard">libnetfilter-conntrack3/bionic,now 1.0.6-2 amd64 [installed,automatic]</text:p>
      <text:p text:style-name="Standard">libnetpbm10/bionic,now 2:10.0-15.3build1 amd64 [installed,automatic]</text:p>
      <text:p text:style-name="Standard">libnettle6/bionic,now 3.4-1 amd64 [installed,automatic]</text:p>
      <text:p text:style-name="Standard">libnewt0.52/bionic,now 0.52.20-1ubuntu1 amd64 [installed,automatic]</text:p>
      <text:p text:style-name="Standard">libnfnetlink0/bionic,now 1.0.1-3 amd64 [installed,automatic]</text:p>
      <text:p text:style-name="Standard">libnghttp2-14/bionic,now 1.30.0-1ubuntu1 amd64 [installed,automatic]</text:p>
      <text:p text:style-name="Standard">libnih1/bionic,now 1.0.3-6ubuntu2 amd64 [installed,automatic]</text:p>
      <text:p text:style-name="Standard">libnl-3-200/bionic,now 3.2.29-0ubuntu3 amd64 [installed,automatic]</text:p>
      <text:p text:style-name="Standard">libnl-genl-3-200/bionic,now 3.2.29-0ubuntu3 amd64 [installed,automatic]</text:p>
      <text:p text:style-name="Standard">libnm0/bionic-updates,now 1.10.6-2ubuntu1.2 amd64 [installed,automatic]</text:p>
      <text:p text:style-name="Standard">libnma0/bionic-updates,now 1.8.10-2ubuntu3 amd64 [installed,automatic]</text:p>
      <text:p text:style-name="Standard">libnotify-bin/bionic,now 0.7.7-3 amd64 [installed]</text:p>
      <text:p text:style-name="Standard">libnotify4/bionic,now 0.7.7-3 amd64 [installed,automatic]</text:p>
      <text:p text:style-name="Standard">libnpth0/bionic,now 1.5-3 amd64 [installed,automatic]</text:p>
      <text:p text:style-name="Standard">libnspr4/bionic,now 2:4.18-1ubuntu1 amd64 [installed,automatic]</text:p>
      <text:p text:style-name="Standard">libnss-mdns/bionic,now 0.10-8ubuntu1 amd64 [installed]</text:p>
      <text:p text:style-name="Standard">libnss-myhostname/bionic-updates,now 237-3ubuntu10.33 amd64 [installed,automatic]</text:p>
      <text:p text:style-name="Standard">libnss-systemd/bionic-updates,now 237-3ubuntu10.33 amd64 [installed,automatic]</text:p>
      <text:p text:style-name="Standard"><text:soft-page-break/>libnss3/bionic-updates,bionic-security,now 2:3.35-2ubuntu2.5 amd64 [installed,automatic]</text:p>
      <text:p text:style-name="Standard">libntfs-3g88/bionic-updates,bionic-security,now 1:2017.3.23-2ubuntu0.18.04.2 amd64 [installed,automatic]</text:p>
      <text:p text:style-name="Standard">libnuma1/bionic-updates,now 2.0.11-2.1ubuntu0.1 amd64 [installed,automatic]</text:p>
      <text:p text:style-name="Standard">liboauth0/bionic,now 1.0.3-1 amd64 [installed,automatic]</text:p>
      <text:p text:style-name="Standard">libodfgen-0.1-1/bionic,now 0.1.6-2 amd64 [installed,automatic]</text:p>
      <text:p text:style-name="Standard">libogg0/bionic,now 1.3.2-1 amd64 [installed,automatic]</text:p>
      <text:p text:style-name="Standard">libopenexr22/bionic-updates,bionic-security,now 2.2.0-11.1ubuntu1.1 amd64 [installed,automatic]</text:p>
      <text:p text:style-name="Standard">libopus0/bionic,now 1.1.2-1ubuntu1 amd64 [installed,automatic]</text:p>
      <text:p text:style-name="Standard">liborc-0.4-0/bionic,now 1:0.4.28-1 amd64 [installed,automatic]</text:p>
      <text:p text:style-name="Standard">liborcus-0.13-0/bionic,now 0.13.4-2 amd64 [installed,automatic]</text:p>
      <text:p text:style-name="Standard">libp11-kit0/bionic,now 0.23.9-2 amd64 [installed,automatic]</text:p>
      <text:p text:style-name="Standard">libpackagekit-glib2-18/bionic-updates,now 1.1.9-1ubuntu2.18.04.5 amd64 [installed,automatic]</text:p>
      <text:p text:style-name="Standard">libpagemaker-0.0-0/bionic,now 0.0.4-1 amd64 [installed,automatic]</text:p>
      <text:p text:style-name="Standard">libpam-cap/bionic,now 1:2.25-1.2 amd64 [installed,automatic]</text:p>
      <text:p text:style-name="Standard">libpam-gnome-keyring/bionic-updates,now 3.28.0.2-1ubuntu1.18.04.1 amd64 [installed]</text:p>
      <text:p text:style-name="Standard">libpam-modules/bionic-updates,now 1.1.8-3.6ubuntu2.18.04.1 amd64 [installed,automatic]</text:p>
      <text:p text:style-name="Standard">libpam-modules-bin/bionic-updates,now 1.1.8-3.6ubuntu2.18.04.1 amd64 [installed,automatic]</text:p>
      <text:p text:style-name="Standard">libpam-runtime/bionic-updates,bionic-updates,now 1.1.8-3.6ubuntu2.18.04.1 all [installed,automatic]</text:p>
      <text:p text:style-name="Standard">libpam-systemd/bionic-updates,now 237-3ubuntu10.33 amd64 [installed,automatic]</text:p>
      <text:p text:style-name="Standard">libpam0g/bionic-updates,now 1.1.8-3.6ubuntu2.18.04.1 amd64 [installed,automatic]</text:p>
      <text:p text:style-name="Standard">libpango-1.0-0/bionic-updates,bionic-security,now 1.40.14-1ubuntu0.1 amd64 [installed,automatic]</text:p>
      <text:p text:style-name="Standard">libpangocairo-1.0-0/bionic-updates,bionic-security,now 1.40.14-1ubuntu0.1 amd64 [installed,automatic]</text:p>
      <text:p text:style-name="Standard">libpangoft2-1.0-0/bionic-updates,bionic-security,now 1.40.14-1ubuntu0.1 amd64 [installed,automatic]</text:p>
      <text:p text:style-name="Standard">libpangoxft-1.0-0/bionic-updates,bionic-security,now 1.40.14-1ubuntu0.1 amd64 [installed,automatic]</text:p>
      <text:p text:style-name="Standard">libpaper-utils/bionic,now 1.1.24+nmu5ubuntu1 amd64 [installed,automatic]</text:p>
      <text:p text:style-name="Standard">libpaper1/bionic,now 1.1.24+nmu5ubuntu1 amd64 [installed,automatic]</text:p>
      <text:p text:style-name="Standard">libparse-debianchangelog-perl/bionic,bionic,now 1.2.0-12 all [installed,automatic]</text:p>
      <text:p text:style-name="Standard">libparted-fs-resize0/bionic-updates,now 3.2-20ubuntu0.2 amd64 [installed,automatic]</text:p>
      <text:p text:style-name="Standard">libparted2/bionic-updates,now 3.2-20ubuntu0.2 amd64 [installed,automatic]</text:p>
      <text:p text:style-name="Standard">libpcap0.8/bionic,now 1.8.1-6ubuntu1 amd64 [installed,automatic]</text:p>
      <text:p text:style-name="Standard">libpcaudio0/bionic,now 1.0-1 amd64 [installed,automatic]</text:p>
      <text:p text:style-name="Standard">libpci3/bionic-updates,now 1:3.5.2-1ubuntu1.1 amd64 [installed,automatic]</text:p>
      <text:p text:style-name="Standard">libpciaccess0/bionic,now 0.14-1 amd64 [installed,automatic]</text:p>
      <text:p text:style-name="Standard">libpcre3/bionic,now 2:8.39-9 amd64 [installed,automatic]</text:p>
      <text:p text:style-name="Standard">libpcsclite1/bionic,now 1.8.23-1 amd64 [installed,automatic]</text:p>
      <text:p text:style-name="Standard">libpeas-1.0-0/bionic,now 1.22.0-2 amd64 [installed,automatic]</text:p>
      <text:p text:style-name="Standard">libpeas-common/bionic,bionic,now 1.22.0-2 all [installed,automatic]</text:p>
      <text:p text:style-name="Standard">libperl5.26/bionic-updates,bionic-security,now 5.26.1-6ubuntu0.3 amd64 [installed,automatic]</text:p>
      <text:p text:style-name="Standard">libperlio-gzip-perl/bionic,now 0.19-1build3 amd64 [installed,automatic]</text:p>
      <text:p text:style-name="Standard">libphonenumber7/bionic,now 7.1.0-5ubuntu5 amd64 [installed,automatic]</text:p>
      <text:p text:style-name="Standard">libpipeline1/bionic,now 1.5.0-1 amd64 [installed,automatic]</text:p>
      <text:p text:style-name="Standard">libpixman-1-0/bionic,now 0.34.0-2 amd64 [installed,automatic]</text:p>
      <text:p text:style-name="Standard">libplist3/bionic,now 2.0.0-2ubuntu1 amd64 [installed,automatic]</text:p>
      <text:p text:style-name="Standard">libplymouth4/bionic-updates,now 0.9.3-1ubuntu7.18.04.2 amd64 [installed,automatic]</text:p>
      <text:p text:style-name="Standard">libpng16-16/bionic-updates,bionic-security,now 1.6.34-1ubuntu0.18.04.2 amd64 [installed,automatic]</text:p>
      <text:p text:style-name="Standard"><text:soft-page-break/>libpolkit-agent-1-0/bionic-updates,bionic-security,now 0.105-20ubuntu0.18.04.5 amd64 [installed,automatic]</text:p>
      <text:p text:style-name="Standard">libpolkit-backend-1-0/bionic-updates,bionic-security,now 0.105-20ubuntu0.18.04.5 amd64 [installed,automatic]</text:p>
      <text:p text:style-name="Standard">libpolkit-gobject-1-0/bionic-updates,bionic-security,now 0.105-20ubuntu0.18.04.5 amd64 [installed,automatic]</text:p>
      <text:p text:style-name="Standard">libpoppler-glib8/bionic-updates,bionic-security,now 0.62.0-2ubuntu2.10 amd64 [installed,automatic]</text:p>
      <text:p text:style-name="Standard">libpoppler73/bionic-updates,bionic-security,now 0.62.0-2ubuntu2.10 amd64 [installed,automatic]</text:p>
      <text:p text:style-name="Standard">libpopt0/bionic,now 1.16-11 amd64 [installed,automatic]</text:p>
      <text:p text:style-name="Standard">libprocps6/bionic-updates,now 2:3.3.12-3ubuntu1.2 amd64 [installed,automatic]</text:p>
      <text:p text:style-name="Standard">libprotobuf10/bionic,now 3.0.0-9.1ubuntu1 amd64 [installed,automatic]</text:p>
      <text:p text:style-name="Standard">libproxy1-plugin-gsettings/bionic,now 0.4.15-1 amd64 [installed]</text:p>
      <text:p text:style-name="Standard">libproxy1-plugin-networkmanager/bionic,now 0.4.15-1 amd64 [installed]</text:p>
      <text:p text:style-name="Standard">libproxy1v5/bionic,now 0.4.15-1 amd64 [installed,automatic]</text:p>
      <text:p text:style-name="Standard">libpsl5/bionic,now 0.19.1-5build1 amd64 [installed,automatic]</text:p>
      <text:p text:style-name="Standard">libpulse-mainloop-glib0/bionic-updates,now 1:11.1-1ubuntu7.2 amd64 [installed,automatic]</text:p>
      <text:p text:style-name="Standard">libpulse0/bionic-updates,now 1:11.1-1ubuntu7.2 amd64 [installed,automatic]</text:p>
      <text:p text:style-name="Standard">libpulsedsp/bionic-updates,now 1:11.1-1ubuntu7.2 amd64 [installed,automatic]</text:p>
      <text:p text:style-name="Standard">libpwquality-common/bionic,bionic,now 1.4.0-2 all [installed,automatic]</text:p>
      <text:p text:style-name="Standard">libpwquality1/bionic,now 1.4.0-2 amd64 [installed,automatic]</text:p>
      <text:p text:style-name="Standard">libpython2.7/bionic-updates,bionic-security,now 2.7.15-4ubuntu4~18.04.2 amd64 [installed,automatic]</text:p>
      <text:p text:style-name="Standard">libpython2.7-minimal/bionic-updates,bionic-security,now 2.7.15-4ubuntu4~18.04.2 amd64 [installed,automatic]</text:p>
      <text:p text:style-name="Standard">libpython2.7-stdlib/bionic-updates,bionic-security,now 2.7.15-4ubuntu4~18.04.2 amd64 [installed,automatic]</text:p>
      <text:p text:style-name="Standard">libpython3-stdlib/bionic-updates,now 3.6.7-1~18.04 amd64 [installed,automatic]</text:p>
      <text:p text:style-name="Standard">libpython3.6/bionic-updates,now 3.6.9-1~18.04 amd64 [installed,automatic]</text:p>
      <text:p text:style-name="Standard">libpython3.6-minimal/bionic-updates,now 3.6.9-1~18.04 amd64 [installed,automatic]</text:p>
      <text:p text:style-name="Standard">libpython3.6-stdlib/bionic-updates,now 3.6.9-1~18.04 amd64 [installed,automatic]</text:p>
      <text:p text:style-name="Standard">libqmi-glib5/bionic-updates,now 1.22.0-1.2~ubuntu18.04.1 amd64 [installed,automatic]</text:p>
      <text:p text:style-name="Standard">libqmi-proxy/bionic-updates,now 1.22.0-1.2~ubuntu18.04.1 amd64 [installed,automatic]</text:p>
      <text:p text:style-name="Standard">libqpdf21/bionic,now 8.0.2-3 amd64 [installed,automatic]</text:p>
      <text:p text:style-name="Standard">libqqwing2v5/bionic,now 1.3.4-1.1 amd64 [installed,automatic]</text:p>
      <text:p text:style-name="Standard">libraptor2-0/bionic,now 2.0.14-1build1 amd64 [installed,automatic]</text:p>
      <text:p text:style-name="Standard">librasqal3/bionic,now 0.9.32-1build1 amd64 [installed,automatic]</text:p>
      <text:p text:style-name="Standard">libraw1394-11/bionic,now 2.1.2-1 amd64 [installed,automatic]</text:p>
      <text:p text:style-name="Standard">libraw16/bionic-updates,bionic-security,now 0.18.8-1ubuntu0.3 amd64 [installed,automatic]</text:p>
      <text:p text:style-name="Standard">librdf0/bionic,now 1.0.17-1.1 amd64 [installed,automatic]</text:p>
      <text:p text:style-name="Standard">libreadline7/bionic,now 7.0-3 amd64 [installed,automatic]</text:p>
      <text:p text:style-name="Standard">libreoffice-avmedia-backend-gstreamer/bionic-updates,bionic-security,now 1:6.0.7-0ubuntu0.18.04.10 amd64 [installed,automatic]</text:p>
      <text:p text:style-name="Standard">libreoffice-base-core/bionic-updates,bionic-security,now 1:6.0.7-0ubuntu0.18.04.10 amd64 [installed,automatic]</text:p>
      <text:p text:style-name="Standard">libreoffice-calc/bionic-updates,bionic-security,now 1:6.0.7-0ubuntu0.18.04.10 amd64 [installed]</text:p>
      <text:p text:style-name="Standard">libreoffice-common/bionic-updates,bionic-updates,bionic-security,bionic-security,now 1:6.0.7-0ubuntu0.18.04.10 all [installed,automatic]</text:p>
      <text:p text:style-name="Standard">libreoffice-core/bionic-updates,bionic-security,now 1:6.0.7-0ubuntu0.18.04.10 amd64 [installed,automatic]</text:p>
      <text:p text:style-name="Standard">libreoffice-draw/bionic-updates,bionic-security,now 1:6.0.7-0ubuntu0.18.04.10 amd64 [installed,automatic]</text:p>
      <text:p text:style-name="Standard"><text:soft-page-break/>libreoffice-gnome/bionic-updates,bionic-security,now 1:6.0.7-0ubuntu0.18.04.10 amd64 [installed]</text:p>
      <text:p text:style-name="Standard">libreoffice-gtk3/bionic-updates,bionic-security,now 1:6.0.7-0ubuntu0.18.04.10 amd64 [installed,automatic]</text:p>
      <text:p text:style-name="Standard">libreoffice-help-en-us/bionic-updates,bionic-updates,bionic-security,bionic-security,now 1:6.0.7-0ubuntu0.18.04.10 all [installed]</text:p>
      <text:p text:style-name="Standard">libreoffice-impress/bionic-updates,bionic-security,now 1:6.0.7-0ubuntu0.18.04.10 amd64 [installed]</text:p>
      <text:p text:style-name="Standard">libreoffice-math/bionic-updates,bionic-security,now 1:6.0.7-0ubuntu0.18.04.10 amd64 [installed]</text:p>
      <text:p text:style-name="Standard">libreoffice-ogltrans/bionic-updates,bionic-security,now 1:6.0.7-0ubuntu0.18.04.10 amd64 [installed]</text:p>
      <text:p text:style-name="Standard">libreoffice-pdfimport/bionic-updates,bionic-updates,bionic-security,bionic-security,now 1:6.0.7-0ubuntu0.18.04.10 all [installed]</text:p>
      <text:p text:style-name="Standard">libreoffice-style-breeze/bionic-updates,bionic-updates,bionic-security,bionic-security,now 1:6.0.7-0ubuntu0.18.04.10 all [installed]</text:p>
      <text:p text:style-name="Standard">libreoffice-style-galaxy/bionic-updates,bionic-updates,bionic-security,bionic-security,now 1:6.0.7-0ubuntu0.18.04.10 all [installed,automatic]</text:p>
      <text:p text:style-name="Standard">libreoffice-style-tango/bionic-updates,bionic-updates,bionic-security,bionic-security,now 1:6.0.7-0ubuntu0.18.04.10 all [installed,automatic]</text:p>
      <text:p text:style-name="Standard">libreoffice-writer/bionic-updates,bionic-security,now 1:6.0.7-0ubuntu0.18.04.10 amd64 [installed]</text:p>
      <text:p text:style-name="Standard">librest-0.7-0/bionic,now 0.8.0-2 amd64 [installed,automatic]</text:p>
      <text:p text:style-name="Standard">librevenge-0.0-0/bionic,now 0.0.4-6ubuntu2 amd64 [installed,automatic]</text:p>
      <text:p text:style-name="Standard">librhythmbox-core10/bionic,now 3.4.2-4ubuntu1 amd64 [installed,automatic]</text:p>
      <text:p text:style-name="Standard">libroken18-heimdal/bionic,now 7.5.0+dfsg-1 amd64 [installed,automatic]</text:p>
      <text:p text:style-name="Standard">librsvg2-2/bionic,now 2.40.20-2 amd64 [installed,automatic]</text:p>
      <text:p text:style-name="Standard">librsvg2-common/bionic,now 2.40.20-2 amd64 [installed,automatic]</text:p>
      <text:p text:style-name="Standard">librtmp1/bionic,now 2.4+20151223.gitfa8646d.1-1 amd64 [installed,automatic]</text:p>
      <text:p text:style-name="Standard">libsamplerate0/bionic,now 0.1.9-1 amd64 [installed,automatic]</text:p>
      <text:p text:style-name="Standard">libsane-common/bionic-updates,bionic-updates,now 1.0.27-1~experimental3ubuntu2.2 all [installed,automatic]</text:p>
      <text:p text:style-name="Standard">libsane-hpaio/bionic,now 3.17.10+repack0-5 amd64 [installed,automatic]</text:p>
      <text:p text:style-name="Standard">libsane1/bionic-updates,now 1.0.27-1~experimental3ubuntu2.2 amd64 [installed,automatic]</text:p>
      <text:p text:style-name="Standard">libsasl2-2/bionic,now 2.1.27~101-g0780600+dfsg-3ubuntu2 amd64 [installed,automatic]</text:p>
      <text:p text:style-name="Standard">libsasl2-modules/bionic,now 2.1.27~101-g0780600+dfsg-3ubuntu2 amd64 [installed]</text:p>
      <text:p text:style-name="Standard">libsasl2-modules-db/bionic,now 2.1.27~101-g0780600+dfsg-3ubuntu2 amd64 [installed,automatic]</text:p>
      <text:p text:style-name="Standard">libsbc1/bionic,now 1.3-2 amd64 [installed,automatic]</text:p>
      <text:p text:style-name="Standard">libseccomp2/bionic-updates,bionic-security,now 2.4.1-0ubuntu0.18.04.2 amd64 [installed,automatic]</text:p>
      <text:p text:style-name="Standard">libsecret-1-0/bionic,now 0.18.6-1 amd64 [installed,automatic]</text:p>
      <text:p text:style-name="Standard">libsecret-common/bionic,bionic,now 0.18.6-1 all [installed,automatic]</text:p>
      <text:p text:style-name="Standard">libselinux1/bionic,now 2.7-2build2 amd64 [installed,automatic]</text:p>
      <text:p text:style-name="Standard">libsemanage-common/bionic,bionic,now 2.7-2build2 all [installed,automatic]</text:p>
      <text:p text:style-name="Standard">libsemanage1/bionic,now 2.7-2build2 amd64 [installed,automatic]</text:p>
      <text:p text:style-name="Standard">libsensors4/bionic,now 1:3.4.0-4 amd64 [installed,automatic]</text:p>
      <text:p text:style-name="Standard">libsepol1/bionic,now 2.7-1 amd64 [installed,automatic]</text:p>
      <text:p text:style-name="Standard">libsgutils2-2/bionic-updates,now 1.42-2ubuntu1.18.04.1 amd64 [installed,automatic]</text:p>
      <text:p text:style-name="Standard">libshout3/bionic,now 2.4.1-2build1 amd64 [installed,automatic]</text:p>
      <text:p text:style-name="Standard">libslang2/bionic,now 2.3.1a-3ubuntu1 amd64 [installed,automatic]</text:p>
      <text:p text:style-name="Standard">libsm6/bionic,now 2:1.2.2-1 amd64 [installed,automatic]</text:p>
      <text:p text:style-name="Standard">libsmartcols1/bionic-updates,now 2.31.1-0.4ubuntu3.4 amd64 [installed,automatic]</text:p>
      <text:p text:style-name="Standard">libsmbclient/bionic-updates,bionic-security,now 2:4.7.6+dfsg~ubuntu-0ubuntu2.13 amd64 [installed,automatic]</text:p>
      <text:p text:style-name="Standard">libsmbios-c2/bionic,now 2.4.1-1 amd64 [installed,automatic]</text:p>
      <text:p text:style-name="Standard">libsnapd-glib1/bionic-updates,now 1.49-0ubuntu0.18.04.0 amd64 [installed,automatic]</text:p>
      <text:p text:style-name="Standard"><text:soft-page-break/>libsndfile1/bionic-updates,bionic-security,now 1.0.28-4ubuntu0.18.04.1 amd64 [installed,automatic]</text:p>
      <text:p text:style-name="Standard">libsnmp-base/bionic-updates,bionic-updates,now 5.7.3+dfsg-1.8ubuntu3.3 all [installed,automatic]</text:p>
      <text:p text:style-name="Standard">libsnmp30/bionic-updates,now 5.7.3+dfsg-1.8ubuntu3.3 amd64 [installed,automatic]</text:p>
      <text:p text:style-name="Standard">libsocket6-perl/bionic,now 0.27-1build2 amd64 [installed,automatic]</text:p>
      <text:p text:style-name="Standard">libsodium23/bionic,now 1.0.16-2 amd64 [installed,automatic]</text:p>
      <text:p text:style-name="Standard">libsonic0/bionic,now 0.2.0-6 amd64 [installed,automatic]</text:p>
      <text:p text:style-name="Standard">libsoup-gnome2.4-1/bionic-updates,bionic-security,now 2.62.1-1ubuntu0.4 amd64 [installed,automatic]</text:p>
      <text:p text:style-name="Standard">libsoup2.4-1/bionic-updates,bionic-security,now 2.62.1-1ubuntu0.4 amd64 [installed,automatic]</text:p>
      <text:p text:style-name="Standard">libspectre1/bionic,now 0.2.8-1 amd64 [installed,automatic]</text:p>
      <text:p text:style-name="Standard">libspeechd2/bionic,now 0.8.8-1ubuntu1 amd64 [installed,automatic]</text:p>
      <text:p text:style-name="Standard">libspeex1/bionic,now 1.2~rc1.2-1ubuntu2 amd64 [installed,automatic]</text:p>
      <text:p text:style-name="Standard">libspeexdsp1/bionic,now 1.2~rc1.2-1ubuntu2 amd64 [installed,automatic]</text:p>
      <text:p text:style-name="Standard">libsqlite3-0/bionic-updates,bionic-security,now 3.22.0-1ubuntu0.1 amd64 [installed,automatic]</text:p>
      <text:p text:style-name="Standard">libss2/bionic-updates,bionic-security,now 1.44.1-1ubuntu1.2 amd64 [installed,automatic]</text:p>
      <text:p text:style-name="Standard">libssh-4/bionic-updates,bionic-security,now 0.8.0~20170825.94fa1e38-1ubuntu0.2 amd64 [installed,automatic]</text:p>
      <text:p text:style-name="Standard">libssl1.0.0/bionic-updates,bionic-security,now 1.0.2n-1ubuntu5.3 amd64 [installed,automatic]</text:p>
      <text:p text:style-name="Standard">libssl1.1/bionic-updates,bionic-security,now 1.1.1-1ubuntu2.1~18.04.5 amd64 [installed,automatic]</text:p>
      <text:p text:style-name="Standard">libstartup-notification0/bionic,now 0.12-5 amd64 [installed,automatic]</text:p>
      <text:p text:style-name="Standard">libstdc++6/bionic-updates,bionic-security,now 8.3.0-6ubuntu1~18.04.1 amd64 [installed,automatic]</text:p>
      <text:p text:style-name="Standard">libstemmer0d/bionic,now 0+svn585-1build1 amd64 [installed,automatic]</text:p>
      <text:p text:style-name="Standard">libsub-name-perl/bionic,now 0.21-1build1 amd64 [installed,automatic]</text:p>
      <text:p text:style-name="Standard">libsuitesparseconfig5/bionic,now 1:5.1.2-2 amd64 [installed,automatic]</text:p>
      <text:p text:style-name="Standard">libsysmetrics1/bionic-updates,now 1.3.2 amd64 [installed,automatic]</text:p>
      <text:p text:style-name="Standard">libsystemd0/bionic-updates,now 237-3ubuntu10.33 amd64 [installed,automatic]</text:p>
      <text:p text:style-name="Standard">libtag1v5/bionic,now 1.11.1+dfsg.1-0.2build2 amd64 [installed,automatic]</text:p>
      <text:p text:style-name="Standard">libtag1v5-vanilla/bionic,now 1.11.1+dfsg.1-0.2build2 amd64 [installed,automatic]</text:p>
      <text:p text:style-name="Standard">libtalloc2/bionic,now 2.1.10-2ubuntu1 amd64 [installed,automatic]</text:p>
      <text:p text:style-name="Standard">libtasn1-6/bionic,now 4.13-2 amd64 [installed,automatic]</text:p>
      <text:p text:style-name="Standard">libtdb1/bionic,now 1.3.15-2 amd64 [installed,automatic]</text:p>
      <text:p text:style-name="Standard">libteamdctl0/bionic,now 1.26-1 amd64 [installed,automatic]</text:p>
      <text:p text:style-name="Standard">libtevent0/bionic,now 0.9.34-1 amd64 [installed,automatic]</text:p>
      <text:p text:style-name="Standard">libtext-charwidth-perl/bionic,now 0.04-7.1 amd64 [installed,automatic]</text:p>
      <text:p text:style-name="Standard">libtext-iconv-perl/bionic,now 1.7-5build6 amd64 [installed,automatic]</text:p>
      <text:p text:style-name="Standard">libtext-levenshtein-perl/bionic,bionic,now 0.13-1 all [installed,automatic]</text:p>
      <text:p text:style-name="Standard">libtext-wrapi18n-perl/bionic,bionic,now 0.06-7.1 all [installed,automatic]</text:p>
      <text:p text:style-name="Standard">libthai-data/bionic,bionic,now 0.1.27-2 all [installed,automatic]</text:p>
      <text:p text:style-name="Standard">libthai0/bionic,now 0.1.27-2 amd64 [installed,automatic]</text:p>
      <text:p text:style-name="Standard">libtheora0/bionic,now 1.1.1+dfsg.1-14 amd64 [installed,automatic]</text:p>
      <text:p text:style-name="Standard">libtie-ixhash-perl/bionic,bionic,now 1.23-2 all [installed,automatic]</text:p>
      <text:p text:style-name="Standard">libtiff5/bionic-updates,bionic-security,now 4.0.9-5ubuntu0.3 amd64 [installed,automatic]</text:p>
      <text:p text:style-name="Standard">libtimedate-perl/bionic,bionic,now 2.3000-2 all [installed,automatic]</text:p>
      <text:p text:style-name="Standard">libtinfo5/bionic-updates,now 6.1-1ubuntu1.18.04 amd64 [installed,automatic]</text:p>
      <text:p text:style-name="Standard">libtotem-plparser-common/bionic,bionic,now 3.26.0-1ubuntu2 all [installed,automatic]</text:p>
      <text:p text:style-name="Standard">libtotem-plparser18/bionic,now 3.26.0-1ubuntu2 amd64 [installed,automatic]</text:p>
      <text:p text:style-name="Standard">libtotem0/bionic-updates,now 3.26.0-0ubuntu6.2 amd64 [installed,automatic]</text:p>
      <text:p text:style-name="Standard">libtracker-sparql-2.0-0/bionic,now 2.0.3-1ubuntu4 amd64 [installed,automatic]</text:p>
      <text:p text:style-name="Standard">libtry-tiny-perl/bionic,bionic,now 0.30-1 all [installed,automatic]</text:p>
      <text:p text:style-name="Standard">libtwolame0/bionic,now 0.3.13-3 amd64 [installed,automatic]</text:p>
      <text:p text:style-name="Standard"><text:soft-page-break/>libu2f-udev/bionic-updates,bionic-updates,bionic-security,bionic-security,now 1.1.4-1ubuntu0.1 all [installed]</text:p>
      <text:p text:style-name="Standard">libudev1/bionic-updates,now 237-3ubuntu10.33 amd64 [installed,automatic]</text:p>
      <text:p text:style-name="Standard">libudisks2-0/bionic-updates,bionic-security,now 2.7.6-3ubuntu0.2 amd64 [installed,automatic]</text:p>
      <text:p text:style-name="Standard">libunistring2/bionic-updates,now 0.9.9-0ubuntu2 amd64 [installed,automatic]</text:p>
      <text:p text:style-name="Standard">libunity-protocol-private0/bionic,now 7.1.4+18.04.20180209.1-0ubuntu2 amd64 [installed,automatic]</text:p>
      <text:p text:style-name="Standard">libunity-scopes-json-def-desktop/bionic,bionic,now 7.1.4+18.04.20180209.1-0ubuntu2 all [installed,automatic]</text:p>
      <text:p text:style-name="Standard">libunity9/bionic,now 7.1.4+18.04.20180209.1-0ubuntu2 amd64 [installed,automatic]</text:p>
      <text:p text:style-name="Standard">libunwind8/bionic,now 1.2.1-8 amd64 [installed,automatic]</text:p>
      <text:p text:style-name="Standard">libupower-glib3/bionic-updates,now 0.99.7-2ubuntu0.18.04.1 amd64 [installed,automatic]</text:p>
      <text:p text:style-name="Standard">liburi-perl/bionic,bionic,now 1.73-1 all [installed,automatic]</text:p>
      <text:p text:style-name="Standard">libusb-1.0-0/bionic,now 2:1.0.21-2 amd64 [installed,automatic]</text:p>
      <text:p text:style-name="Standard">libusbmuxd4/bionic,now 1.1.0~git20171206.c724e70f-0.1 amd64 [installed,automatic]</text:p>
      <text:p text:style-name="Standard">libuuid1/bionic-updates,now 2.31.1-0.4ubuntu3.4 amd64 [installed,automatic]</text:p>
      <text:p text:style-name="Standard">libv4l-0/bionic,now 1.14.2-1 amd64 [installed,automatic]</text:p>
      <text:p text:style-name="Standard">libv4lconvert0/bionic,now 1.14.2-1 amd64 [installed,automatic]</text:p>
      <text:p text:style-name="Standard">libvisio-0.1-1/bionic,now 0.1.6-1build1 amd64 [installed,automatic]</text:p>
      <text:p text:style-name="Standard">libvisual-0.4-0/bionic,now 0.4.0-11 amd64 [installed,automatic]</text:p>
      <text:p text:style-name="Standard">libvncclient1/bionic-updates,bionic-security,now 0.9.11+dfsg-1ubuntu1.1 amd64 [installed,automatic]</text:p>
      <text:p text:style-name="Standard">libvolume-key1/bionic,now 0.3.9-4 amd64 [installed,automatic]</text:p>
      <text:p text:style-name="Standard">libvorbis0a/bionic,now 1.3.5-4.2 amd64 [installed,automatic]</text:p>
      <text:p text:style-name="Standard">libvorbisenc2/bionic,now 1.3.5-4.2 amd64 [installed,automatic]</text:p>
      <text:p text:style-name="Standard">libvorbisfile3/bionic,now 1.3.5-4.2 amd64 [installed,automatic]</text:p>
      <text:p text:style-name="Standard">libvpx5/bionic-updates,bionic-security,now 1.7.0-3ubuntu0.18.04.1 amd64 [installed,automatic]</text:p>
      <text:p text:style-name="Standard">libvte-2.91-0/bionic-updates,now 0.52.2-1ubuntu1~18.04.2 amd64 [installed,automatic]</text:p>
      <text:p text:style-name="Standard">libvte-2.91-common/bionic-updates,bionic-updates,now 0.52.2-1ubuntu1~18.04.2 all [installed,automatic]</text:p>
      <text:p text:style-name="Standard">libwacom-bin/bionic,now 0.29-1 amd64 [installed,automatic]</text:p>
      <text:p text:style-name="Standard">libwacom-common/bionic,bionic,now 0.29-1 all [installed,automatic]</text:p>
      <text:p text:style-name="Standard">libwacom2/bionic,now 0.29-1 amd64 [installed,automatic]</text:p>
      <text:p text:style-name="Standard">libwavpack1/bionic-updates,bionic-security,now 5.1.0-2ubuntu1.4 amd64 [installed,automatic]</text:p>
      <text:p text:style-name="Standard">libwayland-client0/bionic-updates,now 1.16.0-1ubuntu1.1~18.04.1 amd64 [installed,automatic]</text:p>
      <text:p text:style-name="Standard">libwayland-cursor0/bionic-updates,now 1.16.0-1ubuntu1.1~18.04.1 amd64 [installed,automatic]</text:p>
      <text:p text:style-name="Standard">libwayland-egl1/bionic-updates,now 1.16.0-1ubuntu1.1~18.04.1 amd64 [installed,automatic]</text:p>
      <text:p text:style-name="Standard">libwayland-egl1-mesa/bionic-updates,now 19.0.8-0ubuntu0~18.04.3 amd64 [installed,automatic]</text:p>
      <text:p text:style-name="Standard">libwayland-server0/bionic-updates,now 1.16.0-1ubuntu1.1~18.04.1 amd64 [installed,automatic]</text:p>
      <text:p text:style-name="Standard">libwbclient0/bionic-updates,bionic-security,now 2:4.7.6+dfsg~ubuntu-0ubuntu2.13 amd64 [installed,automatic]</text:p>
      <text:p text:style-name="Standard">libwebkit2gtk-4.0-37/bionic-updates,bionic-security,now 2.26.2-0ubuntu0.18.04.1 amd64 [installed,automatic]</text:p>
      <text:p text:style-name="Standard">libwebp6/bionic,now 0.6.1-2 amd64 [installed,automatic]</text:p>
      <text:p text:style-name="Standard">libwebpdemux2/bionic,now 0.6.1-2 amd64 [installed,automatic]</text:p>
      <text:p text:style-name="Standard">libwebpmux3/bionic,now 0.6.1-2 amd64 [installed,automatic]</text:p>
      <text:p text:style-name="Standard">libwebrtc-audio-processing1/bionic,now 0.3-1 amd64 [installed,automatic]</text:p>
      <text:p text:style-name="Standard">libwhoopsie-preferences0/bionic,now 0.19 amd64 [installed,automatic]</text:p>
      <text:p text:style-name="Standard">libwhoopsie0/bionic-updates,bionic-security,now 0.2.62ubuntu0.4 amd64 [installed,automatic]</text:p>
      <text:p text:style-name="Standard">libwind0-heimdal/bionic,now 7.5.0+dfsg-1 amd64 [installed,automatic]</text:p>
      <text:p text:style-name="Standard">libwinpr2-2/bionic-updates,bionic-security,now 2.0.0~git20170725.1.1648deb+dfsg1-7ubuntu0.1 amd64 [installed,automatic]</text:p>
      <text:p text:style-name="Standard"><text:soft-page-break/>libwmf0.2-7/bionic,now 0.2.8.4-12 amd64 [installed,automatic]</text:p>
      <text:p text:style-name="Standard">libwmf0.2-7-gtk/bionic,now 0.2.8.4-12 amd64 [installed]</text:p>
      <text:p text:style-name="Standard">libwnck-3-0/bionic,now 3.24.1-2 amd64 [installed,automatic]</text:p>
      <text:p text:style-name="Standard">libwnck-3-common/bionic,bionic,now 3.24.1-2 all [installed,automatic]</text:p>
      <text:p text:style-name="Standard">libwoff1/bionic-updates,bionic-security,now 1.0.2-1build0.1 amd64 [installed,automatic]</text:p>
      <text:p text:style-name="Standard">libwpd-0.10-10/bionic,now 0.10.2-2 amd64 [installed,automatic]</text:p>
      <text:p text:style-name="Standard">libwpg-0.3-3/bionic,now 0.3.1-3 amd64 [installed,automatic]</text:p>
      <text:p text:style-name="Standard">libwps-0.4-4/bionic,now 0.4.8-1 amd64 [installed,automatic]</text:p>
      <text:p text:style-name="Standard">libwrap0/bionic,now 7.6.q-27 amd64 [installed,automatic]</text:p>
      <text:p text:style-name="Standard">libwww-perl/bionic-updates,bionic-updates,bionic-security,bionic-security,now 6.31-1ubuntu0.1 all [installed,automatic]</text:p>
      <text:p text:style-name="Standard">libwww-robotrules-perl/bionic,bionic,now 6.01-1 all [installed,automatic]</text:p>
      <text:p text:style-name="Standard">libx11-6/bionic-updates,now 2:1.6.4-3ubuntu0.2 amd64 [installed,automatic]</text:p>
      <text:p text:style-name="Standard">libx11-data/bionic-updates,bionic-updates,now 2:1.6.4-3ubuntu0.2 all [installed,automatic]</text:p>
      <text:p text:style-name="Standard">libx11-protocol-perl/bionic,bionic,now 0.56-7 all [installed,automatic]</text:p>
      <text:p text:style-name="Standard">libx11-xcb1/bionic-updates,now 2:1.6.4-3ubuntu0.2 amd64 [installed,automatic]</text:p>
      <text:p text:style-name="Standard">libxapian30/bionic-updates,bionic-security,now 1.4.5-1ubuntu0.1 amd64 [installed,automatic]</text:p>
      <text:p text:style-name="Standard">libxatracker2/bionic-updates,now 19.0.8-0ubuntu0~18.04.3 amd64 [installed,automatic]</text:p>
      <text:p text:style-name="Standard">libxau6/bionic,now 1:1.0.8-1 amd64 [installed,automatic]</text:p>
      <text:p text:style-name="Standard">libxaw7/bionic,now 2:1.0.13-1 amd64 [installed,automatic]</text:p>
      <text:p text:style-name="Standard">libxcb-dri2-0/bionic-updates,now 1.13-2~ubuntu18.04 amd64 [installed,automatic]</text:p>
      <text:p text:style-name="Standard">libxcb-dri3-0/bionic-updates,now 1.13-2~ubuntu18.04 amd64 [installed,automatic]</text:p>
      <text:p text:style-name="Standard">libxcb-glx0/bionic-updates,now 1.13-2~ubuntu18.04 amd64 [installed,automatic]</text:p>
      <text:p text:style-name="Standard">libxcb-icccm4/bionic,now 0.4.1-1ubuntu1 amd64 [installed,automatic]</text:p>
      <text:p text:style-name="Standard">libxcb-image0/bionic,now 0.4.0-1build1 amd64 [installed,automatic]</text:p>
      <text:p text:style-name="Standard">libxcb-keysyms1/bionic,now 0.4.0-1 amd64 [installed,automatic]</text:p>
      <text:p text:style-name="Standard">libxcb-present0/bionic-updates,now 1.13-2~ubuntu18.04 amd64 [installed,automatic]</text:p>
      <text:p text:style-name="Standard">libxcb-randr0/bionic-updates,now 1.13-2~ubuntu18.04 amd64 [installed,automatic]</text:p>
      <text:p text:style-name="Standard">libxcb-render-util0/bionic,now 0.3.9-1 amd64 [installed,automatic]</text:p>
      <text:p text:style-name="Standard">libxcb-render0/bionic-updates,now 1.13-2~ubuntu18.04 amd64 [installed,automatic]</text:p>
      <text:p text:style-name="Standard">libxcb-res0/bionic-updates,now 1.13-2~ubuntu18.04 amd64 [installed,automatic]</text:p>
      <text:p text:style-name="Standard">libxcb-shape0/bionic-updates,now 1.13-2~ubuntu18.04 amd64 [installed,automatic]</text:p>
      <text:p text:style-name="Standard">libxcb-shm0/bionic-updates,now 1.13-2~ubuntu18.04 amd64 [installed,automatic]</text:p>
      <text:p text:style-name="Standard">libxcb-sync1/bionic-updates,now 1.13-2~ubuntu18.04 amd64 [installed,automatic]</text:p>
      <text:p text:style-name="Standard">libxcb-util1/bionic,now 0.4.0-0ubuntu3 amd64 [installed,automatic]</text:p>
      <text:p text:style-name="Standard">libxcb-xfixes0/bionic-updates,now 1.13-2~ubuntu18.04 amd64 [installed,automatic]</text:p>
      <text:p text:style-name="Standard">libxcb-xkb1/bionic-updates,now 1.13-2~ubuntu18.04 amd64 [installed,automatic]</text:p>
      <text:p text:style-name="Standard">libxcb-xv0/bionic-updates,now 1.13-2~ubuntu18.04 amd64 [installed,automatic]</text:p>
      <text:p text:style-name="Standard">libxcb1/bionic-updates,now 1.13-2~ubuntu18.04 amd64 [installed,automatic]</text:p>
      <text:p text:style-name="Standard">libxcomposite1/bionic,now 1:0.4.4-2 amd64 [installed,automatic]</text:p>
      <text:p text:style-name="Standard">libxcursor1/bionic,now 1:1.1.15-1 amd64 [installed,automatic]</text:p>
      <text:p text:style-name="Standard">libxdamage1/bionic,now 1:1.1.4-3 amd64 [installed,automatic]</text:p>
      <text:p text:style-name="Standard">libxdmcp6/bionic,now 1:1.1.2-3 amd64 [installed,automatic]</text:p>
      <text:p text:style-name="Standard">libxext6/bionic,now 2:1.3.3-1 amd64 [installed,automatic]</text:p>
      <text:p text:style-name="Standard">libxfixes3/bionic,now 1:5.0.3-1 amd64 [installed,automatic]</text:p>
      <text:p text:style-name="Standard">libxfont2/bionic,now 1:2.0.3-1 amd64 [installed,automatic]</text:p>
      <text:p text:style-name="Standard">libxft2/bionic,now 2.3.2-1 amd64 [installed,automatic]</text:p>
      <text:p text:style-name="Standard">libxi6/bionic,now 2:1.7.9-1 amd64 [installed,automatic]</text:p>
      <text:p text:style-name="Standard">libxinerama1/bionic,now 2:1.1.3-1 amd64 [installed,automatic]</text:p>
      <text:p text:style-name="Standard">libxkbcommon-x11-0/bionic-updates,now 0.8.2-1~ubuntu18.04.1 amd64 [installed,automatic]</text:p>
      <text:p text:style-name="Standard">libxkbcommon0/bionic-updates,now 0.8.2-1~ubuntu18.04.1 amd64 [installed,automatic]</text:p>
      <text:p text:style-name="Standard">libxkbfile1/bionic,now 1:1.0.9-2 amd64 [installed,automatic]</text:p>
      <text:p text:style-name="Standard"><text:soft-page-break/>libxklavier16/bionic,now 5.4-3 amd64 [installed,automatic]</text:p>
      <text:p text:style-name="Standard">libxml-libxml-perl/bionic,now 2.0128+dfsg-5 amd64 [installed,automatic]</text:p>
      <text:p text:style-name="Standard">libxml-namespacesupport-perl/bionic,bionic,now 1.12-1 all [installed,automatic]</text:p>
      <text:p text:style-name="Standard">libxml-parser-perl/bionic,now 2.44-2build3 amd64 [installed,automatic]</text:p>
      <text:p text:style-name="Standard">libxml-sax-base-perl/bionic,bionic,now 1.09-1 all [installed,automatic]</text:p>
      <text:p text:style-name="Standard">libxml-sax-expat-perl/bionic,bionic,now 0.40-2 all [installed,automatic]</text:p>
      <text:p text:style-name="Standard">libxml-sax-perl/bionic,bionic,now 0.99+dfsg-2ubuntu1 all [installed,automatic]</text:p>
      <text:p text:style-name="Standard">libxml-simple-perl/bionic,bionic,now 2.24-1 all [installed,automatic]</text:p>
      <text:p text:style-name="Standard">libxml-twig-perl/bionic,bionic,now 1:3.50-1 all [installed,automatic]</text:p>
      <text:p text:style-name="Standard">libxml-xpathengine-perl/bionic,bionic,now 0.14-1 all [installed,automatic]</text:p>
      <text:p text:style-name="Standard">libxml2/bionic-updates,bionic-security,now 2.9.4+dfsg1-6.1ubuntu1.2 amd64 [installed,automatic]</text:p>
      <text:p text:style-name="Standard">libxmlsec1/bionic,now 1.2.25-1build1 amd64 [installed,automatic]</text:p>
      <text:p text:style-name="Standard">libxmlsec1-nss/bionic,now 1.2.25-1build1 amd64 [installed,automatic]</text:p>
      <text:p text:style-name="Standard">libxmu6/bionic,now 2:1.1.2-2 amd64 [installed,automatic]</text:p>
      <text:p text:style-name="Standard">libxmuu1/bionic,now 2:1.1.2-2 amd64 [installed,automatic]</text:p>
      <text:p text:style-name="Standard">libxpm4/bionic,now 1:3.5.12-1 amd64 [installed,automatic]</text:p>
      <text:p text:style-name="Standard">libxrandr2/bionic,now 2:1.5.1-1 amd64 [installed,automatic]</text:p>
      <text:p text:style-name="Standard">libxrender1/bionic,now 1:0.9.10-1 amd64 [installed,automatic]</text:p>
      <text:p text:style-name="Standard">libxres1/bionic,now 2:1.2.0-2 amd64 [installed,automatic]</text:p>
      <text:p text:style-name="Standard">libxshmfence1/bionic,now 1.3-1 amd64 [installed,automatic]</text:p>
      <text:p text:style-name="Standard">libxslt1.1/bionic-updates,bionic-security,now 1.1.29-5ubuntu0.2 amd64 [installed,automatic]</text:p>
      <text:p text:style-name="Standard">libxss1/bionic,now 1:1.2.2-1 amd64 [installed,automatic]</text:p>
      <text:p text:style-name="Standard">libxt6/bionic,now 1:1.1.5-1 amd64 [installed,automatic]</text:p>
      <text:p text:style-name="Standard">libxtables12/bionic,now 1.6.1-2ubuntu2 amd64 [installed,automatic]</text:p>
      <text:p text:style-name="Standard">libxtst6/bionic,now 2:1.2.3-1 amd64 [installed,automatic]</text:p>
      <text:p text:style-name="Standard">libxv1/bionic,now 2:1.0.11-1 amd64 [installed,automatic]</text:p>
      <text:p text:style-name="Standard">libxvmc1/bionic,now 2:1.0.10-1 amd64 [installed,automatic]</text:p>
      <text:p text:style-name="Standard">libxxf86dga1/bionic,now 2:1.1.4-1 amd64 [installed,automatic]</text:p>
      <text:p text:style-name="Standard">libxxf86vm1/bionic,now 1:1.1.4-1 amd64 [installed,automatic]</text:p>
      <text:p text:style-name="Standard">libyajl2/bionic,now 2.1.0-2build1 amd64 [installed,automatic]</text:p>
      <text:p text:style-name="Standard">libyaml-0-2/bionic,now 0.1.7-2ubuntu3 amd64 [installed,automatic]</text:p>
      <text:p text:style-name="Standard">libyaml-libyaml-perl/bionic,now 0.69+repack-1 amd64 [installed,automatic]</text:p>
      <text:p text:style-name="Standard">libyelp0/bionic,now 3.26.0-1ubuntu2 amd64 [installed,automatic]</text:p>
      <text:p text:style-name="Standard">libzeitgeist-2.0-0/bionic,now 1.0-0.1ubuntu1 amd64 [installed,automatic]</text:p>
      <text:p text:style-name="Standard">libzstd1/bionic-updates,bionic-security,now 1.3.3+dfsg-2ubuntu1.1 amd64 [installed,automatic]</text:p>
      <text:p text:style-name="Standard">light-themes/bionic-updates,bionic-updates,now 16.10+18.04.20181005-0ubuntu1 all [installed,automatic]</text:p>
      <text:p text:style-name="Standard">lintian/bionic,bionic,now 2.5.81ubuntu1 all [installed,automatic]</text:p>
      <text:p text:style-name="Standard">linux-base/bionic,bionic,now 4.5ubuntu1 all [installed,automatic]</text:p>
      <text:p text:style-name="Standard">linux-firmware/bionic-updates,bionic-updates,bionic-security,bionic-security,now 1.173.12 all [installed,automatic]</text:p>
      <text:p text:style-name="Standard">linux-generic-hwe-18.04/bionic-updates,bionic-security,now 5.0.0.36.94 amd64 [installed,automatic]</text:p>
      <text:p text:style-name="Standard">linux-headers-5.0.0-23/bionic-updates,bionic-updates,bionic-security,bionic-security,now 5.0.0-23.24~18.04.1 all [installed,automatic]</text:p>
      <text:p text:style-name="Standard">linux-headers-5.0.0-23-generic/bionic-updates,bionic-security,now 5.0.0-23.24~18.04.1 amd64 [installed,automatic]</text:p>
      <text:p text:style-name="Standard">linux-headers-5.0.0-36/bionic-updates,bionic-updates,bionic-security,bionic-security,now 5.0.0-36.39~18.04.1 all [installed,automatic]</text:p>
      <text:p text:style-name="Standard">linux-headers-5.0.0-36-generic/bionic-updates,bionic-security,now 5.0.0-36.39~18.04.1 amd64 [installed,automatic]</text:p>
      <text:p text:style-name="Standard"><text:soft-page-break/>linux-headers-generic-hwe-18.04/bionic-updates,bionic-security,now 5.0.0.36.94 amd64 [installed,automatic]</text:p>
      <text:p text:style-name="Standard">linux-image-5.0.0-23-generic/bionic-updates,bionic-security,now 5.0.0-23.24~18.04.1 amd64 [installed,automatic]</text:p>
      <text:p text:style-name="Standard">linux-image-5.0.0-36-generic/bionic-updates,bionic-security,now 5.0.0-36.39~18.04.1 amd64 [installed,automatic]</text:p>
      <text:p text:style-name="Standard">linux-image-generic-hwe-18.04/bionic-updates,bionic-security,now 5.0.0.36.94 amd64 [installed,automatic]</text:p>
      <text:p text:style-name="Standard">linux-modules-5.0.0-23-generic/bionic-updates,bionic-security,now 5.0.0-23.24~18.04.1 amd64 [installed,automatic]</text:p>
      <text:p text:style-name="Standard">linux-modules-5.0.0-36-generic/bionic-updates,bionic-security,now 5.0.0-36.39~18.04.1 amd64 [installed,automatic]</text:p>
      <text:p text:style-name="Standard">linux-modules-extra-5.0.0-23-generic/bionic-updates,bionic-security,now 5.0.0-23.24~18.04.1 amd64 [installed,automatic]</text:p>
      <text:p text:style-name="Standard">linux-modules-extra-5.0.0-36-generic/bionic-updates,bionic-security,now 5.0.0-36.39~18.04.1 amd64 [installed,automatic]</text:p>
      <text:p text:style-name="Standard">linux-signed-generic-hwe-18.04/bionic-updates,bionic-security,now 5.0.0.36.94 amd64 [installed]</text:p>
      <text:p text:style-name="Standard">linux-sound-base/bionic,bionic,now 1.0.25+dfsg-0ubuntu5 all [installed,automatic]</text:p>
      <text:p text:style-name="Standard">locales/bionic,bionic,now 2.27-3ubuntu1 all [installed,automatic]</text:p>
      <text:p text:style-name="Standard">login/bionic-updates,now 1:4.5-1ubuntu2 amd64 [installed]</text:p>
      <text:p text:style-name="Standard">logrotate/bionic,now 3.11.0-0.1ubuntu1 amd64 [installed,automatic]</text:p>
      <text:p text:style-name="Standard">lp-solve/bionic,now 5.5.0.15-4build1 amd64 [installed,automatic]</text:p>
      <text:p text:style-name="Standard">lsb-base/bionic,bionic,now 9.20170808ubuntu1 all [installed,automatic]</text:p>
      <text:p text:style-name="Standard">lsb-release/bionic,bionic,now 9.20170808ubuntu1 all [installed,automatic]</text:p>
      <text:p text:style-name="Standard">lshw/bionic-updates,now 02.18-0.1ubuntu6.18.04.1 amd64 [installed,automatic]</text:p>
      <text:p text:style-name="Standard">lsof/bionic,now 4.89+dfsg-0.1 amd64 [installed,automatic]</text:p>
      <text:p text:style-name="Standard">ltrace/bionic,now 0.7.3-6ubuntu1 amd64 [installed,automatic]</text:p>
      <text:p text:style-name="Standard">man-db/bionic-updates,now 2.8.3-2ubuntu0.1 amd64 [installed,automatic]</text:p>
      <text:p text:style-name="Standard">manpages/bionic,bionic,now 4.15-1 all [installed,automatic]</text:p>
      <text:p text:style-name="Standard">mawk/bionic,now 1.3.3-17ubuntu3 amd64 [installed,automatic]</text:p>
      <text:p text:style-name="Standard">media-player-info/bionic,bionic,now 23-1 all [installed,automatic]</text:p>
      <text:p text:style-name="Standard">memtest86+/bionic,now 5.01-3ubuntu2 amd64 [installed]</text:p>
      <text:p text:style-name="Standard">mime-support/bionic,bionic,now 3.60ubuntu1 all [installed,automatic]</text:p>
      <text:p text:style-name="Standard">mlocate/bionic,now 0.26-2ubuntu3.1 amd64 [installed,automatic]</text:p>
      <text:p text:style-name="Standard">mobile-broadband-provider-info/bionic,bionic,now 20170903-1 all [installed,automatic]</text:p>
      <text:p text:style-name="Standard">modemmanager/bionic-updates,now 1.10.0-1~ubuntu18.04.2 amd64 [installed,automatic]</text:p>
      <text:p text:style-name="Standard">mokutil/bionic-updates,now 0.3.0+1538710437.fb6250f-0ubuntu2~18.04.1 amd64 [installed]</text:p>
      <text:p text:style-name="Standard">mono-4.0-gac/bionic,bionic,now 4.6.2.7+dfsg-1ubuntu1 all [installed,automatic]</text:p>
      <text:p text:style-name="Standard">mono-gac/bionic,bionic,now 4.6.2.7+dfsg-1ubuntu1 all [installed,automatic]</text:p>
      <text:p text:style-name="Standard">mono-runtime/bionic,now 4.6.2.7+dfsg-1ubuntu1 amd64 [installed,automatic]</text:p>
      <text:p text:style-name="Standard">mono-runtime-common/bionic,now 4.6.2.7+dfsg-1ubuntu1 amd64 [installed,automatic]</text:p>
      <text:p text:style-name="Standard">mono-runtime-sgen/bionic,now 4.6.2.7+dfsg-1ubuntu1 amd64 [installed,automatic]</text:p>
      <text:p text:style-name="Standard">mount/bionic-updates,now 2.31.1-0.4ubuntu3.4 amd64 [installed,automatic]</text:p>
      <text:p text:style-name="Standard">mousetweaks/bionic,now 3.12.0-4 amd64 [installed]</text:p>
      <text:p text:style-name="Standard">mscompress/bionic,now 0.4-3build1 amd64 [installed,automatic]</text:p>
      <text:p text:style-name="Standard">mtools/bionic,now 4.0.18-2ubuntu1 amd64 [installed,automatic]</text:p>
      <text:p text:style-name="Standard">mtr-tiny/bionic,now 0.92-1 amd64 [installed,automatic]</text:p>
      <text:p text:style-name="Standard">multiarch-support/bionic,now 2.27-3ubuntu1 amd64 [installed,automatic]</text:p>
      <text:p text:style-name="Standard">mutter/bionic-updates,now 3.28.4-0ubuntu18.04.2 amd64 [installed,automatic]</text:p>
      <text:p text:style-name="Standard">mutter-common/bionic-updates,bionic-updates,now 3.28.4-0ubuntu18.04.2 all [installed,automatic]</text:p>
      <text:p text:style-name="Standard">mythes-en-us/bionic,bionic,now 1:6.0.3-3 all [installed]</text:p>
      <text:p text:style-name="Standard">nano/bionic,now 2.9.3-2 amd64 [installed,automatic]</text:p>
      <text:p text:style-name="Standard"><text:soft-page-break/>nautilus/bionic-updates,now 1:3.26.4-0~ubuntu18.04.4 amd64 [installed]</text:p>
      <text:p text:style-name="Standard">nautilus-data/bionic-updates,bionic-updates,now 1:3.26.4-0~ubuntu18.04.4 all [installed,automatic]</text:p>
      <text:p text:style-name="Standard">nautilus-extension-gnome-terminal/bionic-updates,now 3.28.2-1ubuntu1~18.04.1 amd64 [installed,automatic]</text:p>
      <text:p text:style-name="Standard">nautilus-sendto/bionic,now 3.8.6-2 amd64 [installed]</text:p>
      <text:p text:style-name="Standard">nautilus-share/bionic,now 0.7.3-2ubuntu3 amd64 [installed]</text:p>
      <text:p text:style-name="Standard">ncurses-base/bionic-updates,bionic-updates,now 6.1-1ubuntu1.18.04 all [installed]</text:p>
      <text:p text:style-name="Standard">ncurses-bin/bionic-updates,now 6.1-1ubuntu1.18.04 amd64 [installed]</text:p>
      <text:p text:style-name="Standard">netbase/bionic,bionic,now 5.4 all [installed,automatic]</text:p>
      <text:p text:style-name="Standard">netcat-openbsd/bionic-updates,now 1.187-1ubuntu0.1 amd64 [installed,automatic]</text:p>
      <text:p text:style-name="Standard">netpbm/bionic,now 2:10.0-15.3build1 amd64 [installed,automatic]</text:p>
      <text:p text:style-name="Standard">netplan.io/bionic-updates,now 0.98-0ubuntu1~18.04.1 amd64 [installed,automatic]</text:p>
      <text:p text:style-name="Standard">network-manager/bionic-updates,now 1.10.6-2ubuntu1.2 amd64 [installed]</text:p>
      <text:p text:style-name="Standard">network-manager-config-connectivity-ubuntu/bionic-updates,bionic-updates,now 1.10.6-2ubuntu1.2 all [installed]</text:p>
      <text:p text:style-name="Standard">network-manager-gnome/bionic-updates,now 1.8.10-2ubuntu3 amd64 [installed,automatic]</text:p>
      <text:p text:style-name="Standard">network-manager-pptp/bionic,now 1.2.6-1 amd64 [installed,automatic]</text:p>
      <text:p text:style-name="Standard">network-manager-pptp-gnome/bionic,now 1.2.6-1 amd64 [installed]</text:p>
      <text:p text:style-name="Standard">networkd-dispatcher/bionic-updates,bionic-updates,now 1.7-0ubuntu3.3 all [installed,automatic]</text:p>
      <text:p text:style-name="Standard">notification-daemon/bionic,now 3.20.0-3 amd64 [installed,automatic]</text:p>
      <text:p text:style-name="Standard">nplan/bionic-updates,bionic-updates,now 0.98-0ubuntu1~18.04.1 all [installed,automatic]</text:p>
      <text:p text:style-name="Standard">ntfs-3g/bionic-updates,bionic-security,now 1:2017.3.23-2ubuntu0.18.04.2 amd64 [installed,automatic]</text:p>
      <text:p text:style-name="Standard">openprinting-ppds/bionic,bionic,now 20180306-1 all [installed]</text:p>
      <text:p text:style-name="Standard">openssh-client/bionic-updates,bionic-security,now 1:7.6p1-4ubuntu0.3 amd64 [installed,automatic]</text:p>
      <text:p text:style-name="Standard">openssl/bionic-updates,bionic-security,now 1.1.1-1ubuntu2.1~18.04.5 amd64 [installed,automatic]</text:p>
      <text:p text:style-name="Standard">orca/bionic,bionic,now 3.28.0-3ubuntu1 all [installed]</text:p>
      <text:p text:style-name="Standard">os-prober/bionic,now 1.74ubuntu1 amd64 [installed,automatic]</text:p>
      <text:p text:style-name="Standard">p11-kit/bionic,now 0.23.9-2 amd64 [installed,automatic]</text:p>
      <text:p text:style-name="Standard">p11-kit-modules/bionic,now 0.23.9-2 amd64 [installed,automatic]</text:p>
      <text:p text:style-name="Standard">packagekit/bionic-updates,now 1.1.9-1ubuntu2.18.04.5 amd64 [installed]</text:p>
      <text:p text:style-name="Standard">packagekit-tools/bionic-updates,now 1.1.9-1ubuntu2.18.04.5 amd64 [installed,automatic]</text:p>
      <text:p text:style-name="Standard">parted/bionic-updates,now 3.2-20ubuntu0.2 amd64 [installed,automatic]</text:p>
      <text:p text:style-name="Standard">passwd/bionic-updates,now 1:4.5-1ubuntu2 amd64 [installed,automatic]</text:p>
      <text:p text:style-name="Standard">patch/bionic-updates,bionic-security,now 2.7.6-2ubuntu1.1 amd64 [installed,automatic]</text:p>
      <text:p text:style-name="Standard">patchutils/bionic,now 0.3.4-2 amd64 [installed,automatic]</text:p>
      <text:p text:style-name="Standard">pciutils/bionic-updates,now 1:3.5.2-1ubuntu1.1 amd64 [installed,automatic]</text:p>
      <text:p text:style-name="Standard">pcmciautils/bionic,now 018-8build1 amd64 [installed]</text:p>
      <text:p text:style-name="Standard">perl/bionic-updates,bionic-security,now 5.26.1-6ubuntu0.3 amd64 [installed,automatic]</text:p>
      <text:p text:style-name="Standard">perl-base/bionic-updates,bionic-security,now 5.26.1-6ubuntu0.3 amd64 [installed,automatic]</text:p>
      <text:p text:style-name="Standard">perl-modules-5.26/bionic-updates,bionic-updates,bionic-security,bionic-security,now 5.26.1-6ubuntu0.3 all [installed,automatic]</text:p>
      <text:p text:style-name="Standard">perl-openssl-defaults/bionic,now 3build1 amd64 [installed,automatic]</text:p>
      <text:p text:style-name="Standard">pinentry-curses/bionic,now 1.1.0-1 amd64 [installed,automatic]</text:p>
      <text:p text:style-name="Standard">pinentry-gnome3/bionic,now 1.1.0-1 amd64 [installed,automatic]</text:p>
      <text:p text:style-name="Standard">pinta/bionic,bionic,now 1.6-2 all [installed]</text:p>
      <text:p text:style-name="Standard">plymouth/bionic-updates,now 0.9.3-1ubuntu7.18.04.2 amd64 [installed,automatic]</text:p>
      <text:p text:style-name="Standard">plymouth-label/bionic-updates,now 0.9.3-1ubuntu7.18.04.2 amd64 [installed,automatic]</text:p>
      <text:p text:style-name="Standard">plymouth-theme-ubuntu-logo/bionic-updates,now 0.9.3-1ubuntu7.18.04.2 amd64 [installed]</text:p>
      <text:p text:style-name="Standard">plymouth-theme-ubuntu-text/bionic-updates,now 0.9.3-1ubuntu7.18.04.2 amd64 [installed,automatic]</text:p>
      <text:p text:style-name="Standard"><text:soft-page-break/>policykit-1/bionic-updates,bionic-security,now 0.105-20ubuntu0.18.04.5 amd64 [installed,automatic]</text:p>
      <text:p text:style-name="Standard">policykit-desktop-privileges/bionic-updates,bionic-updates,bionic-security,bionic-security,now 0.20ubuntu18.04.1 all [installed]</text:p>
      <text:p text:style-name="Standard">poppler-data/bionic,bionic,now 0.4.8-2 all [installed,automatic]</text:p>
      <text:p text:style-name="Standard">poppler-utils/bionic-updates,bionic-security,now 0.62.0-2ubuntu2.10 amd64 [installed,automatic]</text:p>
      <text:p text:style-name="Standard">popularity-contest/bionic,bionic,now 1.66ubuntu1 all [installed,automatic]</text:p>
      <text:p text:style-name="Standard">powermgmt-base/bionic,bionic,now 1.33 all [installed,automatic]</text:p>
      <text:p text:style-name="Standard">ppp/bionic-updates,bionic-security,now 2.4.7-2+2ubuntu1.1 amd64 [installed]</text:p>
      <text:p text:style-name="Standard">pppconfig/bionic,bionic,now 2.3.23 all [installed]</text:p>
      <text:p text:style-name="Standard">pppoeconf/bionic,bionic,now 1.21ubuntu1 all [installed]</text:p>
      <text:p text:style-name="Standard">pptp-linux/bionic,now 1.9.0+ds-2 amd64 [installed,automatic]</text:p>
      <text:p text:style-name="Standard">printer-driver-brlaser/bionic,now 4-1 amd64 [installed]</text:p>
      <text:p text:style-name="Standard">printer-driver-c2esp/bionic,now 27-4 amd64 [installed]</text:p>
      <text:p text:style-name="Standard">printer-driver-foo2zjs/bionic,now 20170320dfsg0-4 amd64 [installed]</text:p>
      <text:p text:style-name="Standard">printer-driver-foo2zjs-common/bionic,bionic,now 20170320dfsg0-4 all [installed,automatic]</text:p>
      <text:p text:style-name="Standard">printer-driver-gutenprint/bionic,now 5.2.13-2 amd64 [installed,automatic]</text:p>
      <text:p text:style-name="Standard">printer-driver-hpcups/bionic,now 3.17.10+repack0-5 amd64 [installed,automatic]</text:p>
      <text:p text:style-name="Standard">printer-driver-m2300w/bionic,now 0.51-13 amd64 [installed]</text:p>
      <text:p text:style-name="Standard">printer-driver-min12xxw/bionic,now 0.0.9-10 amd64 [installed]</text:p>
      <text:p text:style-name="Standard">printer-driver-pnm2ppa/bionic,now 1.13+nondbs-0ubuntu6 amd64 [installed]</text:p>
      <text:p text:style-name="Standard">printer-driver-postscript-hp/bionic,bionic,now 3.17.10+repack0-5 all [installed,automatic]</text:p>
      <text:p text:style-name="Standard">printer-driver-ptouch/bionic,now 1.4.2-3 amd64 [installed]</text:p>
      <text:p text:style-name="Standard">printer-driver-pxljr/bionic,now 1.4+repack0-5 amd64 [installed]</text:p>
      <text:p text:style-name="Standard">printer-driver-sag-gdi/bionic,bionic,now 0.1-5 all [installed]</text:p>
      <text:p text:style-name="Standard">printer-driver-splix/bionic,now 2.0.0+svn315-6fakesync1 amd64 [installed]</text:p>
      <text:p text:style-name="Standard">procps/bionic-updates,now 2:3.3.12-3ubuntu1.2 amd64 [installed,automatic]</text:p>
      <text:p text:style-name="Standard">psmisc/bionic-updates,now 23.1-1ubuntu0.1 amd64 [installed,automatic]</text:p>
      <text:p text:style-name="Standard">publicsuffix/bionic,bionic,now 20180223.1310-1 all [installed,automatic]</text:p>
      <text:p text:style-name="Standard">pulseaudio/bionic-updates,now 1:11.1-1ubuntu7.2 amd64 [installed]</text:p>
      <text:p text:style-name="Standard">pulseaudio-module-bluetooth/bionic-updates,now 1:11.1-1ubuntu7.2 amd64 [installed]</text:p>
      <text:p text:style-name="Standard">pulseaudio-utils/bionic-updates,now 1:11.1-1ubuntu7.2 amd64 [installed,automatic]</text:p>
      <text:p text:style-name="Standard">python-apt-common/bionic-updates,bionic-updates,now 1.6.4 all [installed,automatic]</text:p>
      <text:p text:style-name="Standard">python-talloc/bionic,now 2.1.10-2ubuntu1 amd64 [installed,automatic]</text:p>
      <text:p text:style-name="Standard">python3/bionic-updates,now 3.6.7-1~18.04 amd64 [installed,automatic]</text:p>
      <text:p text:style-name="Standard">python3-apport/bionic-updates,bionic-updates,bionic-security,bionic-security,now 2.20.9-0ubuntu7.9 all [installed,automatic]</text:p>
      <text:p text:style-name="Standard">python3-apt/bionic-updates,now 1.6.4 amd64 [installed,automatic]</text:p>
      <text:p text:style-name="Standard">python3-aptdaemon/bionic-updates,bionic-updates,now 1.1.1+bzr982-0ubuntu19.1 all [installed,automatic]</text:p>
      <text:p text:style-name="Standard">python3-aptdaemon.gtk3widgets/bionic-updates,bionic-updates,now 1.1.1+bzr982-0ubuntu19.1 all [installed,automatic]</text:p>
      <text:p text:style-name="Standard">python3-asn1crypto/bionic,bionic,now 0.24.0-1 all [installed,automatic]</text:p>
      <text:p text:style-name="Standard">python3-brlapi/bionic-updates,now 5.5-4ubuntu2.0.1 amd64 [installed,automatic]</text:p>
      <text:p text:style-name="Standard">python3-cairo/bionic,now 1.16.2-1 amd64 [installed,automatic]</text:p>
      <text:p text:style-name="Standard">python3-certifi/bionic,bionic,now 2018.1.18-2 all [installed,automatic]</text:p>
      <text:p text:style-name="Standard">python3-cffi-backend/bionic,now 1.11.5-1 amd64 [installed,automatic]</text:p>
      <text:p text:style-name="Standard">python3-chardet/bionic,bionic,now 3.0.4-1 all [installed,automatic]</text:p>
      <text:p text:style-name="Standard">python3-commandnotfound/bionic-updates,bionic-updates,now 18.04.5 all [installed,automatic]</text:p>
      <text:p text:style-name="Standard">python3-crypto/bionic,now 2.6.1-8ubuntu2 amd64 [installed,automatic]</text:p>
      <text:p text:style-name="Standard">python3-cryptography/bionic-updates,bionic-security,now 2.1.4-1ubuntu1.3 amd64 [installed,automatic]</text:p>
      <text:p text:style-name="Standard"><text:soft-page-break/>python3-cups/bionic,now 1.9.73-2 amd64 [installed,automatic]</text:p>
      <text:p text:style-name="Standard">python3-cupshelpers/bionic,bionic,now 1.5.11-1ubuntu2 all [installed,automatic]</text:p>
      <text:p text:style-name="Standard">python3-dateutil/bionic,bionic,now 2.6.1-1 all [installed,automatic]</text:p>
      <text:p text:style-name="Standard">python3-dbus/bionic,now 1.2.6-1 amd64 [installed,automatic]</text:p>
      <text:p text:style-name="Standard">python3-debconf/bionic-updates,bionic-updates,now 1.5.66ubuntu1 all [installed,auto-removable]</text:p>
      <text:p text:style-name="Standard">python3-debian/bionic,bionic,now 0.1.32 all [installed,automatic]</text:p>
      <text:p text:style-name="Standard">python3-defer/bionic,bionic,now 1.0.6-2build1 all [installed,automatic]</text:p>
      <text:p text:style-name="Standard">python3-distro-info/bionic-updates,bionic-updates,bionic-security,bionic-security,now 0.18ubuntu0.18.04.1 all [installed,automatic]</text:p>
      <text:p text:style-name="Standard">python3-distupgrade/bionic-updates,bionic-updates,now 1:18.04.36 all [installed,automatic]</text:p>
      <text:p text:style-name="Standard">python3-gdbm/bionic-updates,now 3.6.9-1~18.04 amd64 [installed,automatic]</text:p>
      <text:p text:style-name="Standard">python3-gi/bionic-updates,now 3.26.1-2ubuntu1 amd64 [installed,automatic]</text:p>
      <text:p text:style-name="Standard">python3-gi-cairo/bionic-updates,now 3.26.1-2ubuntu1 amd64 [installed,automatic]</text:p>
      <text:p text:style-name="Standard">python3-httplib2/bionic-updates,bionic-updates,now 0.9.2+dfsg-1ubuntu0.1 all [installed,automatic]</text:p>
      <text:p text:style-name="Standard">python3-idna/bionic,bionic,now 2.6-1 all [installed,automatic]</text:p>
      <text:p text:style-name="Standard">python3-keyring/bionic,bionic,now 10.6.0-1 all [installed,automatic]</text:p>
      <text:p text:style-name="Standard">python3-keyrings.alt/bionic,bionic,now 3.0-1 all [installed,automatic]</text:p>
      <text:p text:style-name="Standard">python3-launchpadlib/bionic,bionic,now 1.10.6-1 all [installed,automatic]</text:p>
      <text:p text:style-name="Standard">python3-lazr.restfulclient/bionic,bionic,now 0.13.5-1 all [installed,automatic]</text:p>
      <text:p text:style-name="Standard">python3-lazr.uri/bionic,bionic,now 1.0.3-2build1 all [installed,automatic]</text:p>
      <text:p text:style-name="Standard">python3-louis/bionic-updates,bionic-updates,bionic-security,bionic-security,now 3.5.0-1ubuntu0.3 all [installed,automatic]</text:p>
      <text:p text:style-name="Standard">python3-macaroonbakery/bionic,bionic,now 1.1.3-1 all [installed,automatic]</text:p>
      <text:p text:style-name="Standard">python3-mako/bionic,bionic,now 1.0.7+ds1-1 all [installed,automatic]</text:p>
      <text:p text:style-name="Standard">python3-markupsafe/bionic,now 1.0-1build1 amd64 [installed,automatic]</text:p>
      <text:p text:style-name="Standard">python3-minimal/bionic-updates,now 3.6.7-1~18.04 amd64 [installed,automatic]</text:p>
      <text:p text:style-name="Standard">python3-nacl/bionic,now 1.1.2-1build1 amd64 [installed,automatic]</text:p>
      <text:p text:style-name="Standard">python3-netifaces/bionic,now 0.10.4-0.1build4 amd64 [installed,automatic]</text:p>
      <text:p text:style-name="Standard">python3-oauth/bionic,bionic,now 1.0.1-5 all [installed,automatic]</text:p>
      <text:p text:style-name="Standard">python3-olefile/bionic,bionic,now 0.45.1-1 all [installed,automatic]</text:p>
      <text:p text:style-name="Standard">python3-pexpect/bionic,bionic,now 4.2.1-1 all [installed,automatic]</text:p>
      <text:p text:style-name="Standard">python3-pil/bionic,now 5.1.0-1 amd64 [installed,automatic]</text:p>
      <text:p text:style-name="Standard">python3-pkg-resources/bionic,bionic,now 39.0.1-2 all [installed,automatic]</text:p>
      <text:p text:style-name="Standard">python3-problem-report/bionic-updates,bionic-updates,bionic-security,bionic-security,now 2.20.9-0ubuntu7.9 all [installed,automatic]</text:p>
      <text:p text:style-name="Standard">python3-protobuf/bionic,now 3.0.0-9.1ubuntu1 amd64 [installed,automatic]</text:p>
      <text:p text:style-name="Standard">python3-ptyprocess/bionic,bionic,now 0.5.2-1 all [installed,automatic]</text:p>
      <text:p text:style-name="Standard">python3-pyatspi/bionic,bionic,now 2.26.0+dfsg-1 all [installed,automatic]</text:p>
      <text:p text:style-name="Standard">python3-pymacaroons/bionic,bionic,now 0.13.0-1 all [installed,automatic]</text:p>
      <text:p text:style-name="Standard">python3-renderpm/bionic,now 3.4.0-3build1 amd64 [installed,automatic]</text:p>
      <text:p text:style-name="Standard">python3-reportlab/bionic,bionic,now 3.4.0-3build1 all [installed,automatic]</text:p>
      <text:p text:style-name="Standard">python3-reportlab-accel/bionic,now 3.4.0-3build1 amd64 [installed,automatic]</text:p>
      <text:p text:style-name="Standard">python3-requests/bionic-updates,bionic-updates,bionic-security,bionic-security,now 2.18.4-2ubuntu0.1 all [installed,automatic]</text:p>
      <text:p text:style-name="Standard">python3-requests-unixsocket/bionic,bionic,now 0.1.5-3 all [installed,automatic]</text:p>
      <text:p text:style-name="Standard">python3-rfc3339/bionic,bionic,now 1.0-4 all [installed,automatic]</text:p>
      <text:p text:style-name="Standard">python3-secretstorage/bionic,bionic,now 2.3.1-2 all [installed,automatic]</text:p>
      <text:p text:style-name="Standard">python3-simplejson/bionic,now 3.13.2-1 amd64 [installed,automatic]</text:p>
      <text:p text:style-name="Standard">python3-six/bionic,bionic,now 1.11.0-2 all [installed,automatic]</text:p>
      <text:p text:style-name="Standard">python3-software-properties/bionic-updates,bionic-updates,now 0.96.24.32.11 all [installed,automatic]</text:p>
      <text:p text:style-name="Standard">python3-speechd/bionic,bionic,now 0.8.8-1ubuntu1 all [installed,automatic]</text:p>
      <text:p text:style-name="Standard"><text:soft-page-break/>python3-systemd/bionic,now 234-1build1 amd64 [installed,automatic]</text:p>
      <text:p text:style-name="Standard">python3-tz/bionic,bionic,now 2018.3-2 all [installed,automatic]</text:p>
      <text:p text:style-name="Standard">python3-uno/bionic-updates,bionic-security,now 1:6.0.7-0ubuntu0.18.04.10 amd64 [installed,automatic]</text:p>
      <text:p text:style-name="Standard">python3-update-manager/bionic-updates,bionic-updates,now 1:18.04.11.10 all [installed,automatic]</text:p>
      <text:p text:style-name="Standard">python3-urllib3/bionic-updates,bionic-updates,bionic-security,bionic-security,now 1.22-1ubuntu0.18.04.1 all [installed,automatic]</text:p>
      <text:p text:style-name="Standard">python3-wadllib/bionic-updates,bionic-updates,now 1.3.2-3ubuntu0.18.04.1 all [installed,automatic]</text:p>
      <text:p text:style-name="Standard">python3-xdg/bionic,bionic,now 0.25-4ubuntu1 all [installed,automatic]</text:p>
      <text:p text:style-name="Standard">python3-xkit/bionic,bionic,now 0.5.0ubuntu2 all [installed,automatic]</text:p>
      <text:p text:style-name="Standard">python3-yaml/bionic,now 3.12-1build2 amd64 [installed,automatic]</text:p>
      <text:p text:style-name="Standard">python3-zope.interface/bionic,now 4.3.2-1build2 amd64 [installed,automatic]</text:p>
      <text:p text:style-name="Standard">python3.6/bionic-updates,now 3.6.9-1~18.04 amd64 [installed,automatic]</text:p>
      <text:p text:style-name="Standard">python3.6-minimal/bionic-updates,now 3.6.9-1~18.04 amd64 [installed,automatic]</text:p>
      <text:p text:style-name="Standard">qpdf/bionic,now 8.0.2-3 amd64 [installed,automatic]</text:p>
      <text:p text:style-name="Standard">readline-common/bionic,bionic,now 7.0-3 all [installed,automatic]</text:p>
      <text:p text:style-name="Standard">remmina/bionic,now 1.2.0-rcgit.29+dfsg-1ubuntu1 amd64 [installed]</text:p>
      <text:p text:style-name="Standard">remmina-common/bionic,bionic,now 1.2.0-rcgit.29+dfsg-1ubuntu1 all [installed,automatic]</text:p>
      <text:p text:style-name="Standard">remmina-plugin-rdp/bionic,now 1.2.0-rcgit.29+dfsg-1ubuntu1 amd64 [installed,automatic]</text:p>
      <text:p text:style-name="Standard">remmina-plugin-secret/bionic,now 1.2.0-rcgit.29+dfsg-1ubuntu1 amd64 [installed,automatic]</text:p>
      <text:p text:style-name="Standard">remmina-plugin-vnc/bionic,now 1.2.0-rcgit.29+dfsg-1ubuntu1 amd64 [installed,automatic]</text:p>
      <text:p text:style-name="Standard">rfkill/bionic-updates,now 2.31.1-0.4ubuntu3.4 amd64 [installed]</text:p>
      <text:p text:style-name="Standard">rhythmbox/bionic,now 3.4.2-4ubuntu1 amd64 [installed]</text:p>
      <text:p text:style-name="Standard">rhythmbox-data/bionic,bionic,now 3.4.2-4ubuntu1 all [installed,automatic]</text:p>
      <text:p text:style-name="Standard">rhythmbox-plugin-alternative-toolbar/bionic,bionic,now 0.18.0-1 all [installed,automatic]</text:p>
      <text:p text:style-name="Standard">rhythmbox-plugins/bionic,now 3.4.2-4ubuntu1 amd64 [installed,automatic]</text:p>
      <text:p text:style-name="Standard">rsync/bionic,now 3.1.2-2.1ubuntu1 amd64 [installed,automatic]</text:p>
      <text:p text:style-name="Standard">rsyslog/bionic,now 8.32.0-1ubuntu4 amd64 [installed,automatic]</text:p>
      <text:p text:style-name="Standard">rtkit/bionic,now 0.11-6 amd64 [installed,automatic]</text:p>
      <text:p text:style-name="Standard">samba-libs/bionic-updates,bionic-security,now 2:4.7.6+dfsg~ubuntu-0ubuntu2.13 amd64 [installed,automatic]</text:p>
      <text:p text:style-name="Standard">sane-utils/bionic-updates,now 1.0.27-1~experimental3ubuntu2.2 amd64 [installed,automatic]</text:p>
      <text:p text:style-name="Standard">sbsigntool/bionic,now 0.6-3.2ubuntu2 amd64 [installed,automatic]</text:p>
      <text:p text:style-name="Standard">seahorse/bionic,now 3.20.0-5 amd64 [installed]</text:p>
      <text:p text:style-name="Standard">secureboot-db/bionic-updates,now 1.4~ubuntu0.18.04.1 amd64 [installed,automatic]</text:p>
      <text:p text:style-name="Standard">sed/bionic,now 4.4-2 amd64 [installed,automatic]</text:p>
      <text:p text:style-name="Standard">sensible-utils/bionic,bionic,now 0.0.12 all [installed,automatic]</text:p>
      <text:p text:style-name="Standard">session-migration/bionic,now 0.3.3 amd64 [installed,automatic]</text:p>
      <text:p text:style-name="Standard">shared-mime-info/bionic,now 1.9-2 amd64 [installed,automatic]</text:p>
      <text:p text:style-name="Standard">shim/bionic-updates,now 15+1533136590.3beb971-0ubuntu1 amd64 [installed,automatic]</text:p>
      <text:p text:style-name="Standard">shim-signed/bionic-updates,now 1.37~18.04.3+15+1533136590.3beb971-0ubuntu1 amd64 [installed]</text:p>
      <text:p text:style-name="Standard">shotwell/bionic-updates,now 0.28.4-0ubuntu1 amd64 [installed]</text:p>
      <text:p text:style-name="Standard">shotwell-common/bionic-updates,bionic-updates,now 0.28.4-0ubuntu1 all [installed,automatic]</text:p>
      <text:p text:style-name="Standard">simple-scan/bionic,now 3.28.0-0ubuntu1 amd64 [installed]</text:p>
      <text:p text:style-name="Standard">skypeforlinux/stable,now 8.54.0.91 amd64 [installed]</text:p>
      <text:p text:style-name="Standard">snapd/bionic-updates,now 2.42.1+18.04 amd64 [installed]</text:p>
      <text:p text:style-name="Standard">software-properties-common/bionic-updates,bionic-updates,now 0.96.24.32.11 all [installed,automatic]</text:p>
      <text:p text:style-name="Standard">software-properties-gtk/bionic-updates,bionic-updates,now 0.96.24.32.11 all [installed]</text:p>
      <text:p text:style-name="Standard">sound-icons/bionic,bionic,now 0.1-6 all [installed,automatic]</text:p>
      <text:p text:style-name="Standard"><text:soft-page-break/>sound-theme-freedesktop/bionic,bionic,now 0.8-2ubuntu1 all [installed,automatic]</text:p>
      <text:p text:style-name="Standard">speech-dispatcher/bionic,now 0.8.8-1ubuntu1 amd64 [installed]</text:p>
      <text:p text:style-name="Standard">speech-dispatcher-audio-plugins/bionic,now 0.8.8-1ubuntu1 amd64 [installed,automatic]</text:p>
      <text:p text:style-name="Standard">speech-dispatcher-espeak-ng/bionic,now 0.8.8-1ubuntu1 amd64 [installed,automatic]</text:p>
      <text:p text:style-name="Standard">spice-vdagent/bionic,now 0.17.0-1ubuntu2 amd64 [installed]</text:p>
      <text:p text:style-name="Standard">squashfs-tools/bionic-updates,now 1:4.3-6ubuntu0.18.04.1 amd64 [installed,automatic]</text:p>
      <text:p text:style-name="Standard">ssl-cert/bionic,bionic,now 1.0.39 all [installed,automatic]</text:p>
      <text:p text:style-name="Standard">strace/bionic,now 4.21-1ubuntu1 amd64 [installed,automatic]</text:p>
      <text:p text:style-name="Standard">sudo/bionic-updates,bionic-security,now 1.8.21p2-3ubuntu1.1 amd64 [installed,automatic]</text:p>
      <text:p text:style-name="Standard">syslinux/bionic,now 3:6.03+dfsg1-2 amd64 [installed,automatic]</text:p>
      <text:p text:style-name="Standard">syslinux-common/bionic,bionic,now 3:6.03+dfsg1-2 all [installed,automatic]</text:p>
      <text:p text:style-name="Standard">syslinux-legacy/bionic,now 2:3.63+dfsg-2ubuntu9 amd64 [installed,automatic]</text:p>
      <text:p text:style-name="Standard">system-config-printer/bionic,bionic,now 1.5.11-1ubuntu2 all [installed]</text:p>
      <text:p text:style-name="Standard">system-config-printer-common/bionic,bionic,now 1.5.11-1ubuntu2 all [installed,automatic]</text:p>
      <text:p text:style-name="Standard">system-config-printer-udev/bionic,now 1.5.11-1ubuntu2 amd64 [installed,automatic]</text:p>
      <text:p text:style-name="Standard">systemd/bionic-updates,now 237-3ubuntu10.33 amd64 [installed,automatic]</text:p>
      <text:p text:style-name="Standard">systemd-sysv/bionic-updates,now 237-3ubuntu10.33 amd64 [installed,automatic]</text:p>
      <text:p text:style-name="Standard">sysvinit-utils/bionic,now 2.88dsf-59.10ubuntu1 amd64 [installed,automatic]</text:p>
      <text:p text:style-name="Standard">t1utils/bionic,now 1.41-2 amd64 [installed,automatic]</text:p>
      <text:p text:style-name="Standard">tar/bionic-updates,now 1.29b-2ubuntu0.1 amd64 [installed,automatic]</text:p>
      <text:p text:style-name="Standard">tcpdump/bionic,now 4.9.2-3 amd64 [installed,automatic]</text:p>
      <text:p text:style-name="Standard">telnet/bionic,now 0.17-41 amd64 [installed,automatic]</text:p>
      <text:p text:style-name="Standard">thermald/bionic-updates,now 1.7.0-5ubuntu5 amd64 [installed,automatic]</text:p>
      <text:p text:style-name="Standard">time/bionic,now 1.7-25.1build1 amd64 [installed,automatic]</text:p>
      <text:p text:style-name="Standard">totem/bionic-updates,now 3.26.0-0ubuntu6.2 amd64 [installed]</text:p>
      <text:p text:style-name="Standard">totem-common/bionic-updates,bionic-updates,now 3.26.0-0ubuntu6.2 all [installed,automatic]</text:p>
      <text:p text:style-name="Standard">totem-plugins/bionic-updates,now 3.26.0-0ubuntu6.2 amd64 [installed,automatic]</text:p>
      <text:p text:style-name="Standard">transmission-common/bionic,bionic,now 2.92-3ubuntu2 all [installed,automatic]</text:p>
      <text:p text:style-name="Standard">transmission-gtk/bionic,now 2.92-3ubuntu2 amd64 [installed]</text:p>
      <text:p text:style-name="Standard">tzdata/bionic-updates,bionic-updates,bionic-security,bionic-security,now 2019c-0ubuntu0.18.04 all [installed,automatic]</text:p>
      <text:p text:style-name="Standard">ubuntu-advantage-tools/bionic,bionic,now 17 all [installed,automatic]</text:p>
      <text:p text:style-name="Standard">ubuntu-artwork/bionic-updates,bionic-updates,now 1:16.10+18.04.20181005-0ubuntu1 all [installed]</text:p>
      <text:p text:style-name="Standard">ubuntu-docs/bionic-updates,bionic-updates,now 18.04.4 all [installed]</text:p>
      <text:p text:style-name="Standard">ubuntu-drivers-common/bionic-updates,now 1:0.5.2.4 amd64 [installed]</text:p>
      <text:p text:style-name="Standard">ubuntu-keyring/bionic-updates,bionic-updates,now 2018.09.18.1~18.04.0 all [installed,automatic]</text:p>
      <text:p text:style-name="Standard">ubuntu-minimal/bionic-updates,now 1.417.3 amd64 [installed]</text:p>
      <text:p text:style-name="Standard">ubuntu-mono/bionic-updates,bionic-updates,now 16.10+18.04.20181005-0ubuntu1 all [installed,automatic]</text:p>
      <text:p text:style-name="Standard">ubuntu-release-upgrader-core/bionic-updates,bionic-updates,now 1:18.04.36 all [installed,automatic]</text:p>
      <text:p text:style-name="Standard">ubuntu-report/bionic-updates,now 1.3.2 amd64 [installed]</text:p>
      <text:p text:style-name="Standard">ubuntu-session/bionic-updates,now 3.28.1-0ubuntu3 amd64 [installed]</text:p>
      <text:p text:style-name="Standard">ubuntu-settings/bionic-updates,bionic-updates,now 18.04.6 all [installed]</text:p>
      <text:p text:style-name="Standard">ubuntu-software/bionic-updates,bionic-updates,now 3.28.1-0ubuntu4.18.04.12 all [installed]</text:p>
      <text:p text:style-name="Standard">ubuntu-sounds/bionic,bionic,now 0.13 all [installed]</text:p>
      <text:p text:style-name="Standard">ubuntu-standard/bionic-updates,now 1.417.3 amd64 [installed]</text:p>
      <text:p text:style-name="Standard">ubuntu-system-service/bionic,bionic,now 0.3.1 all [installed,automatic]</text:p>
      <text:p text:style-name="Standard">ubuntu-wallpapers/bionic,bionic,now 18.04.1-0ubuntu1 all [installed]</text:p>
      <text:p text:style-name="Standard">ubuntu-wallpapers-bionic/bionic,bionic,now 18.04.1-0ubuntu1 all [installed,automatic]</text:p>
      <text:p text:style-name="Standard">ubuntu-web-launchers/bionic-updates,bionic-updates,now 18.04.6 all [installed]</text:p>
      <text:p text:style-name="Standard"><text:soft-page-break/>ucf/bionic,bionic,now 3.0038 all [installed,automatic]</text:p>
      <text:p text:style-name="Standard">udev/bionic-updates,now 237-3ubuntu10.33 amd64 [installed,automatic]</text:p>
      <text:p text:style-name="Standard">udisks2/bionic-updates,bionic-security,now 2.7.6-3ubuntu0.2 amd64 [installed,automatic]</text:p>
      <text:p text:style-name="Standard">ufw/bionic-updates,bionic-updates,now 0.36-0ubuntu0.18.04.1 all [installed,automatic]</text:p>
      <text:p text:style-name="Standard">unattended-upgrades/bionic-updates,bionic-updates,now 1.1ubuntu1.18.04.12 all [installed,automatic]</text:p>
      <text:p text:style-name="Standard">uno-libs3/bionic-updates,bionic-security,now 6.0.7-0ubuntu0.18.04.10 amd64 [installed,automatic]</text:p>
      <text:p text:style-name="Standard">unzip/bionic,now 6.0-21ubuntu1 amd64 [installed]</text:p>
      <text:p text:style-name="Standard">update-inetd/bionic,bionic,now 4.44 all [installed,automatic]</text:p>
      <text:p text:style-name="Standard">update-manager-core/bionic-updates,bionic-updates,now 1:18.04.11.10 all [installed,automatic]</text:p>
      <text:p text:style-name="Standard">update-notifier-common/bionic-updates,bionic-updates,now 3.192.1.7 all [installed,auto-removable]</text:p>
      <text:p text:style-name="Standard">upower/bionic-updates,now 0.99.7-2ubuntu0.18.04.1 amd64 [installed,automatic]</text:p>
      <text:p text:style-name="Standard">ure/bionic-updates,bionic-security,now 6.0.7-0ubuntu0.18.04.10 amd64 [installed,automatic]</text:p>
      <text:p text:style-name="Standard">ureadahead/bionic-updates,now 0.100.0-21 amd64 [installed,automatic]</text:p>
      <text:p text:style-name="Standard">usb-creator-common/bionic-updates,now 0.3.5ubuntu18.04.2 amd64 [installed,automatic]</text:p>
      <text:p text:style-name="Standard">usb-creator-gtk/bionic-updates,now 0.3.5ubuntu18.04.2 amd64 [installed]</text:p>
      <text:p text:style-name="Standard">usb-modeswitch/bionic,now 2.5.2+repack0-2ubuntu1 amd64 [installed,automatic]</text:p>
      <text:p text:style-name="Standard">usb-modeswitch-data/bionic,bionic,now 20170806-2 all [installed,automatic]</text:p>
      <text:p text:style-name="Standard">usbmuxd/bionic-updates,now 1.1.0-2ubuntu0.1 amd64 [installed,automatic]</text:p>
      <text:p text:style-name="Standard">usbutils/bionic,now 1:007-4build1 amd64 [installed,automatic]</text:p>
      <text:p text:style-name="Standard">util-linux/bionic-updates,now 2.31.1-0.4ubuntu3.4 amd64 [installed,automatic]</text:p>
      <text:p text:style-name="Standard">uuid-runtime/bionic-updates,now 2.31.1-0.4ubuntu3.4 amd64 [installed,automatic]</text:p>
      <text:p text:style-name="Standard">vim-common/bionic-updates,bionic-updates,bionic-security,bionic-security,now 2:8.0.1453-1ubuntu1.1 all [installed,automatic]</text:p>
      <text:p text:style-name="Standard">vim-tiny/bionic-updates,bionic-security,now 2:8.0.1453-1ubuntu1.1 amd64 [installed,automatic]</text:p>
      <text:p text:style-name="Standard">vino/bionic,now 3.22.0-3ubuntu1 amd64 [installed]</text:p>
      <text:p text:style-name="Standard">wamerican/bionic,bionic,now 2017.08.24-1 all [installed,automatic]</text:p>
      <text:p text:style-name="Standard">wbritish/bionic,bionic,now 2017.08.24-1 all [installed,automatic]</text:p>
      <text:p text:style-name="Standard">wget/bionic-updates,bionic-security,now 1.19.4-1ubuntu2.2 amd64 [installed,automatic]</text:p>
      <text:p text:style-name="Standard">whiptail/bionic,now 0.52.20-1ubuntu1 amd64 [installed,automatic]</text:p>
      <text:p text:style-name="Standard">whoopsie/bionic-updates,bionic-security,now 0.2.62ubuntu0.4 amd64 [installed]</text:p>
      <text:p text:style-name="Standard">whoopsie-preferences/bionic,now 0.19 amd64 [installed,automatic]</text:p>
      <text:p text:style-name="Standard">wireless-regdb/bionic-updates,bionic-updates,now 2018.05.09-0ubuntu1~18.04.1 all [installed,automatic]</text:p>
      <text:p text:style-name="Standard">wireless-tools/bionic,now 30~pre9-12ubuntu1 amd64 [installed]</text:p>
      <text:p text:style-name="Standard">wpasupplicant/bionic-updates,bionic-security,now 2:2.6-15ubuntu2.5 amd64 [installed]</text:p>
      <text:p text:style-name="Standard">x11-apps/bionic,now 7.7+6ubuntu1 amd64 [installed,automatic]</text:p>
      <text:p text:style-name="Standard">x11-common/bionic-updates,bionic-updates,now 1:7.7+19ubuntu7.1 all [installed,automatic]</text:p>
      <text:p text:style-name="Standard">x11-session-utils/bionic,now 7.7+2build1 amd64 [installed,automatic]</text:p>
      <text:p text:style-name="Standard">x11-utils/bionic,now 7.7+3build1 amd64 [installed,automatic]</text:p>
      <text:p text:style-name="Standard">x11-xkb-utils/bionic-updates,now 7.7+3ubuntu0.18.04.1 amd64 [installed,automatic]</text:p>
      <text:p text:style-name="Standard">x11-xserver-utils/bionic,now 7.7+7build1 amd64 [installed,automatic]</text:p>
      <text:p text:style-name="Standard">xauth/bionic,now 1:1.0.10-1 amd64 [installed,automatic]</text:p>
      <text:p text:style-name="Standard">xbitmaps/bionic,bionic,now 1.1.1-2 all [installed,automatic]</text:p>
      <text:p text:style-name="Standard">xbrlapi/bionic-updates,now 5.5-4ubuntu2.0.1 amd64 [installed,automatic]</text:p>
      <text:p text:style-name="Standard">xcursor-themes/bionic,bionic,now 1.0.4-1 all [installed]</text:p>
      <text:p text:style-name="Standard">xdg-desktop-portal/bionic-updates,now 1.0.3-0ubuntu0.2 amd64 [installed,automatic]</text:p>
      <text:p text:style-name="Standard">xdg-desktop-portal-gtk/bionic-updates,now 1.0.2-0ubuntu1.1 amd64 [installed]</text:p>
      <text:p text:style-name="Standard">xdg-user-dirs/bionic,now 0.17-1ubuntu1 amd64 [installed]</text:p>
      <text:p text:style-name="Standard">xdg-user-dirs-gtk/bionic,now 0.10-2 amd64 [installed]</text:p>
      <text:p text:style-name="Standard">xdg-utils/bionic-updates,bionic-updates,now 1.1.2-1ubuntu2.3 all [installed]</text:p>
      <text:p text:style-name="Standard">xfonts-base/bionic,bionic,now 1:1.0.4+nmu1 all [installed,automatic]</text:p>
      <text:p text:style-name="Standard"><text:soft-page-break/>xfonts-encodings/bionic,bionic,now 1:1.0.4-2 all [installed,automatic]</text:p>
      <text:p text:style-name="Standard">xfonts-scalable/bionic,bionic,now 1:1.0.3-1.1 all [installed,automatic]</text:p>
      <text:p text:style-name="Standard">xfonts-utils/bionic,now 1:7.7+6 amd64 [installed,automatic]</text:p>
      <text:p text:style-name="Standard">xinit/bionic,now 1.3.4-3ubuntu3 amd64 [installed,automatic]</text:p>
      <text:p text:style-name="Standard">xinput/bionic,now 1.6.2-1build1 amd64 [installed,automatic]</text:p>
      <text:p text:style-name="Standard">xkb-data/bionic-updates,bionic-updates,now 2.23.1-1ubuntu1.18.04.1 all [installed]</text:p>
      <text:p text:style-name="Standard">xorg/bionic-updates,now 1:7.7+19ubuntu7.1 amd64 [installed]</text:p>
      <text:p text:style-name="Standard">xorg-docs-core/bionic,bionic,now 1:1.7.1-1.1 all [installed,automatic]</text:p>
      <text:p text:style-name="Standard">xserver-common/bionic-updates,bionic-updates,now 2:1.19.6-1ubuntu4.3 all [installed,automatic]</text:p>
      <text:p text:style-name="Standard">xserver-xephyr/bionic-updates,now 2:1.19.6-1ubuntu4.3 amd64 [installed,automatic]</text:p>
      <text:p text:style-name="Standard">xserver-xorg-core-hwe-18.04/bionic-updates,now 2:1.20.4-1ubuntu3~18.04.1 amd64 [installed,automatic]</text:p>
      <text:p text:style-name="Standard">xserver-xorg-hwe-18.04/bionic-updates,now 1:7.7+19ubuntu8~18.04.3 amd64 [installed,automatic]</text:p>
      <text:p text:style-name="Standard">xserver-xorg-input-all-hwe-18.04/bionic-updates,now 1:7.7+19ubuntu8~18.04.3 amd64 [installed,automatic]</text:p>
      <text:p text:style-name="Standard">xserver-xorg-input-libinput-hwe-18.04/bionic-updates,now 0.28.1-1~18.04.1 amd64 [installed,automatic]</text:p>
      <text:p text:style-name="Standard">xserver-xorg-input-wacom-hwe-18.04/bionic-updates,now 1:0.36.1-0ubuntu1~18.04.1 amd64 [installed,automatic]</text:p>
      <text:p text:style-name="Standard">xserver-xorg-legacy-hwe-18.04/bionic-updates,now 2:1.20.4-1ubuntu3~18.04.1 amd64 [installed,automatic]</text:p>
      <text:p text:style-name="Standard">xserver-xorg-video-all-hwe-18.04/bionic-updates,now 1:7.7+19ubuntu8~18.04.3 amd64 [installed,automatic]</text:p>
      <text:p text:style-name="Standard">xserver-xorg-video-amdgpu-hwe-18.04/bionic-updates,now 19.0.1-1~18.04.1 amd64 [installed,automatic]</text:p>
      <text:p text:style-name="Standard">xserver-xorg-video-ati-hwe-18.04/bionic-updates,now 1:19.0.1-0ubuntu1~18.04.1 amd64 [installed,automatic]</text:p>
      <text:p text:style-name="Standard">xserver-xorg-video-fbdev-hwe-18.04/bionic-updates,now 1:0.5.0-1ubuntu1~18.04.1 amd64 [installed,automatic]</text:p>
      <text:p text:style-name="Standard">xserver-xorg-video-intel-hwe-18.04/bionic-updates,now 2:2.99.917+git20171229-1ubuntu1~18.04.1 amd64 [installed,automatic]</text:p>
      <text:p text:style-name="Standard">xserver-xorg-video-nouveau-hwe-18.04/bionic-updates,now 1:1.0.16-1~18.04.1 amd64 [installed,automatic]</text:p>
      <text:p text:style-name="Standard">xserver-xorg-video-qxl-hwe-18.04/bionic-updates,now 0.1.5-2build2~18.04.1 amd64 [installed,automatic]</text:p>
      <text:p text:style-name="Standard">xserver-xorg-video-radeon-hwe-18.04/bionic-updates,now 1:19.0.1-0ubuntu1~18.04.1 amd64 [installed,automatic]</text:p>
      <text:p text:style-name="Standard">xserver-xorg-video-vesa-hwe-18.04/bionic-updates,now 1:2.4.0-1~18.04.1 amd64 [installed,automatic]</text:p>
      <text:p text:style-name="Standard">xserver-xorg-video-vmware-hwe-18.04/bionic-updates,now 1:13.3.0-2build1~18.04.1 amd64 [installed,automatic]</text:p>
      <text:p text:style-name="Standard">xul-ext-ubufox/bionic,bionic,now 3.4-0ubuntu1.17.10.1 all [installed]</text:p>
      <text:p text:style-name="Standard">xwayland/bionic-updates,now 2:1.19.6-1ubuntu4.3 amd64 [installed,automatic]</text:p>
      <text:p text:style-name="Standard">xxd/bionic-updates,bionic-security,now 2:8.0.1453-1ubuntu1.1 amd64 [installed,automatic]</text:p>
      <text:p text:style-name="Standard">xz-utils/bionic,now 5.2.2-1.3 amd64 [installed,automatic]</text:p>
      <text:p text:style-name="Standard">yelp/bionic,now 3.26.0-1ubuntu2 amd64 [installed]</text:p>
      <text:p text:style-name="Standard">yelp-xsl/bionic,bionic,now 3.20.1-4 all [installed,automatic]</text:p>
      <text:p text:style-name="Standard">zeitgeist-core/bionic,now 1.0-0.1ubuntu1 amd64 [installed,automatic]</text:p>
      <text:p text:style-name="Standard">zenity/bionic,now 3.28.1-1 amd64 [installed]</text:p>
      <text:p text:style-name="Standard">zenity-common/bionic,bionic,now 3.28.1-1 all [installed,automatic]</text:p>
      <text:p text:style-name="Standard">zip/bionic,now 3.0-11build1 amd64 [installed]</text:p>
      <text:p text:style-name="Standard">zlib1g/bionic,now 1:1.2.11.dfsg-0ubuntu2 amd64 [installed,automati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7:56:05.169428684</meta:creation-date>
    <dc:date>2019-12-04T17:56:25.048632449</dc:date>
    <meta:editing-duration>PT20S</meta:editing-duration>
    <meta:editing-cycles>1</meta:editing-cycles>
    <meta:document-statistic meta:table-count="0" meta:image-count="0" meta:object-count="0" meta:page-count="35" meta:paragraph-count="1611" meta:word-count="6443" meta:character-count="122378" meta:non-whitespace-character-count="117547"/>
    <meta:generator>LibreOffice/6.0.7.3$Linux_X86_64 LibreOffice_project/00m0$Build-3</meta:generator>
  </office:meta>
</office:document-meta>
</file>